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3000000832933ADD5.png"/>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png" manifest:full-path="Pictures/10000000000003BF000001178319DAE3.png"/>
  <manifest:file-entry manifest:media-type="image/jpeg" manifest:full-path="Pictures/10000000000003B80000012E341314C9.jp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image/jpeg" manifest:full-path="Pictures/10000000000003CD000002A55C36B4DD.jpg"/>
  <manifest:file-entry manifest:media-type="image/jpeg" manifest:full-path="Pictures/100000000000039D00000345A720EE21.jp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png" manifest:full-path="Pictures/100000000000059E0000009EA3AD777C.png"/>
  <manifest:file-entry manifest:media-type="image/png" manifest:full-path="Pictures/10000000000002E3000001B9E5715F44.png"/>
  <manifest:file-entry manifest:media-type="image/jpeg" manifest:full-path="Pictures/100000000000047B000002297F1D01C3.jp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image/jpeg" manifest:full-path="Pictures/1000000000000637000002059A5D0BE4.jpg"/>
  <manifest:file-entry manifest:media-type="" manifest:full-path="Pictures/200000070000661D0000189A504CCD9D.svm"/>
  <manifest:file-entry manifest:media-type="image/png" manifest:full-path="Pictures/100000000000045200000120B9E5ED55.png"/>
  <manifest:file-entry manifest:media-type="image/jpeg" manifest:full-path="Pictures/10000000000003D3000002919CB106C7.jpg"/>
  <manifest:file-entry manifest:media-type="image/png" manifest:full-path="Pictures/10000000000002EA00000066B426CC4F.pn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jpeg" manifest:full-path="Pictures/1000000000000599000001BB8C44D92F.jp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png" manifest:full-path="Pictures/10000000000002E10000002D2343E6F2.png"/>
  <manifest:file-entry manifest:media-type="image/png" manifest:full-path="Pictures/100000000000028A0000009979787771.png"/>
  <manifest:file-entry manifest:media-type="image/png" manifest:full-path="Pictures/1000000000000408000000873096E7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8in" style:rel-column-width="2904*"/>
    </style:style>
    <style:style style:name="Table10.B" style:family="table-column">
      <style:table-column-properties style:column-width="1.3583in" style:rel-column-width="14201*"/>
    </style:style>
    <style:style style:name="Table10.C" style:family="table-column">
      <style:table-column-properties style:column-width="1.2958in" style:rel-column-width="13548*"/>
    </style:style>
    <style:style style:name="Table10.D" style:family="table-column">
      <style:table-column-properties style:column-width="3.3361in" style:rel-column-width="34882*"/>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style>
    <style:style style:name="P12" style:family="paragraph" style:parent-style-name="Header">
      <style:paragraph-properties style:snap-to-layout-grid="false"/>
    </style:style>
    <style:style style:name="P13" style:family="paragraph" style:parent-style-name="Header">
      <style:paragraph-properties fo:text-align="center" style:justify-single-word="false" style:snap-to-layout-grid="false"/>
    </style:style>
    <style:style style:name="P1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5"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6"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7"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8"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19"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0"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2"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3"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5"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7"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29"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0"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1"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3"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5"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6" style:family="paragraph" style:parent-style-name="Normal">
      <style:paragraph-properties fo:text-align="justify" style:justify-single-word="false"/>
      <style:text-properties fo:color="#000000" style:font-name="Arial" fo:font-size="9pt" style:font-size-asian="9pt" style:font-size-complex="9pt"/>
    </style:style>
    <style:style style:name="P37"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8" style:family="paragraph" style:parent-style-name="Normal">
      <style:text-properties fo:color="#000000" style:font-name="Arial" fo:font-size="9pt" fo:font-weight="bold" style:font-size-asian="9pt" style:font-weight-asian="bold" style:font-size-complex="9pt" style:font-weight-complex="bold"/>
    </style:style>
    <style:style style:name="P39" style:family="paragraph" style:parent-style-name="Normal">
      <style:text-properties fo:color="#000000" style:font-name="Arial" fo:font-size="9pt" fo:font-weight="normal" style:font-size-asian="9pt" style:font-weight-asian="normal" style:font-size-complex="9pt" style:font-weight-complex="normal"/>
    </style:style>
    <style:style style:name="P40"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1"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2"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text-properties fo:color="#000000" style:font-name="Arial" fo:font-size="10pt" fo:language="en" fo:country="US" style:font-size-asian="10pt" style:language-asian="en" style:country-asian="IN" style:font-size-complex="10pt"/>
    </style:style>
    <style:style style:name="P44" style:family="paragraph" style:parent-style-name="Normal">
      <style:text-properties fo:color="#000000" style:font-name="Arial" fo:font-size="10pt" style:font-size-asian="10pt" style:font-size-complex="10pt"/>
    </style:style>
    <style:style style:name="P45"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6" style:family="paragraph" style:parent-style-name="Normal">
      <style:text-properties fo:color="#000000" fo:font-size="11pt" fo:font-weight="bold" style:font-size-asian="11pt" style:font-weight-asian="bold" style:font-size-complex="11pt" style:font-weight-complex="bold"/>
    </style:style>
    <style:style style:name="P47" style:family="paragraph" style:parent-style-name="Normal">
      <style:text-properties fo:color="#000000" style:font-name="Cambria" fo:font-size="18pt" style:font-size-asian="18pt" style:font-size-complex="18pt"/>
    </style:style>
    <style:style style:name="P48" style:family="paragraph" style:parent-style-name="Normal">
      <style:paragraph-properties fo:orphans="2" fo:widows="2" fo:hyphenation-ladder-count="no-limit" style:vertical-align="auto"/>
      <style:text-properties fo:hyphenate="false" fo:hyphenation-remain-char-count="0" fo:hyphenation-push-char-count="0"/>
    </style:style>
    <style:style style:name="P49" style:family="paragraph" style:parent-style-name="Normal">
      <style:text-properties style:font-name="Arial"/>
    </style:style>
    <style:style style:name="P50" style:family="paragraph" style:parent-style-name="Normal">
      <style:text-properties style:font-name="Arial" fo:font-size="9pt" style:font-size-asian="9pt" style:font-size-complex="9pt"/>
    </style:style>
    <style:style style:name="P51" style:family="paragraph" style:parent-style-name="Normal">
      <style:paragraph-properties fo:text-align="justify" style:justify-single-word="false"/>
      <style:text-properties style:font-name="Arial" fo:font-size="9pt" style:font-size-asian="9pt" style:font-size-complex="9pt"/>
    </style:style>
    <style:style style:name="P52"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3"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4"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text-properties style:font-name="Arial" fo:font-size="9pt" fo:language="en" fo:country="US" style:font-size-asian="9pt" style:language-asian="en" style:country-asian="IN" style:font-size-complex="9pt"/>
    </style:style>
    <style:style style:name="P57"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8"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59" style:family="paragraph" style:parent-style-name="Normal">
      <style:text-properties style:font-name="Arial" fo:font-size="9pt" fo:font-weight="bold" style:font-size-asian="9pt" style:font-weight-asian="bold" style:font-size-complex="9pt" style:font-weight-complex="bold"/>
    </style:style>
    <style:style style:name="P60" style:family="paragraph" style:parent-style-name="Normal">
      <style:text-properties style:font-name="Arial" fo:font-size="10pt" fo:language="en" fo:country="US" style:font-size-asian="10pt" style:language-asian="en" style:country-asian="IN" style:font-size-complex="10pt"/>
    </style:style>
    <style:style style:name="P61" style:family="paragraph" style:parent-style-name="Normal">
      <style:text-properties style:font-name="Arial" fo:font-size="10pt" style:font-size-asian="10pt" style:font-size-complex="10pt"/>
    </style:style>
    <style:style style:name="P62" style:family="paragraph" style:parent-style-name="Normal">
      <style:paragraph-properties fo:text-align="justify" style:justify-single-word="false"/>
    </style:style>
    <style:style style:name="P63" style:family="paragraph" style:parent-style-name="Normal">
      <style:text-properties fo:language="en" fo:country="US" style:language-asian="en" style:country-asian="IN"/>
    </style:style>
    <style:style style:name="P64" style:family="paragraph" style:parent-style-name="Normal">
      <style:text-properties style:font-name="Courier New" fo:font-size="9pt" fo:font-weight="bold" style:font-size-asian="9pt" style:font-weight-asian="bold" style:font-size-complex="9pt" style:font-weight-complex="bold"/>
    </style:style>
    <style:style style:name="P65" style:family="paragraph" style:parent-style-name="Normal">
      <style:text-properties style:font-name="Courier New" fo:font-size="9pt" style:font-size-asian="9pt" style:font-size-complex="9pt"/>
    </style:style>
    <style:style style:name="P66" style:family="paragraph" style:parent-style-name="Normal">
      <style:text-properties fo:font-size="9pt" fo:language="en" fo:country="US" style:font-size-asian="9pt" style:language-asian="en" style:country-asian="IN" style:font-size-complex="9pt"/>
    </style:style>
    <style:style style:name="P67" style:family="paragraph" style:parent-style-name="Normal">
      <style:text-properties fo:font-size="9pt" style:font-size-asian="9pt" style:font-size-complex="9pt"/>
    </style:style>
    <style:style style:name="P68"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0" style:family="paragraph" style:parent-style-name="Normal">
      <style:text-properties fo:color="#0000ff" style:font-name="Arial" fo:font-size="9pt" style:font-size-asian="9pt" style:font-size-complex="9pt"/>
    </style:style>
    <style:style style:name="P71"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2" style:family="paragraph" style:parent-style-name="Normal">
      <style:paragraph-properties fo:line-height="150%"/>
    </style:style>
    <style:style style:name="P73"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4"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8"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style:vertical-align="auto"/>
    </style:style>
    <style:style style:name="P80"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1" style:family="paragraph" style:parent-style-name="Normal">
      <style:paragraph-properties fo:margin-top="0.0693in" fo:margin-bottom="0.139in" fo:text-align="start" style:justify-single-word="false" fo:orphans="2" fo:widows="2" style:vertical-align="auto"/>
    </style:style>
    <style:style style:name="P82"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3"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4" style:family="paragraph" style:parent-style-name="Text_20_body">
      <style:text-properties fo:color="#000000" style:font-name="Times New Roman"/>
    </style:style>
    <style:style style:name="P85" style:family="paragraph" style:parent-style-name="Text_20_body">
      <style:text-properties fo:color="#000000" style:font-name="Arial" fo:font-size="9pt" style:font-size-asian="9pt" style:font-size-complex="9pt"/>
    </style:style>
    <style:style style:name="P86" style:family="paragraph" style:parent-style-name="Text_20_body">
      <style:paragraph-properties fo:text-align="justify" style:justify-single-word="false"/>
      <style:text-properties fo:color="#000000" style:font-name="Arial" fo:font-size="9pt" style:font-size-asian="9pt" style:font-size-complex="9pt"/>
    </style:style>
    <style:style style:name="P87" style:family="paragraph" style:parent-style-name="Text_20_body">
      <style:text-properties fo:color="#000000" style:font-name="Arial" fo:font-size="9pt" fo:font-weight="bold" style:font-size-asian="9pt" style:font-weight-asian="bold" style:font-size-complex="9pt" style:font-weight-complex="bold"/>
    </style:style>
    <style:style style:name="P88"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89" style:family="paragraph" style:parent-style-name="Text_20_body">
      <style:text-properties style:font-name="Arial2"/>
    </style:style>
    <style:style style:name="P90" style:family="paragraph" style:parent-style-name="Text_20_body">
      <style:paragraph-properties fo:text-align="justify" style:justify-single-word="false"/>
    </style:style>
    <style:style style:name="P91" style:family="paragraph" style:parent-style-name="Text_20_body">
      <style:text-properties style:font-name="Arial" fo:font-size="9pt" style:font-size-asian="9pt" style:font-size-complex="9pt"/>
    </style:style>
    <style:style style:name="P92" style:family="paragraph" style:parent-style-name="Text_20_body">
      <style:paragraph-properties fo:text-align="justify" style:justify-single-word="false"/>
      <style:text-properties style:font-name="Arial" fo:font-size="9pt" style:font-size-asian="9pt" style:font-size-complex="9pt"/>
    </style:style>
    <style:style style:name="P93"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4" style:family="paragraph" style:parent-style-name="Text_20_body">
      <style:paragraph-properties fo:text-align="end" style:justify-single-word="false"/>
      <style:text-properties fo:font-size="10pt" style:font-size-asian="10pt" style:font-size-complex="10pt"/>
    </style:style>
    <style:style style:name="P9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6" style:family="paragraph" style:parent-style-name="Standard">
      <style:paragraph-properties fo:margin-top="0in" fo:margin-bottom="0in"/>
      <style:text-properties fo:font-size="2pt" style:font-size-asian="2pt" style:font-size-complex="2pt"/>
    </style:style>
    <style:style style:name="P97"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8"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99"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100"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1"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2"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3"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4"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7"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8"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09"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1"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2"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3"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4" style:family="paragraph" style:parent-style-name="Normal">
      <style:paragraph-properties fo:margin-top="0.0693in" fo:margin-bottom="0.0827in" fo:text-align="justify" style:justify-single-word="false" fo:orphans="2" fo:widows="2" style:vertical-align="auto"/>
    </style:style>
    <style:style style:name="P115"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6" style:family="paragraph" style:parent-style-name="Normal">
      <style:paragraph-properties fo:margin-top="0.0693in" fo:margin-bottom="0.0827in" fo:text-align="justify" style:justify-single-word="false" fo:orphans="2" fo:widows="2" style:vertical-align="auto"/>
      <style:text-properties style:font-name="Arial"/>
    </style:style>
    <style:style style:name="P117"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8"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19"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0"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1"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2"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3"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7"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8"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29"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0"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31"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2"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3"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7" style:family="paragraph" style:parent-style-name="Normal">
      <style:paragraph-properties fo:margin-top="0.0693in" fo:margin-bottom="0.0429in" fo:text-align="justify" style:justify-single-word="false" fo:orphans="2" fo:widows="2" style:vertical-align="auto"/>
    </style:style>
    <style:style style:name="P138"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39" style:family="paragraph" style:parent-style-name="Standard">
      <style:paragraph-properties fo:text-align="justify" style:justify-single-word="false"/>
    </style:style>
    <style:style style:name="P140" style:family="paragraph" style:parent-style-name="Standard">
      <style:text-properties style:font-name="Arial" fo:font-size="9pt" style:font-size-asian="9pt" style:font-size-complex="9pt"/>
    </style:style>
    <style:style style:name="P14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2" style:family="paragraph" style:parent-style-name="Standard">
      <style:paragraph-properties fo:margin-left="0in" fo:margin-right="0in" fo:text-align="start" style:justify-single-word="false" fo:text-indent="0in" style:auto-text-indent="false" style:text-autospace="none"/>
    </style:style>
    <style:style style:name="P143" style:family="paragraph" style:parent-style-name="Table_20_Contents">
      <style:paragraph-properties fo:margin-left="0.0016in" fo:margin-right="0.0016in" fo:text-indent="0in" style:auto-text-indent="false"/>
    </style:style>
    <style:style style:name="P144" style:family="paragraph" style:parent-style-name="Heading_20_4">
      <style:paragraph-properties fo:margin-top="0.1665in" fo:margin-bottom="0.0835in"/>
    </style:style>
    <style:style style:name="P145" style:family="paragraph" style:parent-style-name="Heading_20_3">
      <style:paragraph-properties fo:margin-top="0.1665in" fo:margin-bottom="0.0835in"/>
    </style:style>
    <style:style style:name="P146" style:family="paragraph" style:parent-style-name="Text_20_body">
      <style:paragraph-properties fo:background-color="#e6e6e6">
        <style:background-image/>
      </style:paragraph-properties>
    </style:style>
    <style:style style:name="P147" style:family="paragraph" style:parent-style-name="Contents_20_2">
      <style:paragraph-properties>
        <style:tab-stops>
          <style:tab-stop style:position="6.0717in" style:type="right" style:leader-style="dotted" style:leader-text="."/>
        </style:tab-stops>
      </style:paragraph-properties>
    </style:style>
    <style:style style:name="P148" style:family="paragraph" style:parent-style-name="Contents_20_1">
      <style:paragraph-properties>
        <style:tab-stops>
          <style:tab-stop style:position="6.2681in" style:type="right" style:leader-style="dotted" style:leader-text="."/>
        </style:tab-stops>
      </style:paragraph-properties>
    </style:style>
    <style:style style:name="P149" style:family="paragraph" style:parent-style-name="Normal" style:list-style-name="L5">
      <style:paragraph-properties fo:text-align="justify" style:justify-single-word="false"/>
    </style:style>
    <style:style style:name="P150" style:family="paragraph" style:parent-style-name="Normal" style:list-style-name="L7">
      <style:paragraph-properties fo:text-align="justify" style:justify-single-word="false"/>
    </style:style>
    <style:style style:name="P151" style:family="paragraph" style:parent-style-name="Normal" style:list-style-name="L8">
      <style:paragraph-properties fo:text-align="justify" style:justify-single-word="false"/>
    </style:style>
    <style:style style:name="P152"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53" style:family="paragraph" style:parent-style-name="Normal" style:list-style-name="L1">
      <style:paragraph-properties fo:break-before="page"/>
    </style:style>
    <style:style style:name="P154"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55"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56" style:family="paragraph" style:parent-style-name="Heading_20_1">
      <style:text-properties fo:color="#000000" fo:font-size="18pt" style:font-size-asian="18pt" style:font-size-complex="18pt"/>
    </style:style>
    <style:style style:name="P157" style:family="paragraph" style:parent-style-name="Heading_20_1">
      <style:text-properties fo:color="#000000" style:font-name="Cambria" fo:font-size="18pt" style:font-size-asian="18pt" style:font-size-complex="18pt"/>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fo:color="#000000" fo:font-size="18pt" style:font-size-asian="18pt" style:font-size-complex="18pt"/>
    </style:style>
    <style:style style:name="P160" style:family="paragraph" style:parent-style-name="Heading_20_1">
      <style:paragraph-properties fo:break-before="page"/>
      <style:text-properties fo:color="#000000" style:font-name="Cambria" fo:font-size="18pt" style:font-size-asian="18pt" style:font-size-complex="18pt"/>
    </style:style>
    <style:style style:name="P161"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62" style:family="paragraph" style:parent-style-name="Heading_20_2">
      <style:text-properties style:font-name="Cambria" fo:font-size="16pt" style:font-size-asian="16pt" style:font-size-complex="16pt"/>
    </style:style>
    <style:style style:name="P163" style:family="paragraph" style:parent-style-name="Heading_20_2">
      <style:paragraph-properties fo:text-align="justify" style:justify-single-word="false"/>
    </style:style>
    <style:style style:name="P164" style:family="paragraph" style:parent-style-name="Heading_20_2">
      <style:paragraph-properties fo:line-height="100%"/>
    </style:style>
    <style:style style:name="P165" style:family="paragraph" style:parent-style-name="Heading_20_2">
      <style:paragraph-properties fo:margin-top="0.0693in" fo:margin-bottom="0.139in" fo:text-align="justify" style:justify-single-word="false" fo:orphans="2" fo:widows="2" style:vertical-align="auto"/>
    </style:style>
    <style:style style:name="P166"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67"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68"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69"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70" style:family="paragraph" style:parent-style-name="Text_20_body" style:list-style-name="L2">
      <style:paragraph-properties fo:text-align="justify" style:justify-single-word="false"/>
    </style:style>
    <style:style style:name="P171"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72"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73"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74" style:family="paragraph" style:parent-style-name="Text_20_body" style:list-style-name="L2">
      <style:paragraph-properties fo:margin-top="0in" fo:margin-bottom="0in" fo:text-align="justify" style:justify-single-word="false"/>
    </style:style>
    <style:style style:name="P175"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fo:font-size="8pt" style:font-size-asian="8pt" style:font-size-complex="8pt"/>
    </style:style>
    <style:style style:name="T11" style:family="text">
      <style:text-properties fo:color="#000000"/>
    </style:style>
    <style:style style:name="T12" style:family="text">
      <style:text-properties fo:color="#000000" fo:font-size="10pt" style:letter-kerning="false" style:font-name-asian="Times New Roman" style:font-size-asian="10pt" style:font-name-complex="Times New Roman" style:font-size-complex="10pt"/>
    </style:style>
    <style:style style:name="T13" style:family="text">
      <style:text-properties fo:color="#000000" fo:font-size="9pt" style:letter-kerning="false" style:font-name-asian="Times New Roman" style:font-size-asian="9pt" style:font-name-complex="Times New Roman" style:font-size-complex="9pt"/>
    </style:style>
    <style:style style:name="T14"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1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16"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7"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18"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20" style:family="text">
      <style:text-properties fo:color="#000000" style:font-name="Arial" fo:font-size="9pt" fo:language="en" fo:country="US" fo:font-weight="normal" style:font-size-asian="9pt" style:font-weight-asian="normal" style:font-size-complex="9pt" style:font-weight-complex="normal"/>
    </style:style>
    <style:style style:name="T21"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22"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23"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24"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25"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26"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2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28" style:family="text">
      <style:text-properties fo:color="#000000" style:font-name="Arial" fo:font-size="9pt" fo:language="en" fo:country="US" fo:font-weight="bold" style:font-size-asian="9pt" style:font-weight-asian="bold" style:font-size-complex="9pt" style:font-weight-complex="bold"/>
    </style:style>
    <style:style style:name="T29"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30"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31"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32"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33"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34"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35" style:family="text">
      <style:text-properties fo:color="#000000" style:font-name="Arial" fo:font-size="9pt" fo:font-weight="bold" style:font-size-asian="9pt" style:font-weight-asian="bold" style:font-size-complex="9pt" style:font-weight-complex="bold"/>
    </style:style>
    <style:style style:name="T36"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37"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38"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39"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40"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1"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42"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43" style:family="text">
      <style:text-properties fo:color="#000000" style:font-name="Arial" fo:font-size="9pt" style:letter-kerning="false" style:font-name-asian="Times New Roman" style:font-size-asian="9pt" style:font-name-complex="Times New Roman" style:font-size-complex="9pt"/>
    </style:style>
    <style:style style:name="T44"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45" style:family="text">
      <style:text-properties fo:color="#000000" style:font-name="Arial" fo:font-size="9pt" style:font-size-asian="9pt" style:font-size-complex="9pt"/>
    </style:style>
    <style:style style:name="T46"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7"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48"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49"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50" style:family="text">
      <style:text-properties fo:color="#000000" style:font-name="Arial" fo:language="en" fo:country="US" fo:font-weight="normal" style:letter-kerning="false" style:language-asian="en" style:country-asian="IN"/>
    </style:style>
    <style:style style:name="T51"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52"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53" style:family="text">
      <style:text-properties fo:color="#000000" style:font-name="Arial" fo:font-size="12pt" fo:language="en" fo:country="US" fo:font-weight="bold" style:font-size-asian="12pt" style:language-asian="en" style:country-asian="IN" style:font-weight-asian="bold" style:font-size-complex="12pt" style:font-weight-complex="bold"/>
    </style:style>
    <style:style style:name="T54" style:family="text">
      <style:text-properties fo:color="#000000" fo:font-size="11pt" fo:language="en" fo:country="US" style:letter-kerning="false" style:font-name-asian="Times New Roman" style:font-size-asian="11pt" style:font-name-complex="Times New Roman" style:font-size-complex="11pt"/>
    </style:style>
    <style:style style:name="T55" style:family="text">
      <style:text-properties fo:color="#000000" fo:font-size="11pt" style:letter-kerning="false" style:font-name-asian="Times New Roman" style:font-size-asian="11pt" style:font-name-complex="Times New Roman" style:font-size-complex="11pt"/>
    </style:style>
    <style:style style:name="T56" style:family="text">
      <style:text-properties fo:color="#000000" fo:font-style="normal" style:font-style-asian="normal" style:font-style-complex="normal"/>
    </style:style>
    <style:style style:name="T57" style:family="text">
      <style:text-properties fo:color="#000000" fo:font-style="italic" style:font-style-asian="italic" style:font-style-complex="italic"/>
    </style:style>
    <style:style style:name="T58" style:family="text">
      <style:text-properties fo:color="#000000" fo:font-style="italic" fo:font-weight="normal" style:font-style-asian="italic" style:font-weight-asian="normal" style:font-style-complex="italic" style:font-weight-complex="normal"/>
    </style:style>
    <style:style style:name="T59" style:family="text">
      <style:text-properties fo:color="#000000" fo:font-style="italic" fo:font-weight="bold" style:font-style-asian="italic" style:font-weight-asian="bold" style:font-style-complex="italic" style:font-weight-complex="bold"/>
    </style:style>
    <style:style style:name="T60" style:family="text">
      <style:text-properties fo:color="#000000" fo:language="en" fo:country="US" style:letter-kerning="false"/>
    </style:style>
    <style:style style:name="T61" style:family="text">
      <style:text-properties fo:color="#000000" fo:language="en" fo:country="US" style:letter-kerning="false" style:font-name-asian="Times New Roman" style:font-name-complex="Times New Roman"/>
    </style:style>
    <style:style style:name="T62"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63"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64"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65" style:family="text">
      <style:text-properties fo:color="#000000" style:font-name="Cambria" fo:font-size="16pt" fo:font-weight="bold" style:font-size-asian="16pt" style:font-weight-asian="bold" style:font-size-complex="16pt" style:font-weight-complex="bold"/>
    </style:style>
    <style:style style:name="T66"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67"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68"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69" style:family="text">
      <style:text-properties fo:color="#000000" style:font-name="Cambria" fo:font-size="18pt" fo:language="en" fo:country="US" style:font-size-asian="18pt" style:language-asian="en" style:country-asian="IN" style:font-size-complex="18pt"/>
    </style:style>
    <style:style style:name="T70"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71" style:family="text">
      <style:text-properties fo:color="#000000" style:font-name="Cambria" fo:font-size="18pt" style:font-size-asian="18pt" style:language-asian="en" style:country-asian="IN" style:font-size-complex="18pt"/>
    </style:style>
    <style:style style:name="T72"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73" style:family="text">
      <style:text-properties fo:color="#000000" style:font-name="Cambria" fo:font-size="14pt" fo:language="en" fo:country="US" style:font-size-asian="14pt" style:language-asian="en" style:country-asian="IN" style:font-size-complex="14pt"/>
    </style:style>
    <style:style style:name="T74"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75" style:family="text">
      <style:text-properties fo:color="#000000" fo:font-size="18pt" style:font-size-asian="18pt" style:font-size-complex="18pt"/>
    </style:style>
    <style:style style:name="T76"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77"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78" style:family="text">
      <style:text-properties fo:color="#000000" style:font-name="Calibri" fo:font-size="18pt" fo:language="en" fo:country="US" style:font-size-asian="18pt" style:language-asian="en" style:country-asian="IN" style:font-size-complex="18pt"/>
    </style:style>
    <style:style style:name="T79" style:family="text">
      <style:text-properties fo:color="#000000" style:font-name="Calibri" fo:font-size="10pt" fo:language="en" fo:country="US" style:letter-kerning="false" style:font-name-asian="Times New Roman" style:font-size-asian="10pt" style:font-name-complex="Times New Roman" style:font-size-complex="10pt"/>
    </style:style>
    <style:style style:name="T80" style:family="text">
      <style:text-properties fo:color="#000000" style:font-name="Candara" fo:font-size="18pt" fo:language="en" fo:country="US" style:font-size-asian="18pt" style:language-asian="en" style:country-asian="IN" style:font-size-complex="18pt"/>
    </style:style>
    <style:style style:name="T81"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82"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83"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84"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85"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86"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87"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88"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89" style:family="text">
      <style:text-properties fo:color="#000000" style:font-name="Courier New" fo:font-size="9pt" fo:language="en" fo:country="US" fo:font-weight="bold" style:font-size-asian="9pt" style:language-asian="en" style:country-asian="IN" style:font-weight-asian="bold" style:font-size-complex="9pt" style:font-weight-complex="bold"/>
    </style:style>
    <style:style style:name="T90"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1" style:family="text">
      <style:text-properties fo:color="#000000" style:font-name="ArialMT" fo:font-size="9pt" fo:language="en" fo:country="US" fo:font-weight="normal" style:font-name-asian="ArialMT" style:font-size-asian="9pt" style:language-asian="en" style:country-asian="IN" style:font-weight-asian="normal" style:font-name-complex="ArialMT" style:font-size-complex="9pt" style:font-weight-complex="normal"/>
    </style:style>
    <style:style style:name="T92"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93"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94"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5"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96"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97"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98"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99"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00"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01"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102" style:family="text">
      <style:text-properties fo:font-variant="normal" fo:text-transform="none" fo:color="#000000" style:font-name="Arial" fo:font-size="9pt" fo:letter-spacing="normal" fo:font-style="normal" fo:font-weight="normal" style:font-size-asian="9pt" style:font-size-complex="9pt"/>
    </style:style>
    <style:style style:name="T103"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04"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05"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06" style:family="text">
      <style:text-properties fo:font-weight="bold" style:font-weight-asian="bold" style:font-weight-complex="bold"/>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style:font-style-asian="italic" style:font-style-complex="italic"/>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13" style:family="text">
      <style:text-properties style:font-name="Arial"/>
    </style:style>
    <style:style style:name="T114"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15" style:family="text">
      <style:text-properties style:font-name="Arial" fo:font-size="10pt" fo:font-weight="normal" style:font-size-asian="10pt" style:language-asian="en" style:country-asian="IN" style:font-weight-asian="normal" style:font-size-complex="10pt" style:font-weight-complex="normal"/>
    </style:style>
    <style:style style:name="T116" style:family="text">
      <style:text-properties style:font-name="Arial" fo:font-size="9pt" style:font-size-asian="9pt" style:font-size-complex="9pt"/>
    </style:style>
    <style:style style:name="T117" style:family="text">
      <style:text-properties style:font-name="Arial" fo:font-size="9pt" fo:font-weight="normal" style:font-size-asian="9pt" style:font-weight-asian="normal" style:font-size-complex="9pt" style:font-weight-complex="normal"/>
    </style:style>
    <style:style style:name="T118" style:family="text">
      <style:text-properties style:font-name="Arial" fo:font-size="9pt" style:letter-kerning="false" style:font-name-asian="Times New Roman" style:font-size-asian="9pt" style:font-name-complex="Times New Roman" style:font-size-complex="9pt"/>
    </style:style>
    <style:style style:name="T119"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20" style:family="text">
      <style:text-properties style:font-name="Arial" fo:font-size="9pt" fo:font-style="italic" style:font-size-asian="9pt" style:font-style-asian="italic" style:font-size-complex="9pt" style:font-style-complex="italic"/>
    </style:style>
    <style:style style:name="T121"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22" style:family="text">
      <style:text-properties style:font-name="Arial" fo:font-size="11pt" fo:language="en" fo:country="US" style:font-size-asian="11pt" style:language-asian="en" style:country-asian="IN" style:font-size-complex="11pt"/>
    </style:style>
    <style:style style:name="T123" style:family="text">
      <style:text-properties style:font-name="Arial" fo:font-weight="normal" style:letter-kerning="false" style:font-name-asian="Times New Roman" style:font-weight-asian="normal" style:font-name-complex="Times New Roman" style:font-weight-complex="normal"/>
    </style:style>
    <style:style style:name="T124" style:family="text">
      <style:text-properties style:font-name="Arial" fo:font-weight="normal" style:language-asian="en" style:country-asian="IN"/>
    </style:style>
    <style:style style:name="T125"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126" style:family="text">
      <style:text-properties style:font-name="Arial" fo:language="en" fo:country="US" fo:font-weight="normal" style:language-asian="en" style:country-asian="IN" style:font-weight-asian="normal" style:font-weight-complex="normal"/>
    </style:style>
    <style:style style:name="T127"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128" style:family="text">
      <style:text-properties style:font-name="Arial" fo:language="en" fo:country="US" fo:font-weight="bold" style:language-asian="en" style:country-asian="IN" style:font-weight-asian="bold" style:font-weight-complex="bold"/>
    </style:style>
    <style:style style:name="T129"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130" style:family="text">
      <style:text-properties style:font-name="Arial" fo:font-size="8pt" fo:font-weight="normal" style:font-size-asian="8pt" style:font-weight-asian="normal" style:font-size-complex="8pt" style:font-weight-complex="normal"/>
    </style:style>
    <style:style style:name="T131" style:family="text">
      <style:text-properties fo:font-size="9pt" style:font-size-asian="9pt" style:font-size-complex="9pt"/>
    </style:style>
    <style:style style:name="T132" style:family="text">
      <style:text-properties fo:font-size="9pt" fo:font-style="italic" fo:font-weight="bold" style:font-size-asian="9pt" style:font-style-asian="italic" style:font-weight-asian="bold" style:font-size-complex="9pt" style:font-style-complex="italic" style:font-weight-complex="bold"/>
    </style:style>
    <style:style style:name="T133" style:family="text">
      <style:text-properties fo:font-size="9pt" fo:font-weight="bold" style:font-size-asian="9pt" style:font-weight-asian="bold" style:font-size-complex="9pt" style:font-weight-complex="bold"/>
    </style:style>
    <style:style style:name="T134" style:family="text">
      <style:text-properties fo:font-size="9pt" fo:font-style="normal" style:font-size-asian="9pt" style:font-style-asian="normal" style:font-size-complex="9pt" style:font-style-complex="normal"/>
    </style:style>
    <style:style style:name="T135" style:family="text">
      <style:text-properties fo:font-weight="normal" style:font-weight-asian="normal" style:font-weight-complex="normal"/>
    </style:style>
    <style:style style:name="T136" style:family="text">
      <style:text-properties fo:color="#ffffff"/>
    </style:style>
    <style:style style:name="T137" style:family="text">
      <style:text-properties style:font-name="Cambria" fo:font-size="16pt" style:font-size-asian="16pt" style:font-size-complex="16pt"/>
    </style:style>
    <style:style style:name="T138"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39" style:family="text">
      <style:text-properties fo:language="en" fo:country="US"/>
    </style:style>
    <style:style style:name="T140" style:family="text">
      <style:text-properties fo:language="en" fo:country="US" style:language-asian="en" style:country-asian="IN"/>
    </style:style>
    <style:style style:name="T141" style:family="text">
      <style:text-properties fo:language="en" fo:country="US" fo:font-weight="bold" style:language-asian="en" style:country-asian="IN" style:font-weight-asian="bold" style:font-weight-complex="bold"/>
    </style:style>
    <style:style style:name="T142" style:family="text">
      <style:text-properties fo:color="#b80047" fo:font-style="normal" style:text-underline-style="none" fo:font-weight="bold" style:font-style-asian="normal" style:font-weight-asian="bold" style:font-style-complex="normal" style:font-weight-complex="bold"/>
    </style:style>
    <style:style style:name="T143"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44"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45" style:family="text">
      <style:text-properties style:font-name="ArialMT" fo:font-size="9pt" style:font-name-asian="ArialMT" style:font-size-asian="9pt" style:font-name-complex="ArialMT" style:font-size-complex="9pt"/>
    </style:style>
    <style:style style:name="T146"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9" style:family="text">
      <style:text-properties style:font-name="Segoe UI" fo:font-size="10pt" fo:language="en" fo:country="US" style:language-asian="en" style:country-asian="US" style:language-complex="ar" style:country-complex="SA"/>
    </style:style>
    <style:style style:name="T150"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1"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323851960" text:id="ct323851960">
          <text:insertion>
            <office:change-info>
              <dc:creator>Unknown Author</dc:creator>
              <dc:date>2012-02-29T11:55:00</dc:date>
            </office:change-info>
          </text:insertion>
        </text:changed-region>
        <text:changed-region xml:id="ct323852168" text:id="ct323852168">
          <text:insertion>
            <office:change-info>
              <dc:creator>Unknown Author</dc:creator>
              <dc:date>2012-02-29T11:56:00</dc:date>
            </office:change-info>
          </text:insertion>
        </text:changed-region>
        <text:changed-region xml:id="ct323860800" text:id="ct323860800">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323858096" text:id="ct323858096">
          <text:insertion>
            <office:change-info>
              <dc:creator>Unknown Author</dc:creator>
              <dc:date>2012-02-29T12:01:00</dc:date>
            </office:change-info>
          </text:insertion>
        </text:changed-region>
        <text:changed-region xml:id="ct323862464" text:id="ct323862464">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323859552" text:id="ct323859552">
          <text:insertion>
            <office:change-info>
              <dc:creator>Unknown Author</dc:creator>
              <dc:date>2012-02-29T12:01:00</dc:date>
            </office:change-info>
          </text:insertion>
        </text:changed-region>
        <text:changed-region xml:id="ct323862360" text:id="ct323862360">
          <text:insertion>
            <office:change-info>
              <dc:creator>Unknown Author</dc:creator>
              <dc:date>2012-02-29T12:00:00</dc:date>
            </office:change-info>
          </text:insertion>
        </text:changed-region>
        <text:changed-region xml:id="ct323855912" text:id="ct323855912">
          <text:insertion>
            <office:change-info>
              <dc:creator>Unknown Author</dc:creator>
              <dc:date>2012-02-29T12:00:00</dc:date>
            </office:change-info>
          </text:insertion>
        </text:changed-region>
        <text:changed-region xml:id="ct323857264" text:id="ct323857264">
          <text:insertion>
            <office:change-info>
              <dc:creator>Unknown Author</dc:creator>
              <dc:date>2012-02-29T12:00:00</dc:date>
            </office:change-info>
          </text:insertion>
        </text:changed-region>
        <text:changed-region xml:id="ct323862776" text:id="ct323862776">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323848424" text:id="ct323848424">
          <text:format-change>
            <office:change-info>
              <dc:creator>Unknown Author</dc:creator>
              <dc:date>2012-02-29T14:56:00</dc:date>
            </office:change-info>
          </text:format-change>
        </text:changed-region>
        <text:changed-region xml:id="ct323849984" text:id="ct323849984">
          <text:insertion>
            <office:change-info>
              <dc:creator>Unknown Author</dc:creator>
              <dc:date>2012-02-29T12:00:00</dc:date>
            </office:change-info>
          </text:insertion>
        </text:changed-region>
        <text:changed-region xml:id="ct323850192" text:id="ct323850192">
          <text:insertion>
            <office:change-info>
              <dc:creator>Unknown Author</dc:creator>
              <dc:date>2012-02-29T11:59:00</dc:date>
            </office:change-info>
          </text:insertion>
        </text:changed-region>
        <text:changed-region xml:id="ct323849152" text:id="ct323849152">
          <text:insertion>
            <office:change-info>
              <dc:creator>Unknown Author</dc:creator>
              <dc:date>2012-02-29T12:01:00</dc:date>
            </office:change-info>
          </text:insertion>
        </text:changed-region>
        <text:changed-region xml:id="ct323857992" text:id="ct323857992">
          <text:deletion>
            <office:change-info>
              <dc:creator>Unknown Author</dc:creator>
              <dc:date>2012-02-29T11:58:00</dc:date>
            </office:change-info>
            <text:p text:style-name="P2">excel</text:p>
          </text:deletion>
        </text:changed-region>
        <text:changed-region xml:id="ct323860280" text:id="ct323860280">
          <text:insertion>
            <office:change-info>
              <dc:creator>Unknown Author</dc:creator>
              <dc:date>2012-02-29T11:58:00</dc:date>
            </office:change-info>
          </text:insertion>
        </text:changed-region>
        <text:changed-region xml:id="ct323852064" text:id="ct323852064">
          <text:insertion>
            <office:change-info>
              <dc:creator>Unknown Author</dc:creator>
              <dc:date>2012-02-29T15:13:00</dc:date>
            </office:change-info>
          </text:insertion>
        </text:changed-region>
        <text:changed-region xml:id="ct323863088" text:id="ct323863088">
          <text:insertion>
            <office:change-info>
              <dc:creator>Unknown Author</dc:creator>
              <dc:date>2012-02-29T15:18:00</dc:date>
            </office:change-info>
          </text:insertion>
        </text:changed-region>
        <text:changed-region xml:id="ct323856328" text:id="ct323856328">
          <text:insertion>
            <office:change-info>
              <dc:creator>Unknown Author</dc:creator>
              <dc:date>2012-02-29T15:16:00</dc:date>
            </office:change-info>
          </text:insertion>
        </text:changed-region>
        <text:changed-region xml:id="ct323853832" text:id="ct323853832">
          <text:insertion>
            <office:change-info>
              <dc:creator>Unknown Author</dc:creator>
              <dc:date>2012-02-29T15:18:00</dc:date>
            </office:change-info>
          </text:insertion>
        </text:changed-region>
        <text:changed-region xml:id="ct323855080" text:id="ct323855080">
          <text:insertion>
            <office:change-info>
              <dc:creator>Unknown Author</dc:creator>
              <dc:date>2012-02-29T15:56:00</dc:date>
            </office:change-info>
          </text:insertion>
        </text:changed-region>
        <text:changed-region xml:id="ct323854976" text:id="ct323854976">
          <text:insertion>
            <office:change-info>
              <dc:creator>Unknown Author</dc:creator>
              <dc:date>2012-02-29T15:56:00</dc:date>
            </office:change-info>
          </text:insertion>
        </text:changed-region>
        <text:changed-region xml:id="ct323855184" text:id="ct323855184">
          <text:deletion>
            <office:change-info>
              <dc:creator>Unknown Author</dc:creator>
              <dc:date>2012-02-29T16:25:00</dc:date>
            </office:change-info>
            <text:p text:style-name="P3">result</text:p>
          </text:deletion>
        </text:changed-region>
        <text:changed-region xml:id="ct323855808" text:id="ct323855808">
          <text:insertion>
            <office:change-info>
              <dc:creator>Unknown Author</dc:creator>
              <dc:date>2012-02-29T16:25:00</dc:date>
            </office:change-info>
          </text:insertion>
        </text:changed-region>
        <text:changed-region xml:id="ct323862880" text:id="ct323862880">
          <text:deletion>
            <office:change-info>
              <dc:creator>Unknown Author</dc:creator>
              <dc:date>2012-02-29T16:25:00</dc:date>
            </office:change-info>
            <text:p text:style-name="P3">result</text:p>
          </text:deletion>
        </text:changed-region>
        <text:changed-region xml:id="ct323848320" text:id="ct323848320">
          <text:insertion>
            <office:change-info>
              <dc:creator>Unknown Author</dc:creator>
              <dc:date>2012-02-29T16:25:00</dc:date>
            </office:change-info>
          </text:insertion>
        </text:changed-region>
        <text:changed-region xml:id="ct323853728" text:id="ct323853728">
          <text:deletion>
            <office:change-info>
              <dc:creator>Unknown Author</dc:creator>
              <dc:date>2012-02-29T16:24:00</dc:date>
            </office:change-info>
            <text:p text:style-name="P3">matches what</text:p>
          </text:deletion>
        </text:changed-region>
        <text:changed-region xml:id="ct323848840" text:id="ct323848840">
          <text:deletion>
            <office:change-info>
              <dc:creator>Unknown Author</dc:creator>
              <dc:date>2012-02-29T16:26:00</dc:date>
            </office:change-info>
            <text:p text:style-name="P3"><text:s/>is </text:p>
          </text:deletion>
        </text:changed-region>
        <text:changed-region xml:id="ct323862672" text:id="ct323862672">
          <text:deletion>
            <office:change-info>
              <dc:creator>Unknown Author</dc:creator>
              <dc:date>2012-02-29T16:25:00</dc:date>
            </office:change-info>
            <text:p text:style-name="P3">contained in the "expected result" column, or</text:p>
          </text:deletion>
        </text:changed-region>
        <text:changed-region xml:id="ct323854768" text:id="ct323854768">
          <text:insertion>
            <office:change-info>
              <dc:creator>Unknown Author</dc:creator>
              <dc:date>2012-02-29T16:26:00</dc:date>
            </office:change-info>
          </text:insertion>
        </text:changed-region>
        <text:changed-region xml:id="ct323854872" text:id="ct323854872">
          <text:deletion>
            <office:change-info>
              <dc:creator>Unknown Author</dc:creator>
              <dc:date>2012-02-29T16:26:00</dc:date>
            </office:change-info>
            <text:p text:style-name="P3">action</text:p>
          </text:deletion>
        </text:changed-region>
        <text:changed-region xml:id="ct323857472" text:id="ct323857472">
          <text:insertion>
            <office:change-info>
              <dc:creator>Unknown Author</dc:creator>
              <dc:date>2012-02-29T16:26:00</dc:date>
            </office:change-info>
          </text:insertion>
        </text:changed-region>
        <text:changed-region xml:id="ct323854040" text:id="ct323854040">
          <text:deletion>
            <office:change-info>
              <dc:creator>Unknown Author</dc:creator>
              <dc:date>2012-03-01T09:45:00</dc:date>
            </office:change-info>
            <text:p text:style-name="P4"><text:line-break/></text:p>
          </text:deletion>
        </text:changed-region>
        <text:changed-region xml:id="ct323853936" text:id="ct323853936">
          <text:deletion>
            <office:change-info>
              <dc:creator>Unknown Author</dc:creator>
              <dc:date>2012-03-01T18:05:00</dc:date>
            </office:change-info>
            <text:p text:style-name="P4"/>
            <text:p text:style-name="P4"/>
          </text:deletion>
        </text:changed-region>
        <text:changed-region xml:id="ct323858512" text:id="ct323858512">
          <text:insertion>
            <office:change-info>
              <dc:creator>Unknown Author</dc:creator>
              <dc:date>2012-02-29T15:56:00</dc:date>
            </office:change-info>
          </text:insertion>
        </text:changed-region>
        <text:changed-region xml:id="ct323862256" text:id="ct323862256">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323858200" text:id="ct323858200">
          <text:insertion>
            <office:change-info>
              <dc:creator>Unknown Author</dc:creator>
              <dc:date>2012-02-29T16:28:00</dc:date>
            </office:change-info>
          </text:insertion>
        </text:changed-region>
        <text:changed-region xml:id="ct323863712" text:id="ct323863712">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323854664" text:id="ct323854664">
          <text:insertion>
            <office:change-info>
              <dc:creator>Unknown Author</dc:creator>
              <dc:date>2012-02-29T16:28:00</dc:date>
            </office:change-info>
          </text:insertion>
        </text:changed-region>
        <text:changed-region xml:id="ct323856432" text:id="ct323856432">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323849880" text:id="ct323849880">
          <text:insertion>
            <office:change-info>
              <dc:creator>Unknown Author</dc:creator>
              <dc:date>2012-02-29T16:28:00</dc:date>
            </office:change-info>
          </text:insertion>
        </text:changed-region>
        <text:changed-region xml:id="ct323860592" text:id="ct323860592">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323862152" text:id="ct323862152">
          <text:insertion>
            <office:change-info>
              <dc:creator>Unknown Author</dc:creator>
              <dc:date>2012-02-29T16:28:00</dc:date>
            </office:change-info>
          </text:insertion>
        </text:changed-region>
        <text:changed-region xml:id="ct323857368" text:id="ct323857368">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323856016" text:id="ct323856016">
          <text:insertion>
            <office:change-info>
              <dc:creator>Unknown Author</dc:creator>
              <dc:date>2012-02-29T16:28:00</dc:date>
            </office:change-info>
          </text:insertion>
        </text:changed-region>
        <text:changed-region xml:id="ct323859240" text:id="ct323859240">
          <text:insertion>
            <office:change-info>
              <dc:creator>Unknown Author</dc:creator>
              <dc:date>2012-02-29T16:29:00</dc:date>
            </office:change-info>
          </text:insertion>
        </text:changed-region>
        <text:changed-region xml:id="ct323859344" text:id="ct323859344">
          <text:format-change>
            <office:change-info>
              <dc:creator>Unknown Author</dc:creator>
              <dc:date>2012-02-29T16:31:00</dc:date>
            </office:change-info>
          </text:format-change>
        </text:changed-region>
        <text:changed-region xml:id="ct323856848" text:id="ct323856848">
          <text:format-change>
            <office:change-info>
              <dc:creator>Unknown Author</dc:creator>
              <dc:date>2012-02-29T16:31:00</dc:date>
            </office:change-info>
          </text:format-change>
        </text:changed-region>
        <text:changed-region xml:id="ct323852688" text:id="ct323852688">
          <text:insertion>
            <office:change-info>
              <dc:creator>Unknown Author</dc:creator>
              <dc:date>2012-02-29T16:31:00</dc:date>
            </office:change-info>
          </text:insertion>
        </text:changed-region>
        <text:changed-region xml:id="ct323858408" text:id="ct323858408">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323855600" text:id="ct323855600">
          <text:insertion>
            <office:change-info>
              <dc:creator>Unknown Author</dc:creator>
              <dc:date>2012-02-29T16:32:00</dc:date>
            </office:change-info>
          </text:insertion>
        </text:changed-region>
        <text:changed-region xml:id="ct323860696" text:id="ct323860696">
          <text:insertion>
            <office:change-info>
              <dc:creator>Unknown Author</dc:creator>
              <dc:date>2012-02-29T16:31:00</dc:date>
            </office:change-info>
          </text:insertion>
        </text:changed-region>
        <text:changed-region xml:id="ct323862984" text:id="ct323862984">
          <text:insertion>
            <office:change-info>
              <dc:creator>Unknown Author</dc:creator>
              <dc:date>2012-02-29T16:32:00</dc:date>
            </office:change-info>
          </text:insertion>
        </text:changed-region>
        <text:changed-region xml:id="ct323856224" text:id="ct323856224">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323849776" text:id="ct323849776">
          <text:insertion>
            <office:change-info>
              <dc:creator>Unknown Author</dc:creator>
              <dc:date>2012-02-29T16:33:00</dc:date>
            </office:change-info>
          </text:insertion>
        </text:changed-region>
        <text:changed-region xml:id="ct323858824" text:id="ct323858824">
          <text:insertion>
            <office:change-info>
              <dc:creator>Unknown Author</dc:creator>
              <dc:date>2012-02-29T16:33:00</dc:date>
            </office:change-info>
          </text:insertion>
        </text:changed-region>
        <text:changed-region xml:id="ct323858928" text:id="ct323858928">
          <text:insertion>
            <office:change-info>
              <dc:creator>Unknown Author</dc:creator>
              <dc:date>2012-02-29T16:33:00</dc:date>
            </office:change-info>
          </text:insertion>
        </text:changed-region>
        <text:changed-region xml:id="ct323856120" text:id="ct323856120">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323859864" text:id="ct323859864">
          <text:deletion>
            <office:change-info>
              <dc:creator>Unknown Author</dc:creator>
              <dc:date>2012-02-29T16:35:00</dc:date>
            </office:change-info>
            <text:p text:style-name="P6">n</text:p>
          </text:deletion>
        </text:changed-region>
        <text:changed-region xml:id="ct323851648" text:id="ct323851648">
          <text:deletion>
            <office:change-info>
              <dc:creator>Unknown Author</dc:creator>
              <dc:date>2012-02-29T16:35:00</dc:date>
            </office:change-info>
            <text:p text:style-name="P6">two</text:p>
          </text:deletion>
        </text:changed-region>
        <text:changed-region xml:id="ct323857056" text:id="ct323857056">
          <text:insertion>
            <office:change-info>
              <dc:creator>Unknown Author</dc:creator>
              <dc:date>2012-02-29T16:35:00</dc:date>
            </office:change-info>
          </text:insertion>
        </text:changed-region>
        <text:changed-region xml:id="ct323852792" text:id="ct323852792">
          <text:insertion>
            <office:change-info>
              <dc:creator>Unknown Author</dc:creator>
              <dc:date>2012-02-29T16:35:00</dc:date>
            </office:change-info>
          </text:insertion>
        </text:changed-region>
        <text:changed-region xml:id="ct323851544" text:id="ct323851544">
          <text:deletion>
            <office:change-info>
              <dc:creator>Unknown Author</dc:creator>
              <dc:date>2012-02-29T16:35:00</dc:date>
            </office:change-info>
            <text:p text:style-name="P6">s</text:p>
          </text:deletion>
        </text:changed-region>
        <text:changed-region xml:id="ct323860176" text:id="ct323860176">
          <text:deletion>
            <office:change-info>
              <dc:creator>Unknown Author</dc:creator>
              <dc:date>2012-02-29T16:35:00</dc:date>
            </office:change-info>
            <text:p text:style-name="P6">that</text:p>
          </text:deletion>
        </text:changed-region>
        <text:changed-region xml:id="ct323859448" text:id="ct323859448">
          <text:insertion>
            <office:change-info>
              <dc:creator>Unknown Author</dc:creator>
              <dc:date>2012-02-29T16:35:00</dc:date>
            </office:change-info>
          </text:insertion>
        </text:changed-region>
        <text:changed-region xml:id="ct323850296" text:id="ct323850296">
          <text:deletion>
            <office:change-info>
              <dc:creator>Unknown Author</dc:creator>
              <dc:date>2012-02-29T16:35:00</dc:date>
            </office:change-info>
            <text:p text:style-name="P6">e</text:p>
          </text:deletion>
        </text:changed-region>
        <text:changed-region xml:id="ct323850920" text:id="ct323850920">
          <text:deletion>
            <office:change-info>
              <dc:creator>Unknown Author</dc:creator>
              <dc:date>2012-02-29T16:36:00</dc:date>
            </office:change-info>
            <text:p text:style-name="P6">two</text:p>
          </text:deletion>
        </text:changed-region>
        <text:changed-region xml:id="ct323853624" text:id="ct323853624">
          <text:deletion>
            <office:change-info>
              <dc:creator>Unknown Author</dc:creator>
              <dc:date>2012-02-29T16:36:00</dc:date>
            </office:change-info>
            <text:p text:style-name="P6">able</text:p>
          </text:deletion>
        </text:changed-region>
        <text:changed-region xml:id="ct323857888" text:id="ct323857888">
          <text:insertion>
            <office:change-info>
              <dc:creator>Unknown Author</dc:creator>
              <dc:date>2012-02-29T16:36:00</dc:date>
            </office:change-info>
          </text:insertion>
        </text:changed-region>
        <text:changed-region xml:id="ct323859136" text:id="ct323859136">
          <text:insertion>
            <office:change-info>
              <dc:creator>Unknown Author</dc:creator>
              <dc:date>2012-02-29T16:36:00</dc:date>
            </office:change-info>
          </text:insertion>
        </text:changed-region>
        <text:changed-region xml:id="ct323862048" text:id="ct323862048">
          <text:deletion>
            <office:change-info>
              <dc:creator>Unknown Author</dc:creator>
              <dc:date>2012-02-29T16:36:00</dc:date>
            </office:change-info>
            <text:p text:style-name="P6">of</text:p>
          </text:deletion>
        </text:changed-region>
        <text:changed-region xml:id="ct323856952" text:id="ct323856952">
          <text:deletion>
            <office:change-info>
              <dc:creator>Unknown Author</dc:creator>
              <dc:date>2012-02-29T16:36:00</dc:date>
            </office:change-info>
            <text:p text:style-name="P6">these</text:p>
          </text:deletion>
        </text:changed-region>
        <text:changed-region xml:id="ct323859032" text:id="ct323859032">
          <text:deletion>
            <office:change-info>
              <dc:creator>Unknown Author</dc:creator>
              <dc:date>2012-02-29T16:36:00</dc:date>
            </office:change-info>
            <text:p text:style-name="P6">as</text:p>
          </text:deletion>
        </text:changed-region>
        <text:changed-region xml:id="ct323859968" text:id="ct323859968">
          <text:insertion>
            <office:change-info>
              <dc:creator>Unknown Author</dc:creator>
              <dc:date>2012-02-29T16:36:00</dc:date>
            </office:change-info>
          </text:insertion>
        </text:changed-region>
        <text:changed-region xml:id="ct323850816" text:id="ct323850816">
          <text:deletion>
            <office:change-info>
              <dc:creator>Unknown Author</dc:creator>
              <dc:date>2012-02-29T16:36:00</dc:date>
            </office:change-info>
            <text:p text:style-name="P6">as</text:p>
          </text:deletion>
        </text:changed-region>
        <text:changed-region xml:id="ct323849360" text:id="ct323849360">
          <text:insertion>
            <office:change-info>
              <dc:creator>Unknown Author</dc:creator>
              <dc:date>2012-02-29T16:37:00</dc:date>
            </office:change-info>
          </text:insertion>
        </text:changed-region>
        <text:changed-region xml:id="ct323851752" text:id="ct323851752">
          <text:insertion>
            <office:change-info>
              <dc:creator>Unknown Author</dc:creator>
              <dc:date>2012-02-29T16:38:00</dc:date>
            </office:change-info>
          </text:insertion>
        </text:changed-region>
        <text:changed-region xml:id="ct323851856" text:id="ct323851856">
          <text:insertion>
            <office:change-info>
              <dc:creator>Unknown Author</dc:creator>
              <dc:date>2012-02-29T16:39:00</dc:date>
            </office:change-info>
          </text:insertion>
        </text:changed-region>
        <text:changed-region xml:id="ct323859656" text:id="ct323859656">
          <text:insertion>
            <office:change-info>
              <dc:creator>Unknown Author</dc:creator>
              <dc:date>2012-02-29T16:39:00</dc:date>
            </office:change-info>
          </text:insertion>
        </text:changed-region>
        <text:changed-region xml:id="ct323859760" text:id="ct323859760">
          <text:insertion>
            <office:change-info>
              <dc:creator>Unknown Author</dc:creator>
              <dc:date>2012-02-29T16:40:00</dc:date>
            </office:change-info>
          </text:insertion>
        </text:changed-region>
        <text:changed-region xml:id="ct323860072" text:id="ct323860072">
          <text:insertion>
            <office:change-info>
              <dc:creator>Unknown Author</dc:creator>
              <dc:date>2012-02-29T16:41:00</dc:date>
            </office:change-info>
          </text:insertion>
        </text:changed-region>
        <text:changed-region xml:id="ct323863608" text:id="ct323863608">
          <text:insertion>
            <office:change-info>
              <dc:creator>Unknown Author</dc:creator>
              <dc:date>2012-02-29T16:41:00</dc:date>
            </office:change-info>
          </text:insertion>
        </text:changed-region>
        <text:changed-region xml:id="ct323862568" text:id="ct323862568">
          <text:insertion>
            <office:change-info>
              <dc:creator>Unknown Author</dc:creator>
              <dc:date>2012-02-29T16:42:00</dc:date>
            </office:change-info>
          </text:insertion>
        </text:changed-region>
        <text:changed-region xml:id="ct323864232" text:id="ct323864232">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323864128" text:id="ct323864128">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323851336" text:id="ct323851336">
          <text:insertion>
            <office:change-info>
              <dc:creator>Unknown Author</dc:creator>
              <dc:date>2012-02-29T16:42:00</dc:date>
            </office:change-info>
          </text:insertion>
        </text:changed-region>
        <text:changed-region xml:id="ct323850400" text:id="ct323850400">
          <text:insertion>
            <office:change-info>
              <dc:creator>Unknown Author</dc:creator>
              <dc:date>2012-02-29T16:43:00</dc:date>
            </office:change-info>
          </text:insertion>
        </text:changed-region>
        <text:changed-region xml:id="ct323863192" text:id="ct323863192">
          <text:insertion>
            <office:change-info>
              <dc:creator>Unknown Author</dc:creator>
              <dc:date>2012-02-29T16:43:00</dc:date>
            </office:change-info>
          </text:insertion>
        </text:changed-region>
        <text:changed-region xml:id="ct323863296" text:id="ct323863296">
          <text:insertion>
            <office:change-info>
              <dc:creator>Unknown Author</dc:creator>
              <dc:date>2012-02-29T16:43:00</dc:date>
            </office:change-info>
          </text:insertion>
        </text:changed-region>
        <text:changed-region xml:id="ct323849464" text:id="ct323849464">
          <text:insertion>
            <office:change-info>
              <dc:creator>Unknown Author</dc:creator>
              <dc:date>2012-02-29T16:43:00</dc:date>
            </office:change-info>
          </text:insertion>
        </text:changed-region>
        <text:changed-region xml:id="ct323849568" text:id="ct323849568">
          <text:insertion>
            <office:change-info>
              <dc:creator>Unknown Author</dc:creator>
              <dc:date>2012-02-29T16:44:00</dc:date>
            </office:change-info>
          </text:insertion>
        </text:changed-region>
        <text:changed-region xml:id="ct323855288" text:id="ct323855288">
          <text:insertion>
            <office:change-info>
              <dc:creator>Unknown Author</dc:creator>
              <dc:date>2012-02-29T16:44:00</dc:date>
            </office:change-info>
          </text:insertion>
        </text:changed-region>
        <text:changed-region xml:id="ct323864440" text:id="ct323864440">
          <text:insertion>
            <office:change-info>
              <dc:creator>Unknown Author</dc:creator>
              <dc:date>2012-02-29T16:47:00</dc:date>
            </office:change-info>
          </text:insertion>
        </text:changed-region>
        <text:changed-region xml:id="ct323863504" text:id="ct323863504">
          <text:insertion>
            <office:change-info>
              <dc:creator>Unknown Author</dc:creator>
              <dc:date>2012-02-29T16:44:00</dc:date>
            </office:change-info>
          </text:insertion>
        </text:changed-region>
        <text:changed-region xml:id="ct323857576" text:id="ct323857576">
          <text:insertion>
            <office:change-info>
              <dc:creator>Unknown Author</dc:creator>
              <dc:date>2012-02-29T16:47:00</dc:date>
            </office:change-info>
          </text:insertion>
        </text:changed-region>
        <text:changed-region xml:id="ct323856536" text:id="ct323856536">
          <text:insertion>
            <office:change-info>
              <dc:creator>Unknown Author</dc:creator>
              <dc:date>2012-02-29T17:54:00</dc:date>
            </office:change-info>
          </text:insertion>
        </text:changed-region>
        <text:changed-region xml:id="ct323855496" text:id="ct323855496">
          <text:insertion>
            <office:change-info>
              <dc:creator>Unknown Author</dc:creator>
              <dc:date>2012-02-29T17:55:00</dc:date>
            </office:change-info>
          </text:insertion>
        </text:changed-region>
        <text:changed-region xml:id="ct323854560" text:id="ct323854560">
          <text:insertion>
            <office:change-info>
              <dc:creator>Unknown Author</dc:creator>
              <dc:date>2012-02-29T17:56:00</dc:date>
            </office:change-info>
          </text:insertion>
        </text:changed-region>
        <text:changed-region xml:id="ct323854248" text:id="ct323854248">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323854144" text:id="ct323854144">
          <text:insertion>
            <office:change-info>
              <dc:creator>Unknown Author</dc:creator>
              <dc:date>2012-03-01T09:39:00</dc:date>
            </office:change-info>
          </text:insertion>
        </text:changed-region>
        <text:changed-region xml:id="ct323852480" text:id="ct323852480">
          <text:insertion>
            <office:change-info>
              <dc:creator>Unknown Author</dc:creator>
              <dc:date>2012-03-01T09:44:00</dc:date>
            </office:change-info>
          </text:insertion>
        </text:changed-region>
        <text:changed-region xml:id="ct323854456" text:id="ct323854456">
          <text:insertion>
            <office:change-info>
              <dc:creator>Unknown Author</dc:creator>
              <dc:date>2012-03-01T09:40:00</dc:date>
            </office:change-info>
          </text:insertion>
        </text:changed-region>
        <text:changed-region xml:id="ct323852584" text:id="ct323852584">
          <text:insertion>
            <office:change-info>
              <dc:creator>Unknown Author</dc:creator>
              <dc:date>2012-03-01T09:41:00</dc:date>
            </office:change-info>
          </text:insertion>
        </text:changed-region>
        <text:changed-region xml:id="ct323850608" text:id="ct323850608">
          <text:insertion>
            <office:change-info>
              <dc:creator>Unknown Author</dc:creator>
              <dc:date>2012-03-01T09:41:00</dc:date>
            </office:change-info>
          </text:insertion>
        </text:changed-region>
        <text:changed-region xml:id="ct323852896" text:id="ct323852896">
          <text:insertion>
            <office:change-info>
              <dc:creator>Unknown Author</dc:creator>
              <dc:date>2012-03-01T09:43:00</dc:date>
            </office:change-info>
          </text:insertion>
        </text:changed-region>
        <text:changed-region xml:id="ct323848944" text:id="ct323848944">
          <text:insertion>
            <office:change-info>
              <dc:creator>Unknown Author</dc:creator>
              <dc:date>2012-03-01T09:46:00</dc:date>
            </office:change-info>
          </text:insertion>
        </text:changed-region>
        <text:changed-region xml:id="ct323850712" text:id="ct323850712">
          <text:insertion>
            <office:change-info>
              <dc:creator>Unknown Author</dc:creator>
              <dc:date>2012-03-01T09:46:00</dc:date>
            </office:change-info>
          </text:insertion>
        </text:changed-region>
        <text:changed-region xml:id="ct323863816" text:id="ct323863816">
          <text:insertion>
            <office:change-info>
              <dc:creator>Unknown Author</dc:creator>
              <dc:date>2012-03-01T09:46:00</dc:date>
            </office:change-info>
          </text:insertion>
        </text:changed-region>
        <text:changed-region xml:id="ct323864336" text:id="ct323864336">
          <text:insertion>
            <office:change-info>
              <dc:creator>Unknown Author</dc:creator>
              <dc:date>2012-03-01T09:46:00</dc:date>
            </office:change-info>
          </text:insertion>
        </text:changed-region>
        <text:changed-region xml:id="ct323849048" text:id="ct323849048">
          <text:insertion>
            <office:change-info>
              <dc:creator>Unknown Author</dc:creator>
              <dc:date>2012-03-01T09:47:00</dc:date>
            </office:change-info>
          </text:insertion>
        </text:changed-region>
        <text:changed-region xml:id="ct323849256" text:id="ct323849256">
          <text:insertion>
            <office:change-info>
              <dc:creator>Unknown Author</dc:creator>
              <dc:date>2012-03-01T09:47:00</dc:date>
            </office:change-info>
          </text:insertion>
        </text:changed-region>
        <text:changed-region xml:id="ct323863400" text:id="ct323863400">
          <text:insertion>
            <office:change-info>
              <dc:creator>Unknown Author</dc:creator>
              <dc:date>2012-03-01T09:47:00</dc:date>
            </office:change-info>
          </text:insertion>
        </text:changed-region>
        <text:changed-region xml:id="ct323860384" text:id="ct323860384">
          <text:insertion>
            <office:change-info>
              <dc:creator>Unknown Author</dc:creator>
              <dc:date>2012-03-01T09:47:00</dc:date>
            </office:change-info>
          </text:insertion>
        </text:changed-region>
        <text:changed-region xml:id="ct323853000" text:id="ct323853000">
          <text:insertion>
            <office:change-info>
              <dc:creator>Unknown Author</dc:creator>
              <dc:date>2012-03-01T09:47:00</dc:date>
            </office:change-info>
          </text:insertion>
        </text:changed-region>
        <text:changed-region xml:id="ct323855704" text:id="ct323855704">
          <text:insertion>
            <office:change-info>
              <dc:creator>Unknown Author</dc:creator>
              <dc:date>2012-03-01T09:48:00</dc:date>
            </office:change-info>
          </text:insertion>
        </text:changed-region>
        <text:changed-region xml:id="ct323860488" text:id="ct323860488">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323851232" text:id="ct323851232">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323857680" text:id="ct323857680">
          <text:insertion>
            <office:change-info>
              <dc:creator>Unknown Author</dc:creator>
              <dc:date>2012-03-01T09:48:00</dc:date>
            </office:change-info>
          </text:insertion>
        </text:changed-region>
        <text:changed-region xml:id="ct323857784" text:id="ct323857784">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323852272" text:id="ct323852272">
          <text:insertion>
            <office:change-info>
              <dc:creator>Unknown Author</dc:creator>
              <dc:date>2012-03-01T09:48:00</dc:date>
            </office:change-info>
          </text:insertion>
        </text:changed-region>
        <text:changed-region xml:id="ct323852376" text:id="ct323852376">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323851024" text:id="ct323851024">
          <text:insertion>
            <office:change-info>
              <dc:creator>Unknown Author</dc:creator>
              <dc:date>2012-03-01T09:49:00</dc:date>
            </office:change-info>
          </text:insertion>
        </text:changed-region>
        <text:changed-region xml:id="ct323851128" text:id="ct323851128">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323853208" text:id="ct323853208">
          <text:insertion>
            <office:change-info>
              <dc:creator>Unknown Author</dc:creator>
              <dc:date>2012-03-01T09:50:00</dc:date>
            </office:change-info>
          </text:insertion>
        </text:changed-region>
        <text:changed-region xml:id="ct323853312" text:id="ct323853312">
          <text:insertion>
            <office:change-info>
              <dc:creator>Unknown Author</dc:creator>
              <dc:date>2012-03-01T09:51:00</dc:date>
            </office:change-info>
          </text:insertion>
        </text:changed-region>
        <text:changed-region xml:id="ct323853416" text:id="ct323853416">
          <text:insertion>
            <office:change-info>
              <dc:creator>Unknown Author</dc:creator>
              <dc:date>2012-03-01T09:51:00</dc:date>
            </office:change-info>
          </text:insertion>
        </text:changed-region>
        <text:changed-region xml:id="ct323853520" text:id="ct323853520">
          <text:insertion>
            <office:change-info>
              <dc:creator>Unknown Author</dc:creator>
              <dc:date>2012-03-01T09:51:00</dc:date>
            </office:change-info>
          </text:insertion>
        </text:changed-region>
        <text:changed-region xml:id="ct323855392" text:id="ct323855392">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323858720" text:id="ct323858720">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323848528" text:id="ct323848528">
          <text:insertion>
            <office:change-info>
              <dc:creator>Unknown Author</dc:creator>
              <dc:date>2012-03-01T09:51:00</dc:date>
            </office:change-info>
          </text:insertion>
        </text:changed-region>
        <text:changed-region xml:id="ct323848632" text:id="ct323848632">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323848736" text:id="ct323848736">
          <text:insertion>
            <office:change-info>
              <dc:creator>Unknown Author</dc:creator>
              <dc:date>2012-03-01T18:09:00</dc:date>
            </office:change-info>
          </text:insertion>
        </text:changed-region>
        <text:changed-region xml:id="ct323860904" text:id="ct323860904">
          <text:insertion>
            <office:change-info>
              <dc:creator>Unknown Author</dc:creator>
              <dc:date>2012-03-01T18:10:00</dc:date>
            </office:change-info>
          </text:insertion>
        </text:changed-region>
        <text:changed-region xml:id="ct323861008" text:id="ct323861008">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323861112" text:id="ct323861112">
          <text:insertion>
            <office:change-info>
              <dc:creator>Unknown Author</dc:creator>
              <dc:date>2012-03-01T18:11:00</dc:date>
            </office:change-info>
          </text:insertion>
        </text:changed-region>
        <text:changed-region xml:id="ct323861216" text:id="ct323861216">
          <text:insertion>
            <office:change-info>
              <dc:creator>Unknown Author</dc:creator>
              <dc:date>2012-03-01T18:10:00</dc:date>
            </office:change-info>
          </text:insertion>
        </text:changed-region>
        <text:changed-region xml:id="ct323861320" text:id="ct323861320">
          <text:insertion>
            <office:change-info>
              <dc:creator>Unknown Author</dc:creator>
              <dc:date>2012-03-01T18:11:00</dc:date>
            </office:change-info>
          </text:insertion>
        </text:changed-region>
        <text:changed-region xml:id="ct323861424" text:id="ct323861424">
          <text:insertion>
            <office:change-info>
              <dc:creator>Unknown Author</dc:creator>
              <dc:date>2012-03-01T18:10:00</dc:date>
            </office:change-info>
          </text:insertion>
        </text:changed-region>
        <text:changed-region xml:id="ct323861528" text:id="ct323861528">
          <text:insertion>
            <office:change-info>
              <dc:creator>Unknown Author</dc:creator>
              <dc:date>2012-03-01T18:11:00</dc:date>
            </office:change-info>
          </text:insertion>
        </text:changed-region>
        <text:changed-region xml:id="ct323861632" text:id="ct323861632">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323861736" text:id="ct323861736">
          <text:insertion>
            <office:change-info>
              <dc:creator>Unknown Author</dc:creator>
              <dc:date>2012-03-01T18:11:00</dc:date>
            </office:change-info>
          </text:insertion>
        </text:changed-region>
        <text:changed-region xml:id="ct323861840" text:id="ct323861840">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323861944" text:id="ct323861944">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324430808" text:id="ct324430808">
          <text:insertion>
            <office:change-info>
              <dc:creator>Unknown Author</dc:creator>
              <dc:date>2012-03-01T18:11:00</dc:date>
            </office:change-info>
          </text:insertion>
        </text:changed-region>
        <text:changed-region xml:id="ct324429976" text:id="ct324429976">
          <text:insertion>
            <office:change-info>
              <dc:creator>Unknown Author</dc:creator>
              <dc:date>2012-03-01T18:12:00</dc:date>
            </office:change-info>
          </text:insertion>
        </text:changed-region>
        <text:changed-region xml:id="ct324430288" text:id="ct324430288">
          <text:insertion>
            <office:change-info>
              <dc:creator>Unknown Author</dc:creator>
              <dc:date>2012-03-01T18:13:00</dc:date>
            </office:change-info>
          </text:insertion>
        </text:changed-region>
        <text:changed-region xml:id="ct324431016" text:id="ct324431016">
          <text:insertion>
            <office:change-info>
              <dc:creator>Unknown Author</dc:creator>
              <dc:date>2012-03-01T18:13:00</dc:date>
            </office:change-info>
          </text:insertion>
        </text:changed-region>
        <text:changed-region xml:id="ct324431224" text:id="ct324431224">
          <text:insertion>
            <office:change-info>
              <dc:creator>Unknown Author</dc:creator>
              <dc:date>2012-03-01T18:14:00</dc:date>
            </office:change-info>
          </text:insertion>
        </text:changed-region>
        <text:changed-region xml:id="ct324431120" text:id="ct324431120">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324423736" text:id="ct324423736">
          <text:insertion>
            <office:change-info>
              <dc:creator>Unknown Author</dc:creator>
              <dc:date>2012-03-01T18:18:00</dc:date>
            </office:change-info>
          </text:insertion>
        </text:changed-region>
        <text:changed-region xml:id="ct324431744" text:id="ct324431744">
          <text:insertion>
            <office:change-info>
              <dc:creator>Unknown Author</dc:creator>
              <dc:date>2012-03-01T18:19:00</dc:date>
            </office:change-info>
          </text:insertion>
        </text:changed-region>
        <text:changed-region xml:id="ct324431640" text:id="ct324431640">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324418432" text:id="ct324418432">
          <text:insertion>
            <office:change-info>
              <dc:creator>Unknown Author</dc:creator>
              <dc:date>2012-03-01T18:21:00</dc:date>
            </office:change-info>
          </text:insertion>
        </text:changed-region>
        <text:changed-region xml:id="ct324429352" text:id="ct324429352">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324428624" text:id="ct324428624">
          <text:insertion>
            <office:change-info>
              <dc:creator>Unknown Author</dc:creator>
              <dc:date>2012-03-01T19:16:00</dc:date>
            </office:change-info>
          </text:insertion>
        </text:changed-region>
        <text:changed-region xml:id="ct324428728" text:id="ct324428728">
          <text:insertion>
            <office:change-info>
              <dc:creator>Unknown Author</dc:creator>
              <dc:date>2012-03-01T19:19:00</dc:date>
            </office:change-info>
          </text:insertion>
        </text:changed-region>
        <text:changed-region xml:id="ct324431328" text:id="ct324431328">
          <text:insertion>
            <office:change-info>
              <dc:creator>Unknown Author</dc:creator>
              <dc:date>2012-03-01T19:19:00</dc:date>
            </office:change-info>
          </text:insertion>
        </text:changed-region>
        <text:changed-region xml:id="ct324430184" text:id="ct324430184">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324429248" text:id="ct324429248">
          <text:insertion>
            <office:change-info>
              <dc:creator>Unknown Author</dc:creator>
              <dc:date>2012-03-01T19:20:00</dc:date>
            </office:change-info>
          </text:insertion>
        </text:changed-region>
        <text:changed-region xml:id="ct324430496" text:id="ct324430496">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324430392" text:id="ct324430392">
          <text:insertion>
            <office:change-info>
              <dc:creator>Unknown Author</dc:creator>
              <dc:date>2012-03-01T19:21:00</dc:date>
            </office:change-info>
          </text:insertion>
        </text:changed-region>
        <text:changed-region xml:id="ct324424256" text:id="ct324424256">
          <text:insertion>
            <office:change-info>
              <dc:creator>Unknown Author</dc:creator>
              <dc:date>2012-03-01T19:22:00</dc:date>
            </office:change-info>
          </text:insertion>
        </text:changed-region>
        <text:changed-region xml:id="ct324419784" text:id="ct324419784">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324428104" text:id="ct324428104">
          <text:insertion>
            <office:change-info>
              <dc:creator>Unknown Author</dc:creator>
              <dc:date>2012-03-01T19:22:00</dc:date>
            </office:change-info>
          </text:insertion>
        </text:changed-region>
        <text:changed-region xml:id="ct324424568" text:id="ct324424568">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324430080" text:id="ct324430080">
          <text:insertion>
            <office:change-info>
              <dc:creator>Unknown Author</dc:creator>
              <dc:date>2012-03-01T19:22:00</dc:date>
            </office:change-info>
          </text:insertion>
        </text:changed-region>
        <text:changed-region xml:id="ct324423944" text:id="ct324423944">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324428832" text:id="ct324428832">
          <text:insertion>
            <office:change-info>
              <dc:creator>Unknown Author</dc:creator>
              <dc:date>2012-03-01T19:22:00</dc:date>
            </office:change-info>
          </text:insertion>
        </text:changed-region>
        <text:changed-region xml:id="ct324428936" text:id="ct324428936">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324430600" text:id="ct324430600">
          <text:insertion>
            <office:change-info>
              <dc:creator>Unknown Author</dc:creator>
              <dc:date>2012-03-01T19:24:00</dc:date>
            </office:change-info>
          </text:insertion>
        </text:changed-region>
        <text:changed-region xml:id="ct324418016" text:id="ct324418016">
          <text:insertion>
            <office:change-info>
              <dc:creator>Unknown Author</dc:creator>
              <dc:date>2012-03-01T19:24:00</dc:date>
            </office:change-info>
          </text:insertion>
        </text:changed-region>
        <text:changed-region xml:id="ct324420616" text:id="ct324420616">
          <text:insertion>
            <office:change-info>
              <dc:creator>Unknown Author</dc:creator>
              <dc:date>2012-03-01T19:24:00</dc:date>
            </office:change-info>
          </text:insertion>
        </text:changed-region>
        <text:changed-region xml:id="ct324431432" text:id="ct324431432">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324424048" text:id="ct324424048">
          <text:insertion>
            <office:change-info>
              <dc:creator>Unknown Author</dc:creator>
              <dc:date>2012-03-01T19:25:00</dc:date>
            </office:change-info>
          </text:insertion>
        </text:changed-region>
        <text:changed-region xml:id="ct324424152" text:id="ct324424152">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324423320" text:id="ct324423320">
          <text:insertion>
            <office:change-info>
              <dc:creator>Unknown Author</dc:creator>
              <dc:date>2012-03-01T19:25:00</dc:date>
            </office:change-info>
          </text:insertion>
        </text:changed-region>
        <text:changed-region xml:id="ct324422488" text:id="ct324422488">
          <text:insertion>
            <office:change-info>
              <dc:creator>Unknown Author</dc:creator>
              <dc:date>2012-03-01T19:25:00</dc:date>
            </office:change-info>
          </text:insertion>
        </text:changed-region>
        <text:changed-region xml:id="ct324420720" text:id="ct324420720">
          <text:insertion>
            <office:change-info>
              <dc:creator>Unknown Author</dc:creator>
              <dc:date>2012-03-01T19:26:00</dc:date>
            </office:change-info>
          </text:insertion>
        </text:changed-region>
        <text:changed-region xml:id="ct324420824" text:id="ct324420824">
          <text:insertion>
            <office:change-info>
              <dc:creator>Devrat </dc:creator>
              <dc:date>2012-03-05T16:22:00</dc:date>
            </office:change-info>
          </text:insertion>
        </text:changed-region>
        <text:changed-region xml:id="ct324420928" text:id="ct324420928">
          <text:insertion>
            <office:change-info>
              <dc:creator>Devrat </dc:creator>
              <dc:date>2012-03-05T16:22:00</dc:date>
            </office:change-info>
          </text:insertion>
        </text:changed-region>
        <text:changed-region xml:id="ct324419368" text:id="ct324419368">
          <text:deletion>
            <office:change-info>
              <dc:creator>Devrat </dc:creator>
              <dc:date>2012-03-05T16:22:00</dc:date>
            </office:change-info>
            <text:p text:style-name="P9">C</text:p>
          </text:deletion>
        </text:changed-region>
        <text:changed-region xml:id="ct324419472" text:id="ct324419472">
          <text:insertion>
            <office:change-info>
              <dc:creator>Devrat </dc:creator>
              <dc:date>2012-03-05T16:22:00</dc:date>
            </office:change-info>
          </text:insertion>
        </text:changed-region>
        <text:changed-region xml:id="ct324431536" text:id="ct324431536">
          <text:deletion>
            <office:change-info>
              <dc:creator>Devrat </dc:creator>
              <dc:date>2012-03-05T16:22:00</dc:date>
            </office:change-info>
            <text:p text:style-name="P9"/>
            <text:p text:style-name="P9"/>
          </text:deletion>
        </text:changed-region>
        <text:changed-region xml:id="ct324430912" text:id="ct324430912">
          <text:insertion>
            <office:change-info>
              <dc:creator>Devrat </dc:creator>
              <dc:date>2012-03-05T16:26:00</dc:date>
            </office:change-info>
          </text:insertion>
        </text:changed-region>
        <text:changed-region xml:id="ct324430704" text:id="ct324430704">
          <text:insertion>
            <office:change-info>
              <dc:creator>Devrat </dc:creator>
              <dc:date>2012-03-05T16:22:00</dc:date>
            </office:change-info>
          </text:insertion>
        </text:changed-region>
        <text:changed-region xml:id="ct324418952" text:id="ct324418952">
          <text:deletion>
            <office:change-info>
              <dc:creator>Devrat </dc:creator>
              <dc:date>2012-03-05T16:24:00</dc:date>
            </office:change-info>
            <text:p text:style-name="P9">can be</text:p>
          </text:deletion>
        </text:changed-region>
        <text:changed-region xml:id="ct324420408" text:id="ct324420408">
          <text:deletion>
            <office:change-info>
              <dc:creator>Devrat </dc:creator>
              <dc:date>2012-03-05T16:23:00</dc:date>
            </office:change-info>
            <text:p text:style-name="P9">as a name it </text:p>
          </text:deletion>
        </text:changed-region>
        <text:changed-region xml:id="ct324429144" text:id="ct324429144">
          <text:deletion>
            <office:change-info>
              <dc:creator>Devrat </dc:creator>
              <dc:date>2012-03-05T16:22:00</dc:date>
            </office:change-info>
            <text:p text:style-name="P9">H</text:p>
          </text:deletion>
        </text:changed-region>
        <text:changed-region xml:id="ct324418640" text:id="ct324418640">
          <text:insertion>
            <office:change-info>
              <dc:creator>Devrat </dc:creator>
              <dc:date>2012-03-05T16:24:00</dc:date>
            </office:change-info>
          </text:insertion>
        </text:changed-region>
        <text:changed-region xml:id="ct324418536" text:id="ct324418536">
          <text:deletion>
            <office:change-info>
              <dc:creator>Devrat </dc:creator>
              <dc:date>2012-03-05T16:22:00</dc:date>
            </office:change-info>
            <text:p text:style-name="P9">,</text:p>
          </text:deletion>
        </text:changed-region>
        <text:changed-region xml:id="ct324418848" text:id="ct324418848">
          <text:insertion>
            <office:change-info>
              <dc:creator>Devrat </dc:creator>
              <dc:date>2012-03-05T16:22:00</dc:date>
            </office:change-info>
          </text:insertion>
        </text:changed-region>
        <text:changed-region xml:id="ct324418224" text:id="ct324418224">
          <text:deletion>
            <office:change-info>
              <dc:creator>Devrat </dc:creator>
              <dc:date>2012-03-05T16:22:00</dc:date>
            </office:change-info>
            <text:p text:style-name="P9"><text:s/></text:p>
            <text:p text:style-name="P9">C</text:p>
          </text:deletion>
        </text:changed-region>
        <text:changed-region xml:id="ct324415624" text:id="ct324415624">
          <text:insertion>
            <office:change-info>
              <dc:creator>Devrat </dc:creator>
              <dc:date>2012-03-05T16:22:00</dc:date>
            </office:change-info>
          </text:insertion>
        </text:changed-region>
        <text:changed-region xml:id="ct324415520" text:id="ct324415520">
          <text:insertion>
            <office:change-info>
              <dc:creator>Devrat </dc:creator>
              <dc:date>2012-03-05T16:22:00</dc:date>
            </office:change-info>
          </text:insertion>
        </text:changed-region>
        <text:changed-region xml:id="ct324419264" text:id="ct324419264">
          <text:deletion>
            <office:change-info>
              <dc:creator>Devrat </dc:creator>
              <dc:date>2012-03-05T16:22:00</dc:date>
            </office:change-info>
            <text:p text:style-name="P9"/>
            <text:p text:style-name="P9"/>
          </text:deletion>
        </text:changed-region>
        <text:changed-region xml:id="ct324419160" text:id="ct324419160">
          <text:insertion>
            <office:change-info>
              <dc:creator>Devrat </dc:creator>
              <dc:date>2012-03-05T16:24:00</dc:date>
            </office:change-info>
          </text:insertion>
        </text:changed-region>
        <text:changed-region xml:id="ct324417600" text:id="ct324417600">
          <text:deletion>
            <office:change-info>
              <dc:creator>Devrat </dc:creator>
              <dc:date>2012-03-05T16:24:00</dc:date>
            </office:change-info>
            <text:p text:style-name="P9">A</text:p>
          </text:deletion>
        </text:changed-region>
        <text:changed-region xml:id="ct324416664" text:id="ct324416664">
          <text:insertion>
            <office:change-info>
              <dc:creator>Devrat </dc:creator>
              <dc:date>2012-03-05T16:24:00</dc:date>
            </office:change-info>
          </text:insertion>
        </text:changed-region>
        <text:changed-region xml:id="ct324417392" text:id="ct324417392">
          <text:insertion>
            <office:change-info>
              <dc:creator>Devrat </dc:creator>
              <dc:date>2012-03-05T16:24:00</dc:date>
            </office:change-info>
          </text:insertion>
        </text:changed-region>
        <text:changed-region xml:id="ct324417496" text:id="ct324417496">
          <text:deletion>
            <office:change-info>
              <dc:creator>Devrat </dc:creator>
              <dc:date>2012-03-05T16:24:00</dc:date>
            </office:change-info>
            <text:p text:style-name="P9">er</text:p>
          </text:deletion>
        </text:changed-region>
        <text:changed-region xml:id="ct324418120" text:id="ct324418120">
          <text:insertion>
            <office:change-info>
              <dc:creator>Devrat </dc:creator>
              <dc:date>2012-03-05T16:24:00</dc:date>
            </office:change-info>
          </text:insertion>
        </text:changed-region>
        <text:changed-region xml:id="ct324419056" text:id="ct324419056">
          <text:deletion>
            <office:change-info>
              <dc:creator>Devrat </dc:creator>
              <dc:date>2012-03-05T16:24:00</dc:date>
            </office:change-info>
            <text:p text:style-name="P9"/>
            <text:p text:style-name="P9"/>
          </text:deletion>
        </text:changed-region>
        <text:changed-region xml:id="ct324416248" text:id="ct324416248">
          <text:insertion>
            <office:change-info>
              <dc:creator>Devrat </dc:creator>
              <dc:date>2012-03-05T16:24:00</dc:date>
            </office:change-info>
          </text:insertion>
        </text:changed-region>
        <text:changed-region xml:id="ct324424984" text:id="ct324424984">
          <text:insertion>
            <office:change-info>
              <dc:creator>Devrat </dc:creator>
              <dc:date>2012-03-05T16:25:00</dc:date>
            </office:change-info>
          </text:insertion>
        </text:changed-region>
        <text:changed-region xml:id="ct324422280" text:id="ct324422280">
          <text:deletion>
            <office:change-info>
              <dc:creator>Devrat </dc:creator>
              <dc:date>2012-03-05T16:26:00</dc:date>
            </office:change-info>
            <text:p text:style-name="P10">a</text:p>
          </text:deletion>
        </text:changed-region>
        <text:changed-region xml:id="ct324422592" text:id="ct324422592">
          <text:insertion>
            <office:change-info>
              <dc:creator>Devrat </dc:creator>
              <dc:date>2012-03-05T16:26:00</dc:date>
            </office:change-info>
          </text:insertion>
        </text:changed-region>
        <text:changed-region xml:id="ct324423632" text:id="ct324423632">
          <text:deletion>
            <office:change-info>
              <dc:creator>Devrat </dc:creator>
              <dc:date>2012-03-05T16:26:00</dc:date>
            </office:change-info>
            <text:p text:style-name="P10"><text:s/></text:p>
          </text:deletion>
        </text:changed-region>
        <text:changed-region xml:id="ct324425504" text:id="ct324425504">
          <text:insertion>
            <office:change-info>
              <dc:creator>Devrat </dc:creator>
              <dc:date>2012-03-05T16:27:00</dc:date>
            </office:change-info>
          </text:insertion>
        </text:changed-region>
        <text:changed-region xml:id="ct324421344" text:id="ct324421344">
          <text:insertion>
            <office:change-info>
              <dc:creator>Devrat </dc:creator>
              <dc:date>2012-03-05T16:27:00</dc:date>
            </office:change-info>
          </text:insertion>
        </text:changed-region>
        <text:changed-region xml:id="ct324421240" text:id="ct324421240">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Chur Language Reference Manual</text:p>
      <text:p text:style-name="P99"><text:span text:style-name="Default_20_Paragraph_20_Font"><text:span text:style-name="T79">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100"><text:span text:style-name="Default_20_Paragraph_20_Font"><text:span text:style-name="T79">Any license, delivery and support of software require entering into separate agreements with Automature LLC.</text:span></text:span></text:p>
      <text:p text:style-name="P100"><text:span text:style-name="Default_20_Paragraph_20_Font"><text:span text:style-name="T79">This document may contain confidential information and may not be modified or reproduced, in whole or in part, or transmitted in any form to any third party, without the written approval from Automature LLC.</text:span></text:span></text:p>
      <text:p text:style-name="P100"><text:span text:style-name="Default_20_Paragraph_20_Font"><text:span text:style-name="T79">Copyright © 2012 Automature LLC</text:span></text:span></text:p>
      <text:p text:style-name="P100"><text:span text:style-name="Default_20_Paragraph_20_Font"><text:span text:style-name="T79">All rights reserved.</text:span></text:span></text:p>
      <text:p text:style-name="P101">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7">Version</text:p>
            </table:table-cell>
            <table:table-cell table:style-name="Table2.A1" office:value-type="string">
              <text:p text:style-name="P117">Date</text:p>
            </table:table-cell>
            <table:table-cell table:style-name="Table2.A1" office:value-type="string">
              <text:p text:style-name="P117">Name</text:p>
            </table:table-cell>
            <table:table-cell table:style-name="Table2.A1" office:value-type="string">
              <text:p text:style-name="P117">Description of Changes</text:p>
            </table:table-cell>
          </table:table-row>
        </table:table-header-rows>
        <table:table-row table:style-name="Table2.2">
          <table:table-cell table:style-name="Table2.A2" office:value-type="string">
            <text:p text:style-name="P118">1</text:p>
          </table:table-cell>
          <table:table-cell table:style-name="Table2.B2" office:value-type="date" office:date-value="2010-11-09">
            <text:p text:style-name="P118">11/09/10</text:p>
          </table:table-cell>
          <table:table-cell table:style-name="Table2.A2" office:value-type="string">
            <text:p text:style-name="P118">Nitish Rawat</text:p>
          </table:table-cell>
          <table:table-cell table:style-name="Table2.A2" office:value-type="string">
            <text:p text:style-name="P118">First Edition</text:p>
          </table:table-cell>
        </table:table-row>
        <table:table-row table:style-name="Table2.3">
          <table:table-cell table:style-name="Table2.A2" office:value-type="string">
            <text:p text:style-name="P118">2</text:p>
          </table:table-cell>
          <table:table-cell table:style-name="Table2.B2" office:value-type="date" office:date-value="2011-08-30">
            <text:p text:style-name="P120">08/30/11</text:p>
          </table:table-cell>
          <table:table-cell table:style-name="Table2.A2" office:value-type="string">
            <text:p text:style-name="P118">Sankha Sil</text:p>
          </table:table-cell>
          <table:table-cell table:style-name="Table2.A2" office:value-type="string">
            <text:p text:style-name="P118">Revision</text:p>
          </table:table-cell>
        </table:table-row>
        <table:table-row table:style-name="Table2.4">
          <table:table-cell table:style-name="Table2.A4" office:value-type="float" office:value="3">
            <text:p text:style-name="P118">3</text:p>
          </table:table-cell>
          <table:table-cell table:style-name="Table2.B4" office:value-type="date" office:date-value="2011-09-16">
            <text:p text:style-name="P120">09/16/11</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5">
          <table:table-cell table:style-name="Table2.C4" office:value-type="string">
            <text:p text:style-name="P118">4</text:p>
          </table:table-cell>
          <table:table-cell table:style-name="Table2.B4" office:value-type="date" office:date-value="2011-11-04">
            <text:p text:style-name="P120">11/04/11</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6">
          <table:table-cell table:style-name="Table2.C4" office:value-type="string">
            <text:p text:style-name="P118">5</text:p>
          </table:table-cell>
          <table:table-cell table:style-name="Table2.B4" office:value-type="date" office:date-value="2012-02-13">
            <text:p text:style-name="P120">02/13/12</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6">
          <table:table-cell table:style-name="Table2.C4" office:value-type="string">
            <text:p text:style-name="P118">6</text:p>
          </table:table-cell>
          <table:table-cell table:style-name="Table2.B4" office:value-type="date" office:date-value="2012-02-15">
            <text:p text:style-name="P120">02/15/12</text:p>
          </table:table-cell>
          <table:table-cell table:style-name="Table2.C4" office:value-type="string">
            <text:p text:style-name="P118">Debabrata Das</text:p>
          </table:table-cell>
          <table:table-cell table:style-name="Table2.C4" office:value-type="string">
            <text:p text:style-name="P118">Second Edition</text:p>
          </table:table-cell>
        </table:table-row>
        <table:table-row table:style-name="Table2.6">
          <table:table-cell table:style-name="Table2.A4" office:value-type="float" office:value="7">
            <text:p text:style-name="P118">7</text:p>
          </table:table-cell>
          <table:table-cell table:style-name="Table2.B4" office:value-type="date" office:date-value="2012-03-23">
            <text:p text:style-name="P120">03/23/12</text:p>
          </table:table-cell>
          <table:table-cell table:style-name="Table2.C4" office:value-type="string">
            <text:p text:style-name="P118">Dipu Deshmukh</text:p>
          </table:table-cell>
          <table:table-cell table:style-name="Table2.C4" office:value-type="string">
            <text:p text:style-name="P118">Review</text:p>
          </table:table-cell>
        </table:table-row>
        <table:table-row table:style-name="Table2.6">
          <table:table-cell table:style-name="Table2.C4" office:value-type="string">
            <text:p text:style-name="P118">8</text:p>
          </table:table-cell>
          <table:table-cell table:style-name="Table2.C4" office:value-type="string">
            <text:p text:style-name="P120">23/04/12</text:p>
          </table:table-cell>
          <table:table-cell table:style-name="Table2.C4" office:value-type="string">
            <text:p text:style-name="P118">Sankha Sil</text:p>
          </table:table-cell>
          <table:table-cell table:style-name="Table2.C4" office:value-type="string">
            <text:p text:style-name="P118">Revision (Named Argument description updated, test results reporting updated)</text:p>
          </table:table-cell>
        </table:table-row>
        <table:table-row table:style-name="Table2.6">
          <table:table-cell table:style-name="Table2.C4" office:value-type="string">
            <text:p text:style-name="P118">9</text:p>
          </table:table-cell>
          <table:table-cell table:style-name="Table2.C4" office:value-type="string">
            <text:p text:style-name="P120">16/05/12</text:p>
          </table:table-cell>
          <table:table-cell table:style-name="Table2.C4" office:value-type="string">
            <text:p text:style-name="P118">Sankha Sil</text:p>
          </table:table-cell>
          <table:table-cell table:style-name="Table2.C4" office:value-type="string">
            <text:p text:style-name="P118">Revision (Arranging and adding new features of ZUG)</text:p>
          </table:table-cell>
        </table:table-row>
        <table:table-row table:style-name="Table2.6">
          <table:table-cell table:style-name="Table2.C4" office:value-type="string">
            <text:p text:style-name="P118">10</text:p>
          </table:table-cell>
          <table:table-cell table:style-name="Table2.C4" office:value-type="string">
            <text:p text:style-name="P120">19/06/12</text:p>
          </table:table-cell>
          <table:table-cell table:style-name="Table2.C4" office:value-type="string">
            <text:p text:style-name="P118">Sankha Sil</text:p>
          </table:table-cell>
          <table:table-cell table:style-name="Table2.C4" office:value-type="string">
            <text:p text:style-name="P118">Review</text:p>
          </table:table-cell>
        </table:table-row>
        <table:table-row table:style-name="Table2.6">
          <table:table-cell table:style-name="Table2.A4" office:value-type="float" office:value="11">
            <text:p text:style-name="P118">11</text:p>
          </table:table-cell>
          <table:table-cell table:style-name="Table2.B4" office:value-type="date" office:date-value="2012-03-07">
            <text:p text:style-name="P120">03/07/12</text:p>
          </table:table-cell>
          <table:table-cell table:style-name="Table2.C4" office:value-type="string">
            <text:p text:style-name="P118">Dipayan Sengupta</text:p>
          </table:table-cell>
          <table:table-cell table:style-name="Table2.C4" office:value-type="string">
            <text:p text:style-name="P118">Revision (Added examples for NameSpaces)</text:p>
          </table:table-cell>
        </table:table-row>
        <table:table-row table:style-name="Table2.6">
          <table:table-cell table:style-name="Table2.C4" office:value-type="string">
            <text:p text:style-name="P118">12</text:p>
          </table:table-cell>
          <table:table-cell table:style-name="Table2.C4" office:value-type="string">
            <text:p text:style-name="P120">14/08/12</text:p>
          </table:table-cell>
          <table:table-cell table:style-name="Table2.C4" office:value-type="string">
            <text:p text:style-name="P118">Sankha Sil</text:p>
          </table:table-cell>
          <table:table-cell table:style-name="Table2.C4" office:value-type="string">
            <text:p text:style-name="P118">Built-in Atoms added</text:p>
          </table:table-cell>
        </table:table-row>
        <table:table-row table:style-name="Table2.6">
          <table:table-cell table:style-name="Table2.A4" office:value-type="float" office:value="13">
            <text:p text:style-name="P118">13</text:p>
          </table:table-cell>
          <table:table-cell table:style-name="Table2.C4" office:value-type="string">
            <text:p text:style-name="P120">25/10/12</text:p>
          </table:table-cell>
          <table:table-cell table:style-name="Table2.C4" office:value-type="string">
            <text:p text:style-name="P118">Dipayan Sengupta</text:p>
          </table:table-cell>
          <table:table-cell table:style-name="Table2.C4" office:value-type="string">
            <text:p text:style-name="P118">Added a new Chapter for MVCV</text:p>
          </table:table-cell>
        </table:table-row>
        <table:table-row table:style-name="Table2.6">
          <table:table-cell table:style-name="Table2.C4" office:value-type="string">
            <text:p text:style-name="P118">14</text:p>
          </table:table-cell>
          <table:table-cell table:style-name="Table2.C4" office:value-type="string">
            <text:p text:style-name="P120">13/11/12</text:p>
          </table:table-cell>
          <table:table-cell table:style-name="Table2.C4" office:value-type="string">
            <text:p text:style-name="P118">Sankha Sil</text:p>
          </table:table-cell>
          <table:table-cell table:style-name="Table2.C4" office:value-type="string">
            <text:p text:style-name="P118">Revision(Correcting Indexed MVM examples)</text:p>
          </table:table-cell>
        </table:table-row>
        <table:table-row table:style-name="Table2.6">
          <table:table-cell table:style-name="Table2.C4" office:value-type="string">
            <text:p text:style-name="P118">15</text:p>
          </table:table-cell>
          <table:table-cell table:style-name="Table2.C4" office:value-type="string">
            <text:p text:style-name="P120">21/11/12</text:p>
          </table:table-cell>
          <table:table-cell table:style-name="Table2.C4" office:value-type="string">
            <text:p text:style-name="P118">Sankha Sil</text:p>
          </table:table-cell>
          <table:table-cell table:style-name="Table2.C4" office:value-type="string">
            <text:p text:style-name="P118">Added new feature: Built In Atom enhanced.</text:p>
          </table:table-cell>
        </table:table-row>
        <table:table-row table:style-name="Table2.6">
          <table:table-cell table:style-name="Table2.A4" office:value-type="float" office:value="16">
            <text:p text:style-name="P118">16</text:p>
          </table:table-cell>
          <table:table-cell table:style-name="Table2.C4" office:value-type="string">
            <text:p text:style-name="P120">21/01/13</text:p>
          </table:table-cell>
          <table:table-cell table:style-name="Table2.C4" office:value-type="string">
            <text:p text:style-name="P118">Md Sarfaraz Khan</text:p>
          </table:table-cell>
          <table:table-cell table:style-name="Table2.C4" office:value-type="string">
            <text:p text:style-name="P118">Added a new topic,command line options</text:p>
          </table:table-cell>
        </table:table-row>
        <table:table-row table:style-name="Table2.6">
          <table:table-cell table:style-name="Table2.A4" office:value-type="float" office:value="17">
            <text:p text:style-name="P118">17</text:p>
          </table:table-cell>
          <table:table-cell table:style-name="Table2.B4" office:value-type="date" office:date-value="2013-03-04">
            <text:p text:style-name="P120">03/04/13</text:p>
          </table:table-cell>
          <table:table-cell table:style-name="Table2.C4" office:value-type="string">
            <text:p text:style-name="P118">Md Sarfaraz Khan</text:p>
          </table:table-cell>
          <table:table-cell table:style-name="Table2.C4" office:value-type="string">
            <text:p text:style-name="P119">Added two new topic 1)Using external Frameworks as atom libraries<text:span text:style-name="T130"> 2)Misc- Ignore test step feature</text:span></text:p>
          </table:table-cell>
        </table:table-row>
      </table:table>
      <text:list xml:id="list35724901" text:style-name="L1">
        <text:list-header>
          <text:p text:style-name="P153"><text:span text:style-name="Default_20_Paragraph_20_Font"><text:span text:style-name="T112"/></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77196_2017303931" text:style-name="Heading_20_1_20_Char" text:visited-style-name="Heading_20_1_20_Char">1. Introduction<text:tab/>6</text:a></text:p>
          <text:p text:style-name="P147"><text:a xlink:type="simple" xlink:href="#__RefHeading__77328_2017303931" text:style-name="Internet_20_link" text:visited-style-name="Internet_20_link">1.1 Document Purpose<text:tab/>6</text:a></text:p>
          <text:p text:style-name="P147"><text:a xlink:type="simple" xlink:href="#__RefHeading__77330_2017303931" text:style-name="Internet_20_link" text:visited-style-name="Internet_20_link">1.2 Intended Audience<text:tab/>6</text:a></text:p>
          <text:p text:style-name="P148"><text:a xlink:type="simple" xlink:href="#__RefHeading__77198_2017303931" text:style-name="Heading_20_1_20_Char" text:visited-style-name="Heading_20_1_20_Char">2. Anatomy of an Automation Test Suite<text:tab/>7</text:a></text:p>
          <text:p text:style-name="P147"><text:a xlink:type="simple" xlink:href="#__RefHeading__77332_2017303931" text:style-name="Internet_20_link" text:visited-style-name="Internet_20_link">2.3 TestCases and Molecules Worksheets<text:tab/>9</text:a></text:p>
          <text:p text:style-name="P147"><text:a xlink:type="simple" xlink:href="#__RefHeading__77334_2017303931" text:style-name="Internet_20_link" text:visited-style-name="Internet_20_link">2.4 Prototypes<text:tab/>13</text:a></text:p>
          <text:p text:style-name="P148"><text:a xlink:type="simple" xlink:href="#__RefHeading__77200_2017303931" text:style-name="Heading_20_1_20_Char" text:visited-style-name="Heading_20_1_20_Char">3. Writing a simple Test Case<text:tab/>14</text:a></text:p>
          <text:p text:style-name="P147"><text:a xlink:type="simple" xlink:href="#__RefHeading__77336_2017303931" text:style-name="Internet_20_link" text:visited-style-name="Internet_20_link">3.3 Flow of Execution<text:tab/>14</text:a></text:p>
          <text:p text:style-name="P147"><text:a xlink:type="simple" xlink:href="#__RefHeading__77338_2017303931" text:style-name="Internet_20_link" text:visited-style-name="Internet_20_link">3.4 Command line execution<text:tab/>15</text:a></text:p>
          <text:p text:style-name="P148"><text:a xlink:type="simple" xlink:href="#__RefHeading__77202_2017303931" text:style-name="Heading_20_1_20_Char" text:visited-style-name="Heading_20_1_20_Char">4. Built-in Atoms<text:tab/>16</text:a></text:p>
          <text:p text:style-name="P147"><text:a xlink:type="simple" xlink:href="#__RefHeading__77340_2017303931" text:style-name="Internet_20_link" text:visited-style-name="Internet_20_link">4.1 Context Variable Atoms<text:tab/>16</text:a></text:p>
          <text:p text:style-name="P147"><text:a xlink:type="simple" xlink:href="#__RefHeading__77342_2017303931" text:style-name="Internet_20_link" text:visited-style-name="Internet_20_link">4.2 XML Parsing Atoms<text:tab/>18</text:a></text:p>
          <text:p text:style-name="P147"><text:a xlink:type="simple" xlink:href="#__RefHeading__280022_398865580" text:style-name="Internet_20_link" text:visited-style-name="Internet_20_link">4.3 Web Automation Atoms<text:tab/>18</text:a></text:p>
          <text:p text:style-name="P147"><text:a xlink:type="simple" xlink:href="#__RefHeading__280024_398865580" text:style-name="Internet_20_link" text:visited-style-name="Internet_20_link">4.4 Print Atom<text:tab/>18</text:a></text:p>
          <text:p text:style-name="P147"><text:a xlink:type="simple" xlink:href="#__RefHeading__280026_398865580" text:style-name="Internet_20_link" text:visited-style-name="Internet_20_link">4.5 GetValueAtIndex Atom<text:tab/>18</text:a></text:p>
          <text:p text:style-name="P147"><text:a xlink:type="simple" xlink:href="#__RefHeading__280028_398865580" text:style-name="Internet_20_link" text:visited-style-name="Internet_20_link">4.6 GetCurrentIndex Atom<text:tab/>18</text:a></text:p>
          <text:p text:style-name="P147"><text:a xlink:type="simple" xlink:href="#__RefHeading__280030_398865580" text:style-name="Internet_20_link" text:visited-style-name="Internet_20_link">4.7 GetValueAt Atom<text:tab/>19</text:a></text:p>
          <text:p text:style-name="P148"><text:a xlink:type="simple" xlink:href="#__RefHeading__77204_2017303931" text:style-name="Heading_20_1_20_Char" text:visited-style-name="Heading_20_1_20_Char">5. Exception Handling<text:tab/>20</text:a></text:p>
          <text:p text:style-name="P147"><text:a xlink:type="simple" xlink:href="#__RefHeading__77344_2017303931" text:style-name="Internet_20_link" text:visited-style-name="Internet_20_link">5.1 Test case or Molecule exception handling<text:tab/>20</text:a></text:p>
          <text:p text:style-name="P147"><text:a xlink:type="simple" xlink:href="#__RefHeading__77346_2017303931" text:style-name="Internet_20_link" text:visited-style-name="Internet_20_link">5.2 Test suite exception handling<text:tab/>21</text:a></text:p>
          <text:p text:style-name="P148"><text:a xlink:type="simple" xlink:href="#__RefHeading__77206_2017303931" text:style-name="Heading_20_1_20_Char" text:visited-style-name="Heading_20_1_20_Char">6. Context variables<text:tab/>22</text:a></text:p>
          <text:p text:style-name="P147"><text:a xlink:type="simple" xlink:href="#__RefHeading__77348_2017303931" text:style-name="Internet_20_link" text:visited-style-name="Internet_20_link">6.1 Definition<text:tab/>22</text:a></text:p>
          <text:p text:style-name="P147"><text:a xlink:type="simple" xlink:href="#__RefHeading__77350_2017303931" text:style-name="Internet_20_link" text:visited-style-name="Internet_20_link">6.2 Declaring a Context variable<text:tab/>22</text:a></text:p>
          <text:p text:style-name="P147"><text:a xlink:type="simple" xlink:href="#__RefHeading__77352_2017303931" text:style-name="Internet_20_link" text:visited-style-name="Internet_20_link">6.3 Pass arguments by value or by reference<text:tab/>22</text:a></text:p>
          <text:p text:style-name="P147"><text:a xlink:type="simple" xlink:href="#__RefHeading__77354_2017303931" text:style-name="Internet_20_link" text:visited-style-name="Internet_20_link">6.4 Reading and Altering Context variable value from atoms (ZUG API)<text:tab/>22</text:a></text:p>
          <text:p text:style-name="P147"><text:a xlink:type="simple" xlink:href="#__RefHeading__77356_2017303931" text:style-name="Internet_20_link" text:visited-style-name="Internet_20_link">6.5 Zuoz pearls<text:tab/>23</text:a></text:p>
          <text:p text:style-name="P147"><text:soft-page-break/><text:a xlink:type="simple" xlink:href="#__RefHeading__77358_2017303931" text:style-name="Internet_20_link" text:visited-style-name="Internet_20_link">6.6 Appending values to a Context variable<text:tab/>23</text:a></text:p>
          <text:p text:style-name="P147"><text:a xlink:type="simple" xlink:href="#__RefHeading__77360_2017303931" text:style-name="Internet_20_link" text:visited-style-name="Internet_20_link">6.7 Destroying a Context variable<text:tab/>23</text:a></text:p>
          <text:p text:style-name="P147"><text:a xlink:type="simple" xlink:href="#__RefHeading__77362_2017303931" text:style-name="Internet_20_link" text:visited-style-name="Internet_20_link">6.8 ZUG test environment variables<text:tab/>24</text:a></text:p>
          <text:p text:style-name="P148"><text:a xlink:type="simple" xlink:href="#__RefHeading__77208_2017303931" text:style-name="Heading_20_1_20_Char" text:visited-style-name="Heading_20_1_20_Char">7. Molecules<text:tab/>26</text:a></text:p>
          <text:p text:style-name="P147"><text:a xlink:type="simple" xlink:href="#__RefHeading__77364_2017303931" text:style-name="Internet_20_link" text:visited-style-name="Internet_20_link">7.1 Definition<text:tab/>26</text:a></text:p>
          <text:p text:style-name="P147"><text:a xlink:type="simple" xlink:href="#__RefHeading__77366_2017303931" text:style-name="Internet_20_link" text:visited-style-name="Internet_20_link">7.2 Designing a Molecule<text:tab/>26</text:a></text:p>
          <text:p text:style-name="P147"><text:a xlink:type="simple" xlink:href="#__RefHeading__77368_2017303931" text:style-name="Internet_20_link" text:visited-style-name="Internet_20_link">7.3 Positional and named arguments<text:tab/>27</text:a></text:p>
          <text:p text:style-name="P148"><text:a xlink:type="simple" xlink:href="#__RefHeading__77210_2017303931" text:style-name="Heading_20_1_20_Char" text:visited-style-name="Heading_20_1_20_Char">8. Multi-valued Macros<text:tab/>30</text:a></text:p>
          <text:p text:style-name="P147"><text:a xlink:type="simple" xlink:href="#__RefHeading__77370_2017303931" text:style-name="Internet_20_link" text:visited-style-name="Internet_20_link">8.1 Definition<text:tab/>30</text:a></text:p>
          <text:p text:style-name="P147"><text:a xlink:type="simple" xlink:href="#__RefHeading__77372_2017303931" text:style-name="Internet_20_link" text:visited-style-name="Internet_20_link">8.2 Cartesian MVM expansion<text:tab/>30</text:a></text:p>
          <text:p text:style-name="P147"><text:a xlink:type="simple" xlink:href="#__RefHeading__77374_2017303931" text:style-name="Internet_20_link" text:visited-style-name="Internet_20_link">8.3 Indexed MVM expansion<text:tab/>30</text:a></text:p>
          <text:p text:style-name="P147"><text:a xlink:type="simple" xlink:href="#__RefHeading__77376_2017303931" text:style-name="Internet_20_link" text:visited-style-name="Internet_20_link">8.4 Nested MVMs<text:tab/>31</text:a></text:p>
          <text:p text:style-name="P147"><text:a xlink:type="simple" xlink:href="#__RefHeading__77378_2017303931" text:style-name="Internet_20_link" text:visited-style-name="Internet_20_link">8.5 MVM used in Test-cases<text:tab/>31</text:a></text:p>
          <text:p text:style-name="P147"><text:a xlink:type="simple" xlink:href="#__RefHeading__77380_2017303931" text:style-name="Internet_20_link" text:visited-style-name="Internet_20_link">8.6 MVM used in Molecules<text:tab/>32</text:a></text:p>
          <text:p text:style-name="P147"><text:a xlink:type="simple" xlink:href="#__RefHeading__77382_2017303931" text:style-name="Internet_20_link" text:visited-style-name="Internet_20_link">8.7 Scalar and Vector MVMs<text:tab/>32</text:a></text:p>
          <text:p text:style-name="P147"><text:a xlink:type="simple" xlink:href="#__RefHeading__16787_1810641932" text:style-name="Internet_20_link" text:visited-style-name="Internet_20_link">8.8 Indexing Macro values in a molecule without Indexed MVM<text:tab/>33</text:a></text:p>
          <text:p text:style-name="P148"><text:a xlink:type="simple" xlink:href="#__RefHeading__150284_455559396" text:style-name="Heading_20_1_20_Char" text:visited-style-name="Heading_20_1_20_Char">9. Multi Valued Context Variable<text:tab/>34</text:a></text:p>
          <text:p text:style-name="P147"><text:a xlink:type="simple" xlink:href="#__RefHeading__150286_455559396" text:style-name="Internet_20_link" text:visited-style-name="Internet_20_link">9.1 Definition<text:tab/>34</text:a></text:p>
          <text:p text:style-name="P147"><text:a xlink:type="simple" xlink:href="#__RefHeading__150288_455559396" text:style-name="Internet_20_link" text:visited-style-name="Internet_20_link">9.2 Cartesian Expansion<text:tab/>34</text:a></text:p>
          <text:p text:style-name="P147"><text:a xlink:type="simple" xlink:href="#__RefHeading__150292_455559396" text:style-name="Internet_20_link" text:visited-style-name="Internet_20_link">9.3 MVCV used in Test-cases<text:tab/>35</text:a></text:p>
          <text:p text:style-name="P147"><text:a xlink:type="simple" xlink:href="#__RefHeading__150296_455559396" text:style-name="Internet_20_link" text:visited-style-name="Internet_20_link">9.4 MVCV used in Molecules<text:tab/>35</text:a></text:p>
          <text:p text:style-name="P147"><text:a xlink:type="simple" xlink:href="#__RefHeading__150294_455559396" text:style-name="Internet_20_link" text:visited-style-name="Internet_20_link">9.5 Scalar and Vector MVCVs<text:tab/>36</text:a></text:p>
          <text:p text:style-name="P148"><text:a xlink:type="simple" xlink:href="#__RefHeading__150338_455559396" text:style-name="Heading_20_1_20_Char" text:visited-style-name="Heading_20_1_20_Char">10. Concurrent Execution<text:tab/>37</text:a></text:p>
          <text:p text:style-name="P147"><text:a xlink:type="simple" xlink:href="#__RefHeading__150340_455559396" text:style-name="Internet_20_link" text:visited-style-name="Internet_20_link">10.1 Test case or Molecule concurrency<text:tab/>37</text:a></text:p>
          <text:p text:style-name="P147"><text:a xlink:type="simple" xlink:href="#__RefHeading__150342_455559396" text:style-name="Internet_20_link" text:visited-style-name="Internet_20_link">10.2 Test step concurrency<text:tab/>37</text:a></text:p>
          <text:p text:style-name="P147"><text:a xlink:type="simple" xlink:href="#__RefHeading__150344_455559396" text:style-name="Internet_20_link" text:visited-style-name="Internet_20_link">10.3 Thread safe context variables<text:tab/>37</text:a></text:p>
          <text:p text:style-name="P147"><text:a xlink:type="simple" xlink:href="#__RefHeading__150346_455559396" text:style-name="Internet_20_link" text:visited-style-name="Internet_20_link">10.4 <text:s/>Passing thread safe context variables as arguments<text:tab/>37</text:a></text:p>
          <text:p text:style-name="P148"><text:a xlink:type="simple" xlink:href="#__RefHeading__77214_2017303931" text:style-name="Heading_20_1_20_Char" text:visited-style-name="Heading_20_1_20_Char">11. Negative Testing<text:tab/>38</text:a></text:p>
          <text:p text:style-name="P147"><text:soft-page-break/><text:a xlink:type="simple" xlink:href="#__RefHeading__77384_2017303931" text:style-name="Internet_20_link" text:visited-style-name="Internet_20_link">11.1 Definition<text:tab/>38</text:a></text:p>
          <text:p text:style-name="P147"><text:a xlink:type="simple" xlink:href="#__RefHeading__77386_2017303931" text:style-name="Internet_20_link" text:visited-style-name="Internet_20_link">11.2 How To Use<text:tab/>38</text:a></text:p>
          <text:p text:style-name="P148"><text:a xlink:type="simple" xlink:href="#__RefHeading__90648_1258963660" text:style-name="Heading_20_1_20_Char" text:visited-style-name="Heading_20_1_20_Char">12.NameSpaces<text:tab/>40</text:a></text:p>
          <text:p text:style-name="P147"><text:a xlink:type="simple" xlink:href="#__RefHeading__90626_1258963660" text:style-name="Internet_20_link" text:visited-style-name="Internet_20_link">12.1 Calling a Molecule from a single external worksheet.<text:tab/>40</text:a></text:p>
          <text:p text:style-name="P147"><text:a xlink:type="simple" xlink:href="#__RefHeading__90630_1258963660" text:style-name="Internet_20_link" text:visited-style-name="Internet_20_link">12.2 Calling external macros from an external worksheet.<text:tab/>41</text:a></text:p>
          <text:p text:style-name="P147"><text:a xlink:type="simple" xlink:href="#__RefHeading__90638_1258963660" text:style-name="Internet_20_link" text:visited-style-name="Internet_20_link">12.3 Calling two different macros from different external worksheets.<text:tab/>41</text:a></text:p>
          <text:p text:style-name="P147"><text:a xlink:type="simple" xlink:href="#__RefHeading__90644_1258963660" text:style-name="Internet_20_link" text:visited-style-name="Internet_20_link">12.4 Multi Level Include Files<text:tab/>42</text:a></text:p>
          <text:p text:style-name="P148"><text:a xlink:type="simple" xlink:href="#__RefHeading__16739_1810641932" text:style-name="Heading_20_1_20_Char" text:visited-style-name="Heading_20_1_20_Char">13. Command Line Options<text:tab/>43</text:a></text:p>
          <text:p text:style-name="P147"><text:a xlink:type="simple" xlink:href="#__RefHeading__16741_1810641932" text:style-name="Internet_20_link" text:visited-style-name="Internet_20_link">13.1 -verbose<text:tab/>43</text:a></text:p>
          <text:p text:style-name="P147"><text:a xlink:type="simple" xlink:href="#__RefHeading__16743_1810641932" text:style-name="Internet_20_link" text:visited-style-name="Internet_20_link">13.2 -include<text:tab/>43</text:a></text:p>
          <text:p text:style-name="P147"><text:a xlink:type="simple" xlink:href="#__RefHeading__16745_1810641932" text:style-name="Internet_20_link" text:visited-style-name="Internet_20_link">13.3 -macrocolumn<text:tab/>43</text:a></text:p>
          <text:p text:style-name="P148"><text:a xlink:type="simple" xlink:href="#__RefHeading__77218_2017303931" text:style-name="Heading_20_1_20_Char" text:visited-style-name="Heading_20_1_20_Char">14. ZUG Logs<text:tab/>45</text:a></text:p>
          <text:p text:style-name="P147"><text:a xlink:type="simple" xlink:href="#__RefHeading__77388_2017303931" text:style-name="Internet_20_link" text:visited-style-name="Internet_20_link">14.1 Result Log<text:tab/>45</text:a></text:p>
          <text:p text:style-name="P147"><text:a xlink:type="simple" xlink:href="#__RefHeading__77390_2017303931" text:style-name="Internet_20_link" text:visited-style-name="Internet_20_link">14.2 Debug Log<text:tab/>45</text:a></text:p>
          <text:p text:style-name="P147"><text:a xlink:type="simple" xlink:href="#__RefHeading__77392_2017303931" text:style-name="Internet_20_link" text:visited-style-name="Internet_20_link">14.3 Error Log<text:tab/>45</text:a></text:p>
          <text:p text:style-name="P147"><text:a xlink:type="simple" xlink:href="#__RefHeading__77394_2017303931" text:style-name="Internet_20_link" text:visited-style-name="Internet_20_link">14.4 Primitive Log<text:tab/>45</text:a></text:p>
          <text:p text:style-name="P148"><text:a xlink:type="simple" xlink:href="#__RefHeading__30384_2111845308" text:style-name="Heading_20_1_20_Char" text:visited-style-name="Heading_20_1_20_Char">15.Using External Frameworks as Atom Libraries<text:tab/>46</text:a></text:p>
          <text:p text:style-name="P148"><text:a xlink:type="simple" xlink:href="#__RefHeading__60338_410241297" text:style-name="Heading_20_1_20_Char" text:visited-style-name="Heading_20_1_20_Char">16.Miscellaneous<text:tab/>49</text:a></text:p>
          <text:p text:style-name="P147"><text:a xlink:type="simple" xlink:href="#__RefHeading__25643_410241297" text:style-name="Internet_20_link" text:visited-style-name="Internet_20_link">16.1 Ignore test Step feature<text:tab/>49</text:a></text:p>
          <text:p text:style-name="P148"><text:a xlink:type="simple" xlink:href="#__RefHeading__77220_2017303931" text:style-name="Heading_20_1_20_Char" text:visited-style-name="Heading_20_1_20_Char">17. Reporting test results <text:tab/>51</text:a></text:p>
          <text:p text:style-name="P148"><text:a xlink:type="simple" xlink:href="#__RefHeading__77222_2017303931" text:style-name="Heading_20_1_20_Char" text:visited-style-name="Heading_20_1_20_Char">18. Glossary<text:tab/>52</text:a></text:p>
        </text:index-body>
      </text:table-of-content>
      <text:p text:style-name="P121"/>
      <text:p text:style-name="P121"/>
      <text:p text:style-name="P121"/>
      <text:p text:style-name="P121"/>
      <text:p text:style-name="P121"/>
      <text:p text:style-name="P121"/>
      <text:p text:style-name="P121"/>
      <text:p text:style-name="P121"><text:soft-page-break/></text:p>
      <text:p text:style-name="P121"/>
      <text:p text:style-name="P121"/>
      <text:p text:style-name="P121"/>
      <text:p text:style-name="P121"/>
      <text:p text:style-name="P121"/>
      <text:h text:style-name="P156" text:outline-level="1"><text:bookmark text:name="__RefHeading__77196_2017303931"/>1. Introduction<text:bookmark-end text:name="__RefHeading__77196_2017303931"/></text:h>
      <text:p text:style-name="P78"><text:span text:style-name="Default_20_Paragraph_20_Font"><text:span text:style-name="T48">CHUR is Automature's formal test specification language. CHUR needs ZUG to execute tests, so please refer to the ZUG manual to find out how to run tests written in CHUR. </text:span></text:span></text:p>
      <text:p text:style-name="P78"><text:span text:style-name="Default_20_Paragraph_20_Font"><text:span text:style-name="T48">CHUR is platform independent. It can execute tests wherever ZUG is supported. </text:span></text:span></text:p>
      <text:p text:style-name="P78"><text:span text:style-name="Default_20_Paragraph_20_Font"><text:span text:style-name="T48">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8"><text:span text:style-name="Default_20_Paragraph_20_Font"><text:span text:style-name="T48">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55"/></text:span></text:p>
      <text:h text:style-name="P162" text:outline-level="2"><text:bookmark text:name="__RefHeading__77328_2017303931"/>1.1 Document Purpose<text:bookmark-end text:name="__RefHeading__77328_2017303931"/></text:h>
      <text:p text:style-name="P102">This Programmer’s Guide guides the user through the steps to create a testsuite in CHUR, containing one or more test-cases. <text:s/>This document describes the various features of the language, and provides examples of how they are intended to be used.</text:p>
      <text:p text:style-name="P111"/>
      <text:h text:style-name="P162" text:outline-level="2"><text:bookmark text:name="__RefHeading__77330_2017303931"/>1.2 Intended Audience<text:bookmark-end text:name="__RefHeading__77330_2017303931"/></text:h>
      <text:p text:style-name="P102">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2">Though no formal programming background is essential to understand CHUR, some prior basic knowledge of <text:s/>programming concepts, spreadsheets and software testing, would be helpful.</text:p>
      <text:h text:style-name="P159" text:outline-level="1"><text:bookmark text:name="__RefHeading__77198_2017303931"/>2. Anatomy of an Automation Test Suite<text:bookmark-end text:name="__RefHeading__77198_2017303931"/></text:h>
      <text:p text:style-name="P103">Automation Test Suite is represented in spreadsheet and it consists of following worksheets:</text:p>
      <text:p text:style-name="P113"><text:span text:style-name="Default_20_Paragraph_20_Font"><text:span text:style-name="T6">Config, Macros, TestCases, Molecules and Prototypes</text:span></text:span></text:p>
      <text:p text:style-name="P113"><text:span text:style-name="Default_20_Paragraph_20_Font"><text:span text:style-name="T16"/></text:span></text:p>
      <text:p text:style-name="P122">2.1 Config Worksheet</text:p>
      <text:p text:style-name="P103">This section is where environmental information is described. This information is typically used by ZUG to locate supporting programs, and upload results into the Automature database.</text:p>
      <text:p text:style-name="P103">It also contains the configuration for mapping where the Atoms are installed and also <text:change-start text:change-id="ct323851960"/>if <text:change-end text:change-id="ct323851960"/>any other spreadsheet<text:change-start text:change-id="ct323852168"/>s<text:change-end text:change-id="ct323852168"/> need to be included or not.</text:p>
      <text:p text:style-name="P112"><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5"><text:soft-page-break/><text:span text:style-name="Default_20_Paragraph_20_Font"><text:span text:style-name="T54"/></text:span></text:p>
      <text:p text:style-name="P115"><text:span text:style-name="Default_20_Paragraph_20_Font"><text:span text:style-name="T54"/></text:span></text:p>
      <text:p text:style-name="P115"><text:span text:style-name="Default_20_Paragraph_20_Font"><text:span text:style-name="T32">Following is a brief description of the Config Sheet properties</text:span></text:span><text:span text:style-name="Default_20_Paragraph_20_Font"><text:span text:style-name="T26">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16">Property Name</text:span></text:span><text:bookmark-end text:name="table2"/><text:span text:style-name="Default_20_Paragraph_20_Font"><text:span text:style-name="T116"> </text:span></text:span></text:p>
          </table:table-cell>
          <table:table-cell table:style-name="Table3.A1" office:value-type="string">
            <text:p text:style-name="Normal"><text:span text:style-name="Default_20_Paragraph_20_Font"><text:span text:style-name="T116">Property Significance </text:span></text:span></text:p>
          </table:table-cell>
          <table:table-cell table:style-name="Table3.A1" office:value-type="string">
            <text:p text:style-name="Normal"><text:span text:style-name="Default_20_Paragraph_20_Font"><text:span text:style-name="T116">Values </text:span></text:span></text:p>
          </table:table-cell>
          <table:table-cell table:style-name="Table3.A1" office:value-type="string">
            <text:p text:style-name="Normal"><text:span text:style-name="Default_20_Paragraph_20_Font"><text:span text:style-name="T116">Optional? </text:span></text:span></text:p>
          </table:table-cell>
        </table:table-row>
        <table:table-row table:style-name="Table3.2">
          <table:table-cell table:style-name="Table3.A1" office:value-type="string">
            <text:p text:style-name="Normal"><text:span text:style-name="Default_20_Paragraph_20_Font"><text:span text:style-name="T116">ScriptLocation </text:span></text:span></text:p>
          </table:table-cell>
          <table:table-cell table:style-name="Table3.A1" office:value-type="string">
            <text:p text:style-name="Normal"><text:span text:style-name="Default_20_Paragraph_20_Font"><text:span text:style-name="T116">Here the location of the atoms are specified. ZUG will pick the atoms to execute from the location specified. Multiple location </text:span></text:span><text:change text:change-id="ct323860800"/><text:change-start text:change-id="ct323858096"/><text:span text:style-name="Default_20_Paragraph_20_Font"><text:span text:style-name="T116">may</text:span></text:span><text:change-end text:change-id="ct323858096"/><text:span text:style-name="Default_20_Paragraph_20_Font"><text:span text:style-name="T116"> be provided using ‘;’ after </text:span></text:span><text:change text:change-id="ct323862464"/><text:change-start text:change-id="ct323859552"/><text:span text:style-name="Default_20_Paragraph_20_Font"><text:span text:style-name="T116">each</text:span></text:span><text:change-end text:change-id="ct323859552"/><text:span text:style-name="Default_20_Paragraph_20_Font"><text:span text:style-name="T116"> qualified path. <text:s/></text:span></text:span></text:p>
            <text:p text:style-name="Normal"><text:span text:style-name="Default_20_Paragraph_20_Font"><text:span text:style-name="T116">The locations can be </text:span></text:span><text:change-start text:change-id="ct323862360"/><text:span text:style-name="Default_20_Paragraph_20_Font"><text:span text:style-name="T116">a fully </text:span></text:span><text:change-end text:change-id="ct323862360"/><text:span text:style-name="Default_20_Paragraph_20_Font"><text:span text:style-name="T116">qualified </text:span></text:span><text:change-start text:change-id="ct323855912"/><text:span text:style-name="Default_20_Paragraph_20_Font"><text:span text:style-name="T116">path name, </text:span></text:span><text:change-end text:change-id="ct323855912"/><text:span text:style-name="Default_20_Paragraph_20_Font"><text:span text:style-name="T116">or</text:span></text:span><text:change-start text:change-id="ct323857264"/><text:span text:style-name="Default_20_Paragraph_20_Font"><text:span text:style-name="T116"> a path</text:span></text:span><text:change-end text:change-id="ct323857264"/><text:span text:style-name="Default_20_Paragraph_20_Font"><text:span text:style-name="T116"> relative </text:span></text:span><text:change text:change-id="ct323862776"/><text:change-start text:change-id="ct323848424"/><text:span text:style-name="Default_20_Paragraph_20_Font"><text:span text:style-name="T116"><text:s/>to the </text:span></text:span><text:change-end text:change-id="ct323848424"/><text:change-start text:change-id="ct323849984"/><text:span text:style-name="Default_20_Paragraph_20_Font"><text:span text:style-name="T116"><text:s/>current </text:span></text:span><text:change-end text:change-id="ct323849984"/><text:span text:style-name="Default_20_Paragraph_20_Font"><text:span text:style-name="T116">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323850192"/> <text:change-end text:change-id="ct323850192"/><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323849152"/><office:annotation><dc:creator>Unknown Author</dc:creator><dc:date>2012-02-29T12:01:43.97</dc:date><text:p text:style-name="P175"><text:span text:style-name="T146">What happens if no external atom is used? Is this still required?</text:span></text:p></office:annotation><text:change-end text:change-id="ct323849152"/><office:annotation><dc:creator>Dipayan Sengupta</dc:creator><dc:date>2012-03-26T13:01:32.97</dc:date><text:p text:style-name="P175"><text:span text:style-name="T150">Reply to Unknown Author (02/29/2012, 12:01): "..."</text:span></text:p><text:p><text:span text:style-name="T151">Will this do good?</text:span></text:p></office:annotation></text:p>
          </table:table-cell>
        </table:table-row>
        <table:table-row>
          <table:table-cell table:style-name="Table3.A1" office:value-type="string">
            <text:p text:style-name="Normal"><text:span text:style-name="Default_20_Paragraph_20_Font"><text:span text:style-name="T116">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16">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16">INCLUDE </text:span></text:span></text:p>
          </table:table-cell>
          <table:table-cell table:style-name="Table3.A1" office:value-type="string">
            <text:p text:style-name="P9">Allows a reference to another <text:change text:change-id="ct323857992"/><text:change-start text:change-id="ct323860280"/>spreadsheet<text:change-end text:change-id="ct323860280"/>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3"/>
      <text:p text:style-name="P123">2.2 Macros Worksheet</text:p>
      <text:p text:style-name="P103">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3">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0"><text:span text:style-name="Default_20_Paragraph_20_Font"><text:span text:style-name="T36">Column</text:span></text:span><text:bookmark-start text:name="table21"/><text:span text:style-name="Default_20_Paragraph_20_Font"><text:span text:style-name="T36"> Name</text:span></text:span><text:bookmark-end text:name="table21"/></text:p>
          </table:table-cell>
          <table:table-cell table:style-name="Table4.A1" office:value-type="string">
            <text:p text:style-name="P80"><text:span text:style-name="Default_20_Paragraph_20_Font"><text:span text:style-name="T36">Significance </text:span></text:span></text:p>
          </table:table-cell>
          <table:table-cell table:style-name="Table4.A1" office:value-type="string">
            <text:p text:style-name="P80"><text:span text:style-name="Default_20_Paragraph_20_Font"><text:span text:style-name="T36">Values </text:span></text:span></text:p>
          </table:table-cell>
          <table:table-cell table:style-name="Table4.A1" office:value-type="string">
            <text:p text:style-name="P80"><text:span text:style-name="Default_20_Paragraph_20_Font"><text:span text:style-name="T36">Optional? </text:span></text:span></text:p>
          </table:table-cell>
        </table:table-row>
        <table:table-row table:style-name="Table4.2">
          <table:table-cell table:style-name="Table4.A1" office:value-type="string">
            <text:p text:style-name="P1"><text:span text:style-name="Default_20_Paragraph_20_Font"><text:span text:style-name="T43">Macro Name</text:span></text:span></text:p>
          </table:table-cell>
          <table:table-cell table:style-name="Table4.A1" office:value-type="string">
            <text:p text:style-name="P112"><text:span text:style-name="Default_20_Paragraph_20_Font"><text:span text:style-name="T116">The first column is for the </text:span></text:span><text:span text:style-name="Default_20_Paragraph_20_Font"><text:span text:style-name="T120">Macro Name.</text:span></text:span></text:p>
          </table:table-cell>
          <table:table-cell table:style-name="Table4.A1" office:value-type="string">
            <text:p text:style-name="P112"><text:span text:style-name="Default_20_Paragraph_20_Font"><text:span text:style-name="T116">A Macro name must start with a single dollar ($) . A Macro name can contain letters, numbers or underscores ( _ ). </text:span></text:span></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3">Value</text:span></text:span></text:p>
          </table:table-cell>
          <table:table-cell table:style-name="Table4.A1" office:value-type="string">
            <text:p text:style-name="P104">The second column contains the value assigned to the Macro.</text:p>
          </table:table-cell>
          <table:table-cell table:style-name="Table4.A1" office:value-type="string">
            <text:p text:style-name="P76"><text:change-start text:change-id="ct323852064"/>Any string, e.g. <text:change-end text:change-id="ct323852064"/>HostMachine :port&lt;default 3306&gt;</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3">Comment</text:span></text:span></text:p>
          </table:table-cell>
          <table:table-cell table:style-name="Table4.A1" office:value-type="string">
            <text:p text:style-name="P104">The third column is for comments. </text:p>
          </table:table-cell>
          <table:table-cell table:style-name="Table4.A1" office:value-type="string">
            <text:p text:style-name="P104">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6">Yes</text:p>
          </table:table-cell>
        </table:table-row>
      </table:table>
      <text:p text:style-name="P104"><text:soft-page-break/></text:p>
      <text:p text:style-name="P104">A sample Macro worksheet:</text:p>
      <text:p text:style-name="P106"><draw:frame draw:style-name="fr2" draw:name="graphics1" text:anchor-type="as-char" svg:width="6.2681in" svg:height="1.2091in" draw:z-index="1"><draw:image xlink:href="Pictures/10000000000002D8000000A26194D2EE.png" xlink:type="simple" xlink:show="embed" xlink:actuate="onLoad"/></draw:frame></text:p>
      <text:h text:style-name="P162" text:outline-level="2"><text:bookmark text:name="__RefHeading__77332_2017303931"/>2.3 TestCases and Molecules Worksheets<text:bookmark-end text:name="__RefHeading__77332_2017303931"/></text:h>
      <text:p text:style-name="P138"><text:span text:style-name="T26"><draw:frame draw:style-name="fr2" draw:name="graphics3" text:anchor-type="as-char" svg:width="6.2681in" svg:height="0.9189in" draw:z-index="2"><draw:image xlink:href="Pictures/1000000000000408000000873096E7EC.png" xlink:type="simple" xlink:show="embed" xlink:actuate="onLoad"/></draw:frame></text:span><text:span text:style-name="T26"><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35724465" text:style-name="L2">
        <text:list-item>
          <text:p text:style-name="P172">Header Section - The first set of rows in each sheet. </text:p>
          <text:p text:style-name="P172"/>
          <text:p text:style-name="P172">The following is the header section for a test case sheet:<text:change-start text:change-id="ct323863088"/><office:annotation><dc:creator>Unknown Author</dc:creator><dc:date>2012-02-29T15:18:02.99</dc:date><text:p text:style-name="P175"><text:span text:style-name="T146">Need an illustrative picture here.</text:span></text:p></office:annotation><text:change-end text:change-id="ct323863088"/></text:p>
          <text:p text:style-name="P172"/>
        </text:list-item>
        <text:list-item>
          <text:p text:style-name="P172">One or more of the following two sections </text:p>
          <text:list>
            <text:list-item>
              <text:p text:style-name="P172">The comment section - this section will appear as a preamble to a testcase, and is a verbose description of the testcase </text:p>
            </text:list-item>
            <text:list-item>
              <text:p text:style-name="P172">The testcase section, which lays out the details about steps, actions and verifications about an individual testcase. This section is divided into three logical column groups, viz. </text:p>
              <text:list>
                <text:list-item>
                  <text:p text:style-name="P174"><text:span text:style-name="T45">The </text:span><text:span text:style-name="Emphasis"><text:span text:style-name="T35">identification</text:span></text:span><text:span text:style-name="T45"> group of columns </text:span></text:p>
                </text:list-item>
                <text:list-item>
                  <text:p text:style-name="P174"><text:span text:style-name="T45">The </text:span><text:span text:style-name="Emphasis"><text:span text:style-name="T35">test step</text:span></text:span><text:span text:style-name="T45"> group of columns, and </text:span></text:p>
                </text:list-item>
                <text:list-item>
                  <text:p text:style-name="P170"><text:span text:style-name="T45">The </text:span><text:span text:style-name="Emphasis"><text:span text:style-name="T35">result verification</text:span></text:span><text:span text:style-name="T45"> group of columns </text:span></text:p>
                </text:list-item>
              </text:list>
            </text:list-item>
          </text:list>
        </text:list-item>
      </text:list>
      <text:p text:style-name="P85"><draw:frame draw:style-name="fr2" draw:name="graphics2" text:anchor-type="as-char" svg:width="6.2681in" svg:height="0.6909in" draw:z-index="3"><draw:image xlink:href="Pictures/10000000000003E50000006EF08A1FE5.png" xlink:type="simple" xlink:show="embed" xlink:actuate="onLoad"/></draw:frame></text:p>
      <text:p text:style-name="P85"><text:change-start text:change-id="ct323856328"/><office:annotation><dc:creator>Unknown Author</dc:creator><dc:date>2012-02-29T15:16:36</dc:date><text:p text:style-name="P175"><text:span text:style-name="T146">You should have an image here, where you show each section named above in it's own highlighted color.</text:span></text:p></office:annotation><text:change-end text:change-id="ct323856328"/></text:p>
      <text:p text:style-name="P88"><text:bookmark text:name="The_identification_group_of_colu"/>The identification group of columns </text:p>
      <text:p text:style-name="P86"><text:s/>These columns identify the test case.<text:change-start text:change-id="ct323853832"/><office:annotation><dc:creator>Unknown Author</dc:creator><dc:date>2012-02-29T15:18:42</dc:date><text:p text:style-name="P175"><text:span text:style-name="T146">Need a closeup annotated/numbered picture of these columns</text:span></text:p></office:annotation><text:change-end text:change-id="ct323853832"/></text:p>
      <text:list xml:id="list35729184" text:style-name="L3">
        <text:list-item>
          <text:p text:style-name="P173">The first column contains the testcase or the Molecule identifier. This must uniquely identify each test case. This identification is used to locate the row in the test framework database, where results will be stored. </text:p>
        </text:list-item>
        <text:list-item>
          <text:p text:style-name="P171">The second column should contain a summary description of the testcase. </text:p>
        </text:list-item>
      </text:list>
      <text:p text:style-name="P85"><text:soft-page-break/><draw:frame draw:style-name="fr3" draw:name="graphics4" text:anchor-type="as-char" svg:y="-1.0429in" svg:width="5.3638in" svg:height="1.3638in" draw:z-index="29"><draw:image xlink:href="Pictures/1000000000000203000000832933ADD5.png" xlink:type="simple" xlink:show="embed" xlink:actuate="onLoad"/></draw:frame></text:p>
      <text:p text:style-name="P85"/>
      <text:p text:style-name="P87"><text:bookmark text:name="The_test_set_group_of_columns"/>The test step group of columns<text:change-start text:change-id="ct323855080"/><office:annotation><dc:creator>Unknown Author</dc:creator><dc:date>2012-02-29T15:56:19</dc:date><text:p text:style-name="P175"><text:span text:style-name="T146">Diagram or screenshot</text:span></text:p></office:annotation><text:change-end text:change-id="ct323855080"/><office:annotation><dc:creator>Dipayan Sengupta</dc:creator><dc:date>2012-03-26T15:18:35</dc:date><text:p text:style-name="P175"><text:span text:style-name="T150">Reply to Unknown Author (02/29/2012, 15:56): "..."</text:span></text:p><text:p><text:span text:style-name="T151">Gave below the paragraph</text:span></text:p></office:annotation></text:p>
      <text:p text:style-name="P86">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6">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5"><draw:frame draw:style-name="fr2" draw:name="graphics5" text:anchor-type="as-char" svg:width="6.2646in" svg:height="1.248in" draw:z-index="30"><draw:image xlink:href="Pictures/10000000000002A600000087EE50EED7.png" xlink:type="simple" xlink:show="embed" xlink:actuate="onLoad"/></draw:frame></text:p>
      <text:p text:style-name="P85"><text:bookmark text:name="The_result_verification_group_of"/><text:span text:style-name="T106">The result verification group of columns</text:span><text:change-start text:change-id="ct323854976"/><text:span text:style-name="T106"><office:annotation><dc:creator>Unknown Author</dc:creator><dc:date>2012-02-29T15:56:41.01</dc:date><text:p text:style-name="P175"><text:span text:style-name="T146">Diagram or screenshot</text:span></text:p></office:annotation></text:span><text:change-end text:change-id="ct323854976"/><text:span text:style-name="T106"><office:annotation><dc:creator>Dipayan Sengupta</dc:creator><dc:date>2012-03-26T15:18:51.01</dc:date><text:p text:style-name="P175"><text:span text:style-name="T150">Reply to Unknown Author (02/29/2012, 15:56): "..."</text:span></text:p><text:p><text:span text:style-name="T151">Gave below the paragraph</text:span></text:p></office:annotation></text:span></text:p>
      <text:p text:style-name="P92"><text:span text:style-name="T11">These columns describe how to verify the outcome of a specific action. Each method can be supplied arguments. The verification method always returns a </text:span><text:change text:change-id="ct323855184"/><text:change-start text:change-id="ct323855808"/><text:span text:style-name="T11">status</text:span><text:change-end text:change-id="ct323855808"/><text:span text:style-name="T11">. If the </text:span><text:change text:change-id="ct323862880"/><text:change-start text:change-id="ct323848320"/><text:span text:style-name="T11">status</text:span><text:change-end text:change-id="ct323848320"/><text:span text:style-name="T11"> </text:span><text:change text:change-id="ct323853728"/><text:change text:change-id="ct323848840"/><text:change text:change-id="ct323862672"/><text:span text:style-name="T11"><text:s/></text:span><text:change-start text:change-id="ct323854768"/><text:span text:style-name="T11">returned is </text:span><text:change-end text:change-id="ct323854768"/><text:span text:style-name="T11">a zero, then the </text:span><text:change text:change-id="ct323854872"/><text:change-start text:change-id="ct323857472"/><text:span text:style-name="T11">verification</text:span><text:change-end text:change-id="ct323857472"/><text:span text:style-name="T11"> is deemed to have succeeded. If all actions for a given test case are successful, then the testcase has passed. </text:span><text:line-break/><text:change text:change-id="ct323854040"/><text:change text:change-id="ct323853936"/><draw:frame draw:style-name="fr2" draw:name="graphics6" text:anchor-type="as-char" svg:width="6.1244in" svg:height="1.3543in" draw:z-index="31"><draw:image xlink:href="Pictures/100000000000024C00000082A4EB7A5A.png" xlink:type="simple" xlink:show="embed" xlink:actuate="onLoad"/></draw:frame></text:p>
      <text:p text:style-name="P85">The following <text:change-start text:change-id="ct323858512"/>table <text:change-end text:change-id="ct323858512"/>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0"><text:bookmark-start text:name="table1"/><text:a xlink:type="simple" xlink:href="http://www.automature.com/twiki/bin/view/ZUG/TestCaseDesign?skin=clean.nat%2Cbloom11;sortcol=0;table=1;up=0#sorted_table" office:target-frame-name="_top" xlink:show="replace"><text:span text:style-name="Default_20_Paragraph_20_Font"><text:span text:style-name="T44">Column Name</text:span></text:span></text:a><text:bookmark-end text:name="table1"/><text:span text:style-name="Default_20_Paragraph_20_Font"><text:span text:style-name="T36"> </text:span></text:span></text:p>
          </table:table-cell>
          <table:table-cell table:style-name="Table5.A1" office:value-type="string">
            <text:p text:style-name="P80"><text:a xlink:type="simple" xlink:href="http://www.automature.com/twiki/bin/view/ZUG/TestCaseDesign?skin=clean.nat%2Cbloom11;sortcol=1;table=1;up=0#sorted_table" office:target-frame-name="_top" xlink:show="replace"><text:span text:style-name="Default_20_Paragraph_20_Font"><text:span text:style-name="T44">Column Description</text:span></text:span></text:a><text:span text:style-name="Default_20_Paragraph_20_Font"><text:span text:style-name="T36"> </text:span></text:span></text:p>
          </table:table-cell>
          <table:table-cell table:style-name="Table5.A1" office:value-type="string">
            <text:p text:style-name="P80"><text:a xlink:type="simple" xlink:href="http://www.automature.com/twiki/bin/view/ZUG/TestCaseDesign?skin=clean.nat%2Cbloom11;sortcol=2;table=1;up=0#sorted_table" office:target-frame-name="_top" xlink:show="replace"><text:span text:style-name="Default_20_Paragraph_20_Font"><text:span text:style-name="T44">Acceptable Values</text:span></text:span></text:a><text:span text:style-name="Default_20_Paragraph_20_Font"><text:span text:style-name="T36"> </text:span></text:span></text:p>
          </table:table-cell>
          <table:table-cell table:style-name="Table5.A1" office:value-type="string">
            <text:p text:style-name="P80"><text:a xlink:type="simple" xlink:href="http://www.automature.com/twiki/bin/view/ZUG/TestCaseDesign?skin=clean.nat%2Cbloom11;sortcol=3;table=1;up=0#sorted_table" office:target-frame-name="_top" xlink:show="replace"><text:span text:style-name="Default_20_Paragraph_20_Font"><text:span text:style-name="T44">Optional?</text:span></text:span></text:a><text:span text:style-name="Default_20_Paragraph_20_Font"><text:span text:style-name="T36"> </text:span></text:span></text:p>
          </table:table-cell>
        </table:table-row>
        <table:table-row>
          <table:table-cell table:style-name="Table5.A1" office:value-type="string">
            <text:p text:style-name="P80"><text:span text:style-name="Default_20_Paragraph_20_Font"><text:span text:style-name="T36">TestCase ID* or *Molecule Name </text:span></text:span></text:p>
          </table:table-cell>
          <table:table-cell table:style-name="Table5.A1" office:value-type="string">
            <text:p text:style-name="P76">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39">Init</text:span></text:span><text:span text:style-name="Default_20_Paragraph_20_Font"><text:span text:style-name="T43"> : This is the initialization Molecule for the entire test plan. If a testcase is named </text:span></text:span><text:span text:style-name="Default_20_Paragraph_20_Font"><text:span text:style-name="T39">Init</text:span></text:span><text:span text:style-name="Default_20_Paragraph_20_Font"><text:span text:style-name="T43">, ZUG will execute this </text:span></text:span><text:span text:style-name="Default_20_Paragraph_20_Font"><text:span text:style-name="T39">testcase</text:span></text:span><text:span text:style-name="Default_20_Paragraph_20_Font"><text:span text:style-name="T43"> before any test case is executed from the test </text:span></text:span><text:span text:style-name="Default_20_Paragraph_20_Font"><text:span text:style-name="T43">case worksheet. If all action steps for </text:span></text:span><text:span text:style-name="Default_20_Paragraph_20_Font"><text:span text:style-name="T39">Init</text:span></text:span><text:span text:style-name="Default_20_Paragraph_20_Font"><text:span text:style-name="T43"> succeeds, ZUG will proceed </text:span></text:span><text:span text:style-name="Default_20_Paragraph_20_Font"><text:span text:style-name="T43">with other test cases. The result of </text:span></text:span><text:span text:style-name="Default_20_Paragraph_20_Font"><text:span text:style-name="T39">init</text:span></text:span><text:span text:style-name="Default_20_Paragraph_20_Font"><text:span text:style-name="T43"> is not </text:span></text:span><text:span text:style-name="Default_20_Paragraph_20_Font"><text:span text:style-name="T43">stored in the database. If </text:span></text:span><text:span text:style-name="Default_20_Paragraph_20_Font"><text:span text:style-name="T43">this </text:span></text:span><text:soft-page-break/><text:span text:style-name="Default_20_Paragraph_20_Font"><text:span text:style-name="T43">fails then ZUG looks for a </text:span></text:span><text:span text:style-name="Default_20_Paragraph_20_Font"><text:span text:style-name="T43">testcase named </text:span></text:span><text:span text:style-name="Default_20_Paragraph_20_Font"><text:span text:style-name="T39">cleanup</text:span></text:span><text:span text:style-name="Default_20_Paragraph_20_Font"><text:span text:style-name="T43"> <text:line-break/></text:span></text:span><text:span text:style-name="Default_20_Paragraph_20_Font"><text:span text:style-name="T39">Cleanup</text:span></text:span><text:span text:style-name="Default_20_Paragraph_20_Font"><text:span text:style-name="T43"> : This is the clean up for the entire test </text:span></text:span><text:change text:change-id="ct323862256"/><text:change-start text:change-id="ct323858200"/><text:span text:style-name="Default_20_Paragraph_20_Font"><text:span text:style-name="T43">suite</text:span></text:span><text:change-end text:change-id="ct323858200"/><text:span text:style-name="Default_20_Paragraph_20_Font"><text:span text:style-name="T43">. The </text:span></text:span><text:change text:change-id="ct323863712"/><text:change-start text:change-id="ct323854664"/><text:span text:style-name="Default_20_Paragraph_20_Font"><text:span text:style-name="T43">cleanup testcase</text:span></text:span><text:change-end text:change-id="ct323854664"/><text:span text:style-name="Default_20_Paragraph_20_Font"><text:span text:style-name="T43"> </text:span></text:span><text:change text:change-id="ct323856432"/><text:change-start text:change-id="ct323849880"/><text:span text:style-name="Default_20_Paragraph_20_Font"><text:span text:style-name="T43"><text:s/>is</text:span></text:span><text:change-end text:change-id="ct323849880"/><text:span text:style-name="Default_20_Paragraph_20_Font"><text:span text:style-name="T43"> executed at the end after all the test cases have been executed. Like the </text:span></text:span><text:span text:style-name="Default_20_Paragraph_20_Font"><text:span text:style-name="T39">Init</text:span></text:span><text:span text:style-name="Default_20_Paragraph_20_Font"><text:span text:style-name="T43"> testcase, the result for th</text:span></text:span><text:change text:change-id="ct323860592"/><text:change-start text:change-id="ct323862152"/><text:span text:style-name="Default_20_Paragraph_20_Font"><text:span text:style-name="T43">e</text:span></text:span><text:change-end text:change-id="ct323862152"/><text:span text:style-name="Default_20_Paragraph_20_Font"><text:span text:style-name="T43"> </text:span></text:span><text:change text:change-id="ct323857368"/><text:change-start text:change-id="ct323856016"/><text:span text:style-name="Default_20_Paragraph_20_Font"><text:span text:style-name="T43">c</text:span></text:span><text:change-end text:change-id="ct323856016"/><text:change-start text:change-id="ct323859240"/><text:span text:style-name="Default_20_Paragraph_20_Font"><text:span text:style-name="T43">leanup </text:span></text:span><text:change-end text:change-id="ct323859240"/><text:span text:style-name="Default_20_Paragraph_20_Font"><text:span text:style-name="T43">Molecule is also not stored in the database. </text:span></text:span></text:p>
          </table:table-cell>
          <table:table-cell table:style-name="Table5.A1" office:value-type="string">
            <text:p text:style-name="P76">Mandatory, if the row corresponds to the first step of a test case, Molecule, initialization or cleanup. Otherwise, should be left blank </text:p>
          </table:table-cell>
        </table:table-row>
        <table:table-row>
          <table:table-cell table:style-name="Table5.A1" office:value-type="string">
            <text:p text:style-name="P80"><text:span text:style-name="Default_20_Paragraph_20_Font"><text:span text:style-name="T36">Description </text:span></text:span></text:p>
          </table:table-cell>
          <table:table-cell table:style-name="Table5.A1" office:value-type="string">
            <text:p text:style-name="P76">Textual Description of the Step. </text:p>
          </table:table-cell>
          <table:table-cell table:style-name="Table5.A1" office:value-type="string">
            <text:p text:style-name="P76">Currently ignored by the ZUG, it is a good practice for the Test Case Writer to document the intent of the step within the Test Case or Molecule. </text:p>
          </table:table-cell>
          <table:table-cell table:style-name="Table5.A1" office:value-type="string">
            <text:p text:style-name="P76">Optional, but highly recommended </text:p>
          </table:table-cell>
        </table:table-row>
        <table:table-row>
          <table:table-cell table:style-name="Table5.A1" office:value-type="string">
            <text:p text:style-name="P80"><text:span text:style-name="Default_20_Paragraph_20_Font"><text:span text:style-name="T36">property </text:span></text:span></text:p>
          </table:table-cell>
          <table:table-cell table:style-name="Table5.A1" office:value-type="string">
            <text:p text:style-name="P76">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35720851" text:style-name="L4">
              <text:list-item>
                <text:p text:style-name="P154"><text:change-start text:change-id="ct323859344"/><text:span text:style-name="Default_20_Paragraph_20_Font"><text:span text:style-name="T40">Auto</text:span></text:span><text:change-end text:change-id="ct323859344"/><text:span text:style-name="Default_20_Paragraph_20_Font"><text:span text:style-name="T39"> or </text:span></text:span><text:change-start text:change-id="ct323856848"/><text:span text:style-name="Default_20_Paragraph_20_Font"><text:span text:style-name="T40">Manual</text:span></text:span><text:change-end text:change-id="ct323856848"/><text:span text:style-name="Default_20_Paragraph_20_Font"><text:span text:style-name="T43"> : (test case or Molecule property) . Means that the test case or Molecule will be executed by the ZUG.</text:span></text:span><text:change-start text:change-id="ct323852688"/></text:p>
              </text:list-item>
              <text:list-item>
                <text:p text:style-name="P154"><text:change-end text:change-id="ct323852688"/><text:change text:change-id="ct323858408"/><text:a xlink:type="simple" xlink:href="http://www.automature.com/twiki/bin/view/ZUG/GenerateConcurrencyExecution" office:target-frame-name="_top" xlink:show="replace"><text:span text:style-name="Default_20_Paragraph_20_Font"><text:span text:style-name="T105">GCE</text:span></text:span></text:a><text:span text:style-name="Default_20_Paragraph_20_Font"><text:span text:style-name="T43"> </text:span></text:span><text:change-start text:change-id="ct323855600"/><text:span text:style-name="Default_20_Paragraph_20_Font"><text:span text:style-name="T43"><text:s/>or Seq</text:span></text:span><text:change-end text:change-id="ct323855600"/><text:span text:style-name="Default_20_Paragraph_20_Font"><text:span text:style-name="T43">: ( Test case or Molecule property) : </text:span></text:span><text:a xlink:type="simple" xlink:href="http://www.automature.com/twiki/bin/view/ZUG/GenerateConcurrencyExecution" office:target-frame-name="_top" xlink:show="replace"><text:span text:style-name="Default_20_Paragraph_20_Font"><text:span text:style-name="T104">GCE</text:span></text:span></text:a><text:span text:style-name="Default_20_Paragraph_20_Font"><text:span text:style-name="T43"> stands for "Generate concurrently executing testcases" - This means All the expanded test cases (using MVM) will be executed concurrently (i.e. in parallel) instead of sequentially. </text:span></text:span><text:change-start text:change-id="ct323860696"/></text:p>
              </text:list-item>
              <text:list-item>
                <text:p text:style-name="P154"><text:change-end text:change-id="ct323860696"/><text:span text:style-name="Default_20_Paragraph_20_Font"><text:span text:style-name="T43"><text:line-break/></text:span></text:span><text:span text:style-name="Default_20_Paragraph_20_Font"><text:span text:style-name="T39">REM/Comment</text:span></text:span><text:change-start text:change-id="ct323862984"/><text:span text:style-name="Default_20_Paragraph_20_Font"><text:span text:style-name="T39"> or Exec</text:span></text:span><text:change-end text:change-id="ct323862984"/><text:change text:change-id="ct323856224"/><text:span text:style-name="Default_20_Paragraph_20_Font"><text:span text:style-name="T43">; (test step property) To prevent a specific step (Action/Verification step) from execution. </text:span></text:span></text:p>
              </text:list-item>
              <text:list-item>
                <text:p text:style-name="P154"><text:span text:style-name="Default_20_Paragraph_20_Font"><text:span text:style-name="T43">Negative,neg-action,neg-verify for negative testing.</text:span></text:span></text:p>
              </text:list-item>
            </text:list>
          </table:table-cell>
          <table:table-cell table:style-name="Table5.A1" office:value-type="string">
            <text:p text:style-name="P1"><text:span text:style-name="Default_20_Paragraph_20_Font"><text:span text:style-name="T43">Default properties: </text:span></text:span><text:change-start text:change-id="ct323849776"/></text:p>
            <text:p text:style-name="P1"><text:change-end text:change-id="ct323849776"/><text:span text:style-name="Default_20_Paragraph_20_Font"><text:span text:style-name="T39">Auto</text:span></text:span><text:span text:style-name="Default_20_Paragraph_20_Font"><text:span text:style-name="T43"> </text:span></text:span><text:change-start text:change-id="ct323858824"/><text:span text:style-name="Default_20_Paragraph_20_Font"><text:span text:style-name="T43"><text:s/>| </text:span></text:span><text:change-end text:change-id="ct323858824"/><text:span text:style-name="Default_20_Paragraph_20_Font"><text:span text:style-name="T39">Seq</text:span></text:span><text:span text:style-name="Default_20_Paragraph_20_Font"><text:span text:style-name="T43"> </text:span></text:span><text:change-start text:change-id="ct323858928"/><text:span text:style-name="Default_20_Paragraph_20_Font"><text:span text:style-name="T43">|</text:span></text:span><text:change-end text:change-id="ct323858928"/><text:change text:change-id="ct323856120"/><text:span text:style-name="Default_20_Paragraph_20_Font"><text:span text:style-name="T43"> </text:span></text:span><text:span text:style-name="Default_20_Paragraph_20_Font"><text:span text:style-name="T39">Exec</text:span></text:span><text:span text:style-name="Default_20_Paragraph_20_Font"><text:span text:style-name="T43"> </text:span></text:span></text:p>
          </table:table-cell>
        </table:table-row>
        <table:table-row>
          <table:table-cell table:style-name="Table5.A1" office:value-type="string">
            <text:p text:style-name="P80"><text:span text:style-name="Default_20_Paragraph_20_Font"><text:span text:style-name="T36">Step: </text:span></text:span></text:p>
          </table:table-cell>
          <table:table-cell table:style-name="Table5.A1" office:value-type="string">
            <text:p text:style-name="P76">This should be specified for each Action of a Test Case or a<text:change text:change-id="ct323859864"/> Molecule (but) not for a Verification step. It should be a monotonically increasing number for each test case action. If <text:change text:change-id="ct323851648"/><text:change-start text:change-id="ct323857056"/>multiple<text:change-end text:change-id="ct323857056"/> steps of a test case ha<text:change-start text:change-id="ct323852792"/>ve<text:change-end text:change-id="ct323852792"/><text:change text:change-id="ct323851544"/> the same number, then <text:change text:change-id="ct323860176"/><text:s/>th<text:change-start text:change-id="ct323859448"/>o<text:change-end text:change-id="ct323859448"/><text:change text:change-id="ct323850296"/>se <text:change text:change-id="ct323850920"/><text:s/>steps are execut<text:change text:change-id="ct323853624"/><text:change-start text:change-id="ct323857888"/>ed<text:change-end text:change-id="ct323857888"/> concurrently. <text:change-start text:change-id="ct323859136"/></text:p>
            <text:p text:style-name="P76"><text:change-end text:change-id="ct323859136"/>Some <text:change text:change-id="ct323862048"/><text:s/><text:change text:change-id="ct323856952"/><text:s/>steps can be considered <text:change text:change-id="ct323859032"/><text:change-start text:change-id="ct323859968"/>to be<text:change-end text:change-id="ct323859968"/> initialization steps, a few others the actual action steps, and the rest <text:change text:change-id="ct323850816"/><text:s/>cleanup steps. The <text:soft-page-break/>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6">"2i" and "5c" are examples of a valid initialization step and a valid cleanup step </text:p>
          </table:table-cell>
          <table:table-cell table:style-name="Table5.A1" office:value-type="string">
            <text:p text:style-name="P76">Optional, unless two steps are supposed to be executed in parallel, or are used to pair an initialization step with a cleanup step within a test case or Molecule. <text:change-start text:change-id="ct323849360"/></text:p>
            <text:p text:style-name="P76">The default behavior, whe<text:change-end text:change-id="ct323849360"/><text:change-start text:change-id="ct323851752"/>n steps are not numbered are that the steps are exceuted sequentially. </text:p>
            <text:p text:style-name="P76"><text:soft-page-break/>Only those cleanup steps of a <text:change-end text:change-id="ct323851752"/><text:change-start text:change-id="ct323851856"/>testcase or <text:change-end text:change-id="ct323851856"/>Molecule<text:change-start text:change-id="ct323859656"/> will be executed, whose initialization steps have been completed or started<text:change-end text:change-id="ct323859656"/><text:change-start text:change-id="ct323859760"/>.<text:change-end text:change-id="ct323859760"/></text:p>
          </table:table-cell>
        </table:table-row>
        <table:table-row>
          <table:table-cell table:style-name="Table5.A1" office:value-type="string">
            <text:p text:style-name="P80"><text:span text:style-name="Default_20_Paragraph_20_Font"><text:span text:style-name="T36">Action </text:span></text:span></text:p>
          </table:table-cell>
          <table:table-cell table:style-name="Table5.A1" office:value-type="string">
            <text:p text:style-name="P76">A Test Case is a sequence of one or more Actions. And each Action may take as many arguments as necessary. </text:p>
          </table:table-cell>
          <table:table-cell table:style-name="Table5.A1" office:value-type="string">
            <text:p text:style-name="P1"><text:span text:style-name="Default_20_Paragraph_20_Font"><text:span text:style-name="T36">"@"</text:span></text:span><text:span text:style-name="Default_20_Paragraph_20_Font"><text:span text:style-name="T43"> : prefixes the name of a atom. ZUG executes the Action by executing the atom in a separate command shell window. The </text:span></text:span><text:span text:style-name="Default_20_Paragraph_20_Font"><text:span text:style-name="T36">atom must</text:span></text:span><text:span text:style-name="Default_20_Paragraph_20_Font"><text:span text:style-name="T43"> return a status value indicating success or failure. </text:span></text:span><text:change-start text:change-id="ct323860072"/><text:span text:style-name="Default_20_Paragraph_20_Font"><text:span text:style-name="T43">A zero return indicates success. An non-zero return will cause the testcase or </text:span></text:span><text:change-end text:change-id="ct323860072"/><text:span text:style-name="Default_20_Paragraph_20_Font"><text:span text:style-name="T43">Molecule</text:span></text:span><text:change-start text:change-id="ct323863608"/><text:span text:style-name="Default_20_Paragraph_20_Font"><text:span text:style-name="T43"> to </text:span></text:span><text:change-end text:change-id="ct323863608"/><text:change-start text:change-id="ct323862568"/><text:span text:style-name="Default_20_Paragraph_20_Font"><text:span text:style-name="T43">abort, and initiate cleanup actions.</text:span></text:span><text:change-end text:change-id="ct323862568"/><text:span text:style-name="Default_20_Paragraph_20_Font"><text:span text:style-name="T43"><text:line-break/></text:span></text:span><text:span text:style-name="Default_20_Paragraph_20_Font"><text:span text:style-name="T36">"&amp;"</text:span></text:span><text:span text:style-name="Default_20_Paragraph_20_Font"><text:span text:style-name="T43"> prefixes the name of a</text:span></text:span><text:change text:change-id="ct323864232"/><text:span text:style-name="Default_20_Paragraph_20_Font"><text:span text:style-name="T43"> Molecule. ZUG supports the notion of </text:span></text:span><text:change text:change-id="ct323864128"/><text:span text:style-name="Default_20_Paragraph_20_Font"><text:span text:style-name="T43"><text:s/>Nested Molecules - wherein a Molecule or a normal testcase can refer to a series of Molecules, which can then invoke any number of other Molecules. </text:span></text:span><text:change-start text:change-id="ct323851336"/><text:span text:style-name="Default_20_Paragraph_20_Font"><text:span text:style-name="T43">Note that </text:span></text:span><text:change-end text:change-id="ct323851336"/><text:change-start text:change-id="ct323850400"/><text:span text:style-name="Default_20_Paragraph_20_Font"><text:span text:style-name="T43">recursive </text:span></text:span><text:change-end text:change-id="ct323850400"/><text:span text:style-name="Default_20_Paragraph_20_Font"><text:span text:style-name="T43">Molecule</text:span></text:span><text:change-start text:change-id="ct323863192"/><text:span text:style-name="Default_20_Paragraph_20_Font"><text:span text:style-name="T43"> calls are not supported.</text:span></text:span><text:change-end text:change-id="ct323863192"/><text:span text:style-name="Default_20_Paragraph_20_Font"><text:span text:style-name="T43"><text:line-break/></text:span></text:span><text:span text:style-name="Default_20_Paragraph_20_Font"><text:span text:style-name="T36">Built-in</text:span></text:span><text:span text:style-name="Default_20_Paragraph_20_Font"><text:span text:style-name="T43"> atoms (no prefix) - These are </text:span></text:span><text:change-start text:change-id="ct323863296"/><text:span text:style-name="Default_20_Paragraph_20_Font"><text:span text:style-name="T43">atoms that execute in the same process context as </text:span></text:span><text:change-end text:change-id="ct323863296"/><text:span text:style-name="Default_20_Paragraph_20_Font"><text:span text:style-name="T43">ZUG</text:span></text:span><text:change-start text:change-id="ct323849464"/><text:span text:style-name="Default_20_Paragraph_20_Font"><text:span text:style-name="T43">. </text:span></text:span><text:change-end text:change-id="ct323849464"/><text:change-start text:change-id="ct323849568"/><text:span text:style-name="Default_20_Paragraph_20_Font"><text:span text:style-name="T43">These atoms are </text:span></text:span><text:change-end text:change-id="ct323849568"/><text:span text:style-name="Default_20_Paragraph_20_Font"><text:span text:style-name="T43">internal to the ZUG For a complete list of built-in atoms, see Built-in Atoms .</text:span></text:span><text:change-start text:change-id="ct323855288"/></text:p>
            <text:p text:style-name="P1"><text:span text:style-name="Default_20_Paragraph_20_Font"><text:span text:style-name="T43">In-Process atoms (no prefix) </text:span></text:span><text:change-end text:change-id="ct323855288"/><text:change-start text:change-id="ct323864440"/><text:span text:style-name="Default_20_Paragraph_20_Font"><text:span text:style-name="T43">–</text:span></text:span><text:change-end text:change-id="ct323864440"/><text:change-start text:change-id="ct323863504"/><text:span text:style-name="Default_20_Paragraph_20_Font"><text:span text:style-name="T43"> </text:span></text:span><text:change-end text:change-id="ct323863504"/><text:change-start text:change-id="ct323857576"/><text:span text:style-name="Default_20_Paragraph_20_Font"><text:span text:style-name="T43">Atoms may also </text:span></text:span><text:change-end text:change-id="ct323857576"/><text:span text:style-name="Default_20_Paragraph_20_Font"><text:span text:style-name="T43"><text:s/></text:span></text:span><text:change-start text:change-id="ct323856536"/><text:span text:style-name="Default_20_Paragraph_20_Font"><text:span text:style-name="T43">be added </text:span></text:span><text:change-end text:change-id="ct323856536"/><text:change-start text:change-id="ct323855496"/><text:span text:style-name="Default_20_Paragraph_20_Font"><text:span text:style-name="T43">by users to execute in-process. The name of the library must precede the </text:span></text:span><text:change-end text:change-id="ct323855496"/><text:change-start text:change-id="ct323854560"/><text:span text:style-name="Default_20_Paragraph_20_Font"><text:span text:style-name="T43">name name of the atom.</text:span></text:span><text:change-end text:change-id="ct323854560"/></text:p>
          </table:table-cell>
          <table:table-cell table:style-name="Table5.A1" office:value-type="string">
            <text:p text:style-name="P76">  </text:p>
          </table:table-cell>
        </table:table-row>
        <table:table-row>
          <table:table-cell table:style-name="Table5.A1" office:value-type="string">
            <text:p text:style-name="P80"><text:span text:style-name="Default_20_Paragraph_20_Font"><text:span text:style-name="T36">ActionArg_# </text:span></text:span></text:p>
          </table:table-cell>
          <table:table-cell table:style-name="Table5.A1" office:value-type="string">
            <text:p text:style-name="P1"><text:span text:style-name="Default_20_Paragraph_20_Font"><text:span text:style-name="T43">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43">Macro description to learn about macros. Action arguments also support </text:span></text:span><text:soft-page-break/><text:span text:style-name="Default_20_Paragraph_20_Font"><text:span text:style-name="T43">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43">name). However, if the action happens to be an atom, (action name prefixed by </text:span></text:span><text:span text:style-name="Default_20_Paragraph_20_Font"><text:span text:style-name="T36">@</text:span></text:span><text:span text:style-name="Default_20_Paragraph_20_Font"><text:span text:style-name="T43">, the </text:span></text:span><text:span text:style-name="Default_20_Paragraph_20_Font"><text:span text:style-name="T43">arguments are passed as a </text:span></text:span><text:span text:style-name="Default_20_Paragraph_20_Font"><text:span text:style-name="T39">formal name=actual value</text:span></text:span><text:span text:style-name="Default_20_Paragraph_20_Font"><text:span text:style-name="T43"> pair.). Formal Arguments increase the </text:span></text:span><text:change text:change-id="ct323854248"/><text:span text:style-name="Default_20_Paragraph_20_Font"><text:span text:style-name="T43"><text:s/></text:span></text:span><text:span text:style-name="Default_20_Paragraph_20_Font"><text:span text:style-name="T43">maintainability</text:span></text:span><text:change-start text:change-id="ct323854144"/><text:span text:style-name="Default_20_Paragraph_20_Font"><text:span text:style-name="T43"> of the testsuite</text:span></text:span><text:change-end text:change-id="ct323854144"/><text:span text:style-name="Default_20_Paragraph_20_Font"><text:span text:style-name="T43">.</text:span></text:span></text:p>
          </table:table-cell>
          <table:table-cell table:style-name="Table5.A1" office:value-type="string">
            <text:p text:style-name="P6"><text:change-start text:change-id="ct323852480"/><text:span text:style-name="Default_20_Paragraph_20_Font"><text:span text:style-name="T113">The contents may be an input argument, referred to by its position, or its formal name, or an actual value, a context variable, or a macro that would be substituted at execution time.</text:span></text:span></text:p>
            <text:p text:style-name="P1"><text:change-end text:change-id="ct323852480"/><text:span text:style-name="Default_20_Paragraph_20_Font"><text:span text:style-name="T43">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323854456"/><text:span text:style-name="Default_20_Paragraph_20_Font"><text:span text:style-name="T43">, or </text:span></text:span><text:change-end text:change-id="ct323854456"/><text:span text:style-name="Default_20_Paragraph_20_Font"><text:span text:style-name="T43">Molecule is responsible for reading or setting the value </text:span></text:span><text:span text:style-name="Default_20_Paragraph_20_Font"><text:span text:style-name="T43">of that context variable <text:line-break/></text:span></text:span><text:span text:style-name="Default_20_Paragraph_20_Font"><text:span text:style-name="T39">Pass By Value</text:span></text:span><text:span text:style-name="Default_20_Paragraph_20_Font"><text:span text:style-name="T43"> : <text:line-break/>Example: @openbrowser URL=</text:span></text:span><text:soft-page-break/><text:span text:style-name="Default_20_Paragraph_20_Font"><text:span text:style-name="T43">%myurl%</text:span></text:span></text:p>
            <text:p text:style-name="P1"><text:span text:style-name="Default_20_Paragraph_20_Font"><text:span text:style-name="T39">Pass By Reference</text:span></text:span><text:span text:style-name="Default_20_Paragraph_20_Font"><text:span text:style-name="T43"> : <text:line-break/>Example: @getwindowhandle WHandle=WINDOW_HANDLE </text:span></text:span></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6">Verify </text:span></text:span></text:p>
          </table:table-cell>
          <table:table-cell table:style-name="Table5.A1" office:value-type="string">
            <text:p text:style-name="P76">Each Action of a Test Case may consist of none, one, or several Verification Methods. And each Verification method may take several arguments as needed. </text:p>
          </table:table-cell>
          <table:table-cell table:style-name="Table5.A1" office:value-type="string">
            <text:p text:style-name="P76">Any verification method that starts with a "@" will be considered a atom. ZUG will execute the Verification Method by running the atom in its own command shell window. <text:change-start text:change-id="ct323852584"/>A Verification Method may also invoke a <text:change-end text:change-id="ct323852584"/>Molecule<text:change-start text:change-id="ct323850608"/>.<text:change-end text:change-id="ct323850608"/></text:p>
            <text:p text:style-name="P76">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6">VerifyArg_# </text:span></text:span></text:p>
          </table:table-cell>
          <table:table-cell table:style-name="Table5.A1" office:value-type="string">
            <text:p text:style-name="P1"><text:span text:style-name="Default_20_Paragraph_20_Font"><text:span text:style-name="T43">All Verification Arguments should have </text:span></text:span><text:span text:style-name="Default_20_Paragraph_20_Font"><text:span text:style-name="T39">VerifyArg_#</text:span></text:span><text:span text:style-name="Default_20_Paragraph_20_Font"><text:span text:style-name="T43">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36">VerifyArg_1</text:span></text:span><text:span text:style-name="Default_20_Paragraph_20_Font"><text:span text:style-name="T43">, </text:span></text:span><text:span text:style-name="Default_20_Paragraph_20_Font"><text:span text:style-name="T36">VerifyArg_2</text:span></text:span><text:span text:style-name="Default_20_Paragraph_20_Font"><text:span text:style-name="T43">, </text:span></text:span><text:span text:style-name="Default_20_Paragraph_20_Font"><text:span text:style-name="T36">VerifyArg_3</text:span></text:span><text:span text:style-name="Default_20_Paragraph_20_Font"><text:span text:style-name="T43"> respectively. </text:span></text:span></text:p>
          </table:table-cell>
          <table:table-cell table:style-name="Table5.A1" office:value-type="string">
            <text:p text:style-name="P76">The contents may be <text:change-start text:change-id="ct323852896"/>an input argument, referred to by its position, or its formal name, or <text:change-end text:change-id="ct323852896"/>an actual value, a context variable, or a macro that would be substituted at execution time. </text:p>
          </table:table-cell>
          <table:table-cell table:style-name="Table5.A1" office:value-type="string">
            <text:p text:style-name="P76">  </text:p>
          </table:table-cell>
        </table:table-row>
      </table:table>
      <text:h text:style-name="P162" text:outline-level="2"><text:bookmark text:name="__RefHeading__77334_2017303931"/>2.4 Prototypes<text:bookmark-end text:name="__RefHeading__77334_2017303931"/></text:h>
      <text:p text:style-name="P107">This is the place where one specifies the footprint (i.e. the number and names of formal arguments of invokable entities) for atoms and molecules. This allows ZUG to perform syntax verification.</text:p>
      <text:p text:style-name="P26"/>
      <text:p text:style-name="P108"><text:change-start text:change-id="ct323848944"/>Specifying prototypes <text:change-end text:change-id="ct323848944"/>for<text:change-start text:change-id="ct323850712"/> <text:change-end text:change-id="ct323850712"/>molecule<text:change-start text:change-id="ct323863816"/>s or atoms is optional. It is <text:change-end text:change-id="ct323863816"/>generally <text:change-start text:change-id="ct323864336"/>good <text:change-end text:change-id="ct323864336"/><text:change-start text:change-id="ct323849048"/>practice to do so, because <text:change-end text:change-id="ct323849048"/>ZUG<text:change-start text:change-id="ct323849256"/> <text:change-end text:change-id="ct323849256"/>can<text:change-start text:change-id="ct323863400"/> automatically do compatibility checks between different versions of <text:change-end text:change-id="ct323863400"/>molecule<text:change-start text:change-id="ct323860384"/>s, perhaps packaged in<text:change-end text:change-id="ct323860384"/>side<text:change-start text:change-id="ct323853000"/> include files.<text:change-end text:change-id="ct323853000"/><text:change-start text:change-id="ct323855704"/><text:span text:style-name="T106"><office:annotation><dc:creator>Unknown Author</dc:creator><dc:date>2012-03-01T09:48:04.05</dc:date><text:p text:style-name="P175"><text:span text:style-name="T147">Need a screenshot, and a table here.</text:span></text:p></office:annotation></text:span><text:change-end text:change-id="ct323855704"/></text:p>
      <text:h text:style-name="Heading_20_1" text:outline-level="1"><text:bookmark text:name="__RefHeading__77200_2017303931"/><text:change text:change-id="ct323860488"/><text:soft-page-break/><text:span text:style-name="Default_20_Paragraph_20_Font"><text:span text:style-name="T67">3. Writing a simple Test Case</text:span></text:span><text:bookmark-end text:name="__RefHeading__77200_2017303931"/></text:h>
      <text:p text:style-name="Normal"/>
      <text:p text:style-name="Normal"><text:span text:style-name="Default_20_Paragraph_20_Font"><text:span text:style-name="T62">3.1 Introduction</text:span></text:span></text:p>
      <text:p text:style-name="P62"><text:span text:style-name="Default_20_Paragraph_20_Font"><text:span text:style-name="T26"/></text:span></text:p>
      <text:p text:style-name="P62"><text:span text:style-name="Default_20_Paragraph_20_Font"><text:span text:style-name="T6">To write test cases, you </text:span></text:span><text:change text:change-id="ct323851232"/><text:change-start text:change-id="ct323857680"/><text:span text:style-name="Default_20_Paragraph_20_Font"><text:span text:style-name="T6">should</text:span></text:span><text:change-end text:change-id="ct323857680"/><text:span text:style-name="Default_20_Paragraph_20_Font"><text:span text:style-name="T6"> copy the template </text:span></text:span><text:change text:change-id="ct323857784"/><text:change-start text:change-id="ct323852272"/><text:span text:style-name="Default_20_Paragraph_20_Font"><text:span text:style-name="T6">spreadsheet</text:span></text:span><text:change-end text:change-id="ct323852272"/><text:span text:style-name="Default_20_Paragraph_20_Font"><text:span text:style-name="T6"> file (</text:span></text:span><text:span text:style-name="Default_20_Paragraph_20_Font"><text:span text:style-name="T24">Testsuite_template.xls</text:span></text:span><text:span text:style-name="Default_20_Paragraph_20_Font"><text:span text:style-name="T6">) from the </text:span></text:span><text:span text:style-name="Default_20_Paragraph_20_Font"><text:span text:style-name="T22">templates</text:span></text:span><text:span text:style-name="Default_20_Paragraph_20_Font"><text:span text:style-name="T6"> folder of your ZUG installation directory. Test cases are written in the </text:span></text:span><text:span text:style-name="Default_20_Paragraph_20_Font"><text:span text:style-name="T22">TestCases</text:span></text:span><text:span text:style-name="Default_20_Paragraph_20_Font"><text:span text:style-name="T6"> worksheet of the </text:span></text:span><text:change text:change-id="ct323852376"/><text:span text:style-name="Default_20_Paragraph_20_Font"><text:span text:style-name="T6"><text:s/>spreadsheet and the spreadsheet with all its test cases is called a test suite.</text:span></text:span></text:p>
      <text:p text:style-name="P62"><text:span text:style-name="Default_20_Paragraph_20_Font"><text:span text:style-name="T6"/></text:span></text:p>
      <text:p text:style-name="P62"><text:span text:style-name="Default_20_Paragraph_20_Font"><text:span text:style-name="T6">The </text:span></text:span><text:span text:style-name="Default_20_Paragraph_20_Font"><text:span text:style-name="T22">TestCases</text:span></text:span><text:span text:style-name="Default_20_Paragraph_20_Font"><text:span text:style-name="T6"> worksheet of the spreadsheet <text:s/>has a number of columns</text:span></text:span><text:change-start text:change-id="ct323851024"/><text:span text:style-name="Default_20_Paragraph_20_Font"><text:span text:style-name="T6">.</text:span></text:span><text:change-end text:change-id="ct323851024"/><text:change text:change-id="ct323851128"/><text:span text:style-name="Default_20_Paragraph_20_Font"><text:span text:style-name="T6"> For ZUG to execute a test case, the first row in the </text:span></text:span><text:span text:style-name="Default_20_Paragraph_20_Font"><text:span text:style-name="T22">TestCase ID</text:span></text:span><text:span text:style-name="Default_20_Paragraph_20_Font"><text:span text:style-name="T6"> and the </text:span></text:span><text:span text:style-name="Default_20_Paragraph_20_Font"><text:span text:style-name="T22">Action</text:span></text:span><text:span text:style-name="Default_20_Paragraph_20_Font"><text:span text:style-name="T6"> columns <text:s/>cannot be empty. Test cases are separated by the green rows</text:span></text:span><text:change-start text:change-id="ct323853208"/><text:span text:style-name="Default_20_Paragraph_20_Font"><text:span text:style-name="T6">, which contain a description</text:span></text:span><text:change-end text:change-id="ct323853208"/><text:change-start text:change-id="ct323853312"/><text:span text:style-name="Default_20_Paragraph_20_Font"><text:span text:style-name="T6"> of the intent of the </text:span></text:span><text:change-end text:change-id="ct323853312"/><text:span text:style-name="Default_20_Paragraph_20_Font"><text:span text:style-name="T6">test c</text:span></text:span><text:change-start text:change-id="ct323853416"/><text:span text:style-name="Default_20_Paragraph_20_Font"><text:span text:style-name="T6">ases, and each test case</text:span></text:span><text:change-end text:change-id="ct323853416"/><text:span text:style-name="Default_20_Paragraph_20_Font"><text:span text:style-name="T6"> </text:span></text:span><text:change-start text:change-id="ct323853520"/><text:span text:style-name="Default_20_Paragraph_20_Font"><text:span text:style-name="T6">must</text:span></text:span><text:change-end text:change-id="ct323853520"/><text:change text:change-id="ct323855392"/><text:span text:style-name="Default_20_Paragraph_20_Font"><text:span text:style-name="T6"> contain </text:span></text:span><text:change text:change-id="ct323858720"/><text:change-start text:change-id="ct323848528"/><text:span text:style-name="Default_20_Paragraph_20_Font"><text:span text:style-name="T6">at least one</text:span></text:span><text:change-end text:change-id="ct323848528"/><text:span text:style-name="Default_20_Paragraph_20_Font"><text:span text:style-name="T6"> row</text:span></text:span><text:change text:change-id="ct323848632"/><text:span text:style-name="Default_20_Paragraph_20_Font"><text:span text:style-name="T6">.</text:span></text:span></text:p>
      <text:p text:style-name="P62"><text:span text:style-name="Default_20_Paragraph_20_Font"><text:span text:style-name="T6"/></text:span></text:p>
      <text:p text:style-name="P62"><text:span text:style-name="Default_20_Paragraph_20_Font"><text:span text:style-name="T6"><draw:frame draw:style-name="fr4" draw:name="graphics7" text:anchor-type="as-char" svg:y="-0.5173in" svg:width="6.2681in" svg:height="0.85in" draw:z-index="32"><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06</dc:date><text:p text:style-name="P175"><text:span text:style-name="T147">Need a screenshot here</text:span></text:p><text:p text:style-name="P175"><text:span text:style-name="T147"/></text:p></office:annotation></text:span></text:span><text:span text:style-name="Default_20_Paragraph_20_Font"><text:span text:style-name="T6"><office:annotation><dc:creator>Dipayan Sengupta</dc:creator><dc:date>2012-06-21T14:50:56.06</dc:date><text:p text:style-name="P175"><text:span text:style-name="T148">Reply to Unknown Author (03/19/2012, 15:38): Screenshot added</text:span></text:p><text:p><text:span text:style-name="T149"/></text:p></office:annotation></text:span></text:span></text:p>
      <text:p text:style-name="P62"><text:span text:style-name="Default_20_Paragraph_20_Font"><text:span text:style-name="T6">The above test case shows how to create a file and also verifies whether the file is created or not.</text:span></text:span></text:p>
      <text:p text:style-name="P62"><text:span text:style-name="Default_20_Paragraph_20_Font"><text:span text:style-name="T6"/></text:span></text:p>
      <text:p text:style-name="P62"><text:span text:style-name="Default_20_Paragraph_20_Font"><text:span text:style-name="T62">3.2 Action/Verification steps and their arguments</text:span></text:span></text:p>
      <text:p text:style-name="P62"><text:span text:style-name="Default_20_Paragraph_20_Font"><text:span text:style-name="T6"/></text:span></text:p>
      <text:p text:style-name="P62"><text:span text:style-name="Default_20_Paragraph_20_Font"><text:span text:style-name="T6">A test case in CHUR consists of one or more Action steps and their corresponding verification steps.</text:span></text:span></text:p>
      <text:p text:style-name="P62"><text:span text:style-name="Default_20_Paragraph_20_Font"><text:span text:style-name="T6">To write an automated test case you need to write action steps in the Action column and verification steps in the Verify column. </text:span></text:span></text:p>
      <text:p text:style-name="P62"><text:span text:style-name="Default_20_Paragraph_20_Font"><text:span text:style-name="T6"/></text:span></text:p>
      <text:p text:style-name="P62"><text:span text:style-name="Default_20_Paragraph_20_Font"><text:span text:style-name="T6">These action steps can be </text:span></text:span><text:change-start text:change-id="ct323848736"/><text:span text:style-name="Default_20_Paragraph_20_Font"><text:span text:style-name="T6">references to </text:span></text:span><text:change-end text:change-id="ct323848736"/><text:span text:style-name="Default_20_Paragraph_20_Font"><text:span text:style-name="T6">Atoms or Molecules. We shall use only Atoms for the Action and Verify steps in this section.</text:span></text:span></text:p>
      <text:p text:style-name="P62"><text:span text:style-name="Default_20_Paragraph_20_Font"><text:span text:style-name="T6"/></text:span></text:p>
      <text:list xml:id="list35729610" text:style-name="L5">
        <text:list-item>
          <text:p text:style-name="P149"><text:span text:style-name="Default_20_Paragraph_20_Font"><text:span text:style-name="T6">An Atom</text:span></text:span><text:change-start text:change-id="ct323860904"/><text:span text:style-name="Default_20_Paragraph_20_Font"><text:span text:style-name="T6"> is</text:span></text:span><text:change-end text:change-id="ct323860904"/><text:change text:change-id="ct323861008"/><text:span text:style-name="Default_20_Paragraph_20_Font"><text:span text:style-name="T6"> a </text:span></text:span><text:change-start text:change-id="ct323861112"/><text:span text:style-name="Default_20_Paragraph_20_Font"><text:span text:style-name="T6">user-written </text:span></text:span><text:change-end text:change-id="ct323861112"/><text:span text:style-name="Default_20_Paragraph_20_Font"><text:span text:style-name="T6">program or </text:span></text:span><text:change-start text:change-id="ct323861216"/><text:span text:style-name="Default_20_Paragraph_20_Font"><text:span text:style-name="T6">a </text:span></text:span><text:change-end text:change-id="ct323861216"/><text:span text:style-name="Default_20_Paragraph_20_Font"><text:span text:style-name="T6">CHUR</text:span></text:span><text:change-start text:change-id="ct323861320"/><text:span text:style-name="Default_20_Paragraph_20_Font"><text:span text:style-name="T6"> </text:span></text:span><text:change-end text:change-id="ct323861320"/><text:span text:style-name="Default_20_Paragraph_20_Font"><text:span text:style-name="T6">built-in</text:span></text:span><text:change-start text:change-id="ct323861424"/><text:span text:style-name="Default_20_Paragraph_20_Font"><text:span text:style-name="T6"> or user-extended</text:span></text:span><text:change-end text:change-id="ct323861424"/><text:span text:style-name="Default_20_Paragraph_20_Font"><text:span text:style-name="T6"> function,</text:span></text:span><text:change-start text:change-id="ct323861528"/><text:span text:style-name="Default_20_Paragraph_20_Font"><text:span text:style-name="T6"> that</text:span></text:span><text:change-end text:change-id="ct323861528"/><text:span text:style-name="Default_20_Paragraph_20_Font"><text:span text:style-name="T6"> </text:span></text:span><text:span text:style-name="Default_20_Paragraph_20_Font"><text:span text:style-name="T7">implements a very specific </text:span></text:span><text:change text:change-id="ct323861632"/><text:change-start text:change-id="ct323861736"/><text:span text:style-name="Default_20_Paragraph_20_Font"><text:span text:style-name="T7"><text:s/>task</text:span></text:span><text:change-end text:change-id="ct323861736"/><text:span text:style-name="Default_20_Paragraph_20_Font"><text:span text:style-name="T7"> e.g. open</text:span></text:span><text:change text:change-id="ct323861840"/><text:span text:style-name="Default_20_Paragraph_20_Font"><text:span text:style-name="T7"> an application, click</text:span></text:span><text:change text:change-id="ct323861944"/><text:span text:style-name="Default_20_Paragraph_20_Font"><text:span text:style-name="T7"> a button, save a file</text:span></text:span><text:change-start text:change-id="ct324430808"/><text:span text:style-name="Default_20_Paragraph_20_Font"><text:span text:style-name="T7">, navigate to a webpage</text:span></text:span><text:change-end text:change-id="ct324430808"/><text:change-start text:change-id="ct324429976"/><text:span text:style-name="Default_20_Paragraph_20_Font"><text:span text:style-name="T7">,</text:span></text:span><text:change-end text:change-id="ct324429976"/><text:span text:style-name="Default_20_Paragraph_20_Font"><text:span text:style-name="T7"> etc.</text:span></text:span></text:p>
        </text:list-item>
      </text:list>
      <text:p text:style-name="P62"><text:span text:style-name="Default_20_Paragraph_20_Font"><text:span text:style-name="T6"/></text:span></text:p>
      <text:p text:style-name="P62"><text:span text:style-name="Default_20_Paragraph_20_Font"><text:span text:style-name="T6"/></text:span></text:p>
      <text:p text:style-name="P62"><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1"/>
      <text:list xml:id="list35756726" text:continue-numbering="true" text:style-name="L5">
        <text:list-item>
          <text:p text:style-name="P149"><text:span text:style-name="Default_20_Paragraph_20_Font"><text:span text:style-name="T7">A Macro is a name given to a </text:span></text:span><text:change-start text:change-id="ct324430288"/><text:span text:style-name="Default_20_Paragraph_20_Font"><text:span text:style-name="T7">constant string </text:span></text:span><text:change-end text:change-id="ct324430288"/><text:span text:style-name="Default_20_Paragraph_20_Font"><text:span text:style-name="T7">value (text). Macros are defined in the </text:span></text:span><text:span text:style-name="Default_20_Paragraph_20_Font"><text:span text:style-name="T98">Macros</text:span></text:span><text:span text:style-name="Default_20_Paragraph_20_Font"><text:span text:style-name="T7"> worksheet and the values are replaced at runtime in the </text:span></text:span><text:span text:style-name="Default_20_Paragraph_20_Font"><text:span text:style-name="T98">Tes</text:span></text:span><text:change-start text:change-id="ct324431016"/><text:span text:style-name="Default_20_Paragraph_20_Font"><text:span text:style-name="T98">t</text:span></text:span><text:change-end text:change-id="ct324431016"/><text:span text:style-name="Default_20_Paragraph_20_Font"><text:span text:style-name="T98">Cases</text:span></text:span><text:span text:style-name="Default_20_Paragraph_20_Font"><text:span text:style-name="T7"> and </text:span></text:span><text:span text:style-name="Default_20_Paragraph_20_Font"><text:span text:style-name="T98">Molecules</text:span></text:span><text:span text:style-name="Default_20_Paragraph_20_Font"><text:span text:style-name="T7"> worksheet of the spreadsheet wherever the corresponding Macro names are used.</text:span></text:span></text:p>
        </text:list-item>
      </text:list>
      <text:p text:style-name="P62"><text:span text:style-name="Default_20_Paragraph_20_Font"><text:span text:style-name="T26"/></text:span></text:p>
      <text:p text:style-name="P62"><text:span text:style-name="Default_20_Paragraph_20_Font"><text:span text:style-name="T26"/></text:span></text:p>
      <text:h text:style-name="P163" text:outline-level="2"><text:bookmark text:name="__RefHeading__77336_2017303931"/><text:span text:style-name="Default_20_Paragraph_20_Font"><text:span text:style-name="T62">3.3 Flow of Execution</text:span></text:span><text:bookmark-end text:name="__RefHeading__77336_2017303931"/></text:h>
      <text:p text:style-name="P20"><text:span text:style-name="Default_20_Paragraph_20_Font"><text:span text:style-name="T116"/></text:span></text:p>
      <text:p text:style-name="P62"><text:span text:style-name="Default_20_Paragraph_20_Font"><text:span text:style-name="T6">ZUG starts to execute test cases on the </text:span></text:span><text:span text:style-name="Default_20_Paragraph_20_Font"><text:span text:style-name="T22">Testcases</text:span></text:span><text:span text:style-name="Default_20_Paragraph_20_Font"><text:span text:style-name="T6"> worksheet of the spreadsheet in the order they are defined. </text:span></text:span></text:p>
      <text:p text:style-name="P62"><text:span text:style-name="Default_20_Paragraph_20_Font"><text:span text:style-name="T6"/></text:span></text:p>
      <text:p text:style-name="P62"><text:span text:style-name="Default_20_Paragraph_20_Font"><text:span text:style-name="T6">ZUG executes the <text:s/>Atom in the Act</text:span></text:span><text:change-start text:change-id="ct324431224"/><text:span text:style-name="Default_20_Paragraph_20_Font"><text:span text:style-name="T6">i</text:span></text:span><text:change-end text:change-id="ct324431224"/><text:change text:change-id="ct324431120"/><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26">ZugINI.xml</text:span></text:span><text:span text:style-name="Default_20_Paragraph_20_Font"><text:span text:style-name="T6"> file and then it executes the Atom in the Verify column by passing the argument list, if any, to it.</text:span></text:span></text:p>
      <text:p text:style-name="P62"><text:span text:style-name="Default_20_Paragraph_20_Font"><text:span text:style-name="T6"/></text:span></text:p>
      <text:p text:style-name="P62"><text:span text:style-name="Default_20_Paragraph_20_Font"><text:span text:style-name="T6">The </text:span></text:span><text:change-start text:change-id="ct324423736"/><text:span text:style-name="Default_20_Paragraph_20_Font"><text:span text:style-name="T6">default </text:span></text:span><text:change-end text:change-id="ct324423736"/><text:span text:style-name="Default_20_Paragraph_20_Font"><text:span text:style-name="T6">flow of execution of a test case is </text:span></text:span><text:change-start text:change-id="ct324431744"/><text:span text:style-name="Default_20_Paragraph_20_Font"><text:span text:style-name="T6">sequential, </text:span></text:span><text:span text:style-name="Default_20_Paragraph_20_Font"><text:span text:style-name="T18">i.e.</text:span></text:span><text:span text:style-name="Default_20_Paragraph_20_Font"><text:span text:style-name="T6"> </text:span></text:span><text:change-end text:change-id="ct324431744"/><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22">Testcases</text:span></text:span><text:span text:style-name="Default_20_Paragraph_20_Font"><text:span text:style-name="T6"> worksheet. Once </text:span></text:span><text:span text:style-name="Default_20_Paragraph_20_Font"><text:span text:style-name="T6">both the Action and Verify step are executed of the first row of the test case, the control jumps to the second row </text:span></text:span><text:soft-page-break/><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08</dc:date><text:p text:style-name="P175"><text:span text:style-name="T147">Need 3 screenshots. One with just a single action. One with a single verification. One with multiple verifications. </text:span></text:p></office:annotation></text:span></text:span></text:p>
      <text:p text:style-name="P7"><text:span text:style-name="Default_20_Paragraph_20_Font"><text:span text:style-name="T117"/></text:span></text:p>
      <text:p text:style-name="P7"><text:span text:style-name="Default_20_Paragraph_20_Font"><text:span text:style-name="T116"/></text:span></text:p>
      <text:h text:style-name="Heading_20_2" text:outline-level="2"><text:bookmark text:name="__RefHeading__77338_2017303931"/><text:span text:style-name="Default_20_Paragraph_20_Font"><text:span text:style-name="T137">3.4 Command line execution</text:span></text:span><text:bookmark-end text:name="__RefHeading__77338_2017303931"/></text:h>
      <text:p text:style-name="P7"><text:span text:style-name="Default_20_Paragraph_20_Font"><text:span text:style-name="T116"/></text:span></text:p>
      <text:p text:style-name="P39">In order to execute your testsuite from command line you should type the following on the console:</text:p>
      <text:p text:style-name="P9"/>
      <text:p text:style-name="P98">C:\&gt;runzug C:\Testsuites\Template.xls -verbose</text:p>
      <text:p text:style-name="P97"/>
      <text:p text:style-name="P36"/>
      <text:p text:style-name="P51"><text:span text:style-name="T58">runzug</text:span><text:span text:style-name="T56"> is the command to launch ZUG from command line, the second argument is the path to your testsuite file and the third argument </text:span><text:span text:style-name="T57">-verbose</text:span><text:span text:style-name="T56"> tells ZUG to show the detailed output of the executiion of the test suite.</text:span></text:p>
      <text:h text:style-name="P158" text:outline-level="1"><text:bookmark text:name="__RefHeading__77202_2017303931"/><text:span text:style-name="Default_20_Paragraph_20_Font"><text:span text:style-name="T69">4. Built-in Atoms</text:span></text:span><text:bookmark-end text:name="__RefHeading__77202_2017303931"/></text:h>
      <text:p text:style-name="P103">There are some atoms which are internally included in ZUG and can be used just like other Atoms in CHUR test suite. These atoms are often referred to as built-in atoms. To invoke built-in atoms refer to them without <text:s/>the usual “@” prefix. </text:p>
      <text:p text:style-name="P103">Built-in atoms execute in the same process context as the engine that drives the test cases. Therefore they are significantly less expensive to invoke, than out-of-process atoms.</text:p>
      <text:p text:style-name="P103">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 text:name="__RefHeading__77340_2017303931"/><text:span text:style-name="Default_20_Paragraph_20_Font"><text:span text:style-name="T64">4.1 Context Variable Atoms</text:span></text:span><text:bookmark-end text:name="__RefHeading__77340_2017303931"/></text:h>
      <text:p text:style-name="P92">These built-in atoms implement the Context Variable features available in CHUR. <text:span text:style-name="T61">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7">Name of Atom</text:p>
          </table:table-cell>
          <table:table-cell table:style-name="Table6.A1" office:value-type="string">
            <text:p text:style-name="P77">Description</text:p>
          </table:table-cell>
        </table:table-row>
        <table:table-row>
          <table:table-cell table:style-name="Table6.A2" office:value-type="string">
            <text:p text:style-name="P76">SetContextVar</text:p>
          </table:table-cell>
          <table:table-cell table:style-name="Table6.A2" office:value-type="string">
            <text:p text:style-name="P76">Declare and set the context variable value for given name. </text:p>
          </table:table-cell>
        </table:table-row>
        <table:table-row>
          <table:table-cell table:style-name="Table6.A3" office:value-type="string">
            <text:p text:style-name="P76">UnSetContextVar</text:p>
          </table:table-cell>
          <table:table-cell table:style-name="Table6.A3" office:value-type="string">
            <text:p text:style-name="P76">Delete the context variable value for given name. </text:p>
          </table:table-cell>
        </table:table-row>
        <table:table-row>
          <table:table-cell table:style-name="Table6.A3" office:value-type="string">
            <text:p text:style-name="P76">AppendToContextVar</text:p>
          </table:table-cell>
          <table:table-cell table:style-name="Table6.A3" office:value-type="string">
            <text:p text:style-name="P76">It will append value of key=value pair to given context variable value. </text:p>
          </table:table-cell>
        </table:table-row>
      </table:table>
      <text:h text:style-name="Heading_20_3" text:outline-level="3"><text:span text:style-name="Default_20_Paragraph_20_Font"><text:span text:style-name="T72">4.1.1 SetContextVar </text:span></text:span></text:h>
      <text:p text:style-name="P96"><text:bookmark text:name="edittable5"/><text:bookmark text:name="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36">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36">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36">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36">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36">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36">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36">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4" text:outline-level="4"><text:span text:style-name="Default_20_Paragraph_20_Font"><text:span text:style-name="T72">4.1.2 UnSetContextVar </text:span></text:span></text:h>
      <text:p text:style-name="P96"><text:bookmark text:name="edittable6"/><text:bookmark text:name="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36">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36">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36">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36">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36">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36">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36">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5" text:outline-level="3"><text:soft-page-break/><text:span text:style-name="Default_20_Paragraph_20_Font"><text:span text:style-name="T72">4.1.3 AppendToContextVar </text:span></text:span></text:h>
      <text:p text:style-name="P96"><text:bookmark text:name="edittable8"/><text:bookmark text:name="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36">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36">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36">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36">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36">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36">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36">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3">Required </text:p>
          </table:table-cell>
          <table:table-cell table:style-name="Table9.G3" office:value-type="string">
            <text:p text:style-name="Table_20_Contents">None </text:p>
          </table:table-cell>
        </table:table-row>
      </table:table>
      <text:p text:style-name="P105">The following example show how to set a context variable, append values to the context variable and also unset the same.</text:p>
      <text:p text:style-name="Normal"><text:span text:style-name="Default_20_Paragraph_20_Font"><text:span text:style-name="T64"><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64">or</text:span></text:span></text:p>
      <text:p text:style-name="Normal"><draw:frame draw:style-name="fr5"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64"/></text:span></text:p>
      <text:p text:style-name="Normal"><text:span text:style-name="Default_20_Paragraph_20_Font"><text:span text:style-name="T64"/></text:span></text:p>
      <text:p text:style-name="Normal"><text:span text:style-name="Default_20_Paragraph_20_Font"><text:span text:style-name="T64"/></text:span></text:p>
      <text:p text:style-name="Normal"><text:span text:style-name="Default_20_Paragraph_20_Font"><text:span text:style-name="T64"/></text:span></text:p>
      <text:p text:style-name="Normal"><text:span text:style-name="Default_20_Paragraph_20_Font"><text:span text:style-name="T64"/></text:span></text:p>
      <text:p text:style-name="Normal"><text:soft-page-break/><text:span text:style-name="Default_20_Paragraph_20_Font"><text:span text:style-name="T64"/></text:span></text:p>
      <text:p text:style-name="P115"><text:span text:style-name="Default_20_Paragraph_20_Font"><text:span text:style-name="T18">The following example show how to set a context variable, append values to the context variable and also unset the same. Here is the output of the above testcase.</text:span></text:span></text:p>
      <text:p text:style-name="Normal"><text:span text:style-name="Default_20_Paragraph_20_Font"><text:span text:style-name="T33"><draw:frame draw:style-name="fr2" draw:name="graphics32" text:anchor-type="as-char" svg:width="4.4028in" svg:height="2.8457in" draw:z-index="10"><draw:image xlink:href="Pictures/1000000000000282000001C1E0CC588A.png" xlink:type="simple" xlink:show="embed" xlink:actuate="onLoad"/></draw:frame></text:span></text:span></text:p>
      <text:p text:style-name="P63"/>
      <text:h text:style-name="Heading_20_2" text:outline-level="2"><text:bookmark text:name="__RefHeading__77342_2017303931"/><text:span text:style-name="Default_20_Paragraph_20_Font"><text:span text:style-name="T64">4.2 XML Parsing Atoms</text:span></text:span><text:bookmark-end text:name="__RefHeading__77342_2017303931"/></text:h>
      <text:p text:style-name="P109">These in-process atoms are part of the ZUOZ atom library, and can be used to automate testing of Web Applications. The atoms must be prefixed with <text:span text:style-name="T107">Zxml.</text:span> <text:s/>since they are dynamically loaded as a package at runtime . Please refer to the ZUOZ Reference Guide for documentation on these and other atoms.</text:p>
      <text:list xml:id="list35732125" text:style-name="L6">
        <text:list-item>
          <text:p text:style-name="P155"><text:span text:style-name="Default_20_Paragraph_20_Font"><text:span text:style-name="T43">For further reference visit </text:span></text:span><text:a xlink:type="simple" xlink:href="http://www.automature.com/redmine/projects/zplugint/boards/show/3" office:target-frame-name="_top" xlink:show="replace"><text:span text:style-name="Default_20_Paragraph_20_Font"><text:span text:style-name="T104">ZUG Forum</text:span></text:span></text:a><text:span text:style-name="Default_20_Paragraph_20_Font"><text:span text:style-name="T43">.</text:span></text:span></text:p>
        </text:list-item>
      </text:list>
      <text:p text:style-name="Normal"/>
      <text:h text:style-name="Heading_20_2" text:outline-level="2"><text:bookmark text:name="__RefHeading__280022_398865580"/><text:span text:style-name="Default_20_Paragraph_20_Font"><text:span text:style-name="T72">4.3 Web Automation Atoms</text:span></text:span><text:bookmark-end text:name="__RefHeading__280022_398865580"/></text:h>
      <text:p text:style-name="P109">These in-process atoms are part of the ZUOZ atom library, and can be used to automate testing of Web Applications. The atoms must be prefixed with <text:span text:style-name="T107">Zbrowser.</text:span> <text:s/>since they are dynamically loaded as a package at runtime . Please refer to the ZUOZ Reference Guide for documentation on these and other atoms.</text:p>
      <text:list xml:id="list35747279" text:continue-numbering="true" text:style-name="L6">
        <text:list-item>
          <text:p text:style-name="P155"><text:span text:style-name="Default_20_Paragraph_20_Font"><text:span text:style-name="T43">For further reference visit </text:span></text:span><text:a xlink:type="simple" xlink:href="http://www.automature.com/redmine/projects/zplugint/boards/show/3" office:target-frame-name="_top" xlink:show="replace"><text:span text:style-name="Default_20_Paragraph_20_Font"><text:span text:style-name="T104">ZUG Forum</text:span></text:span></text:a><text:span text:style-name="Default_20_Paragraph_20_Font"><text:span text:style-name="T43">.</text:span></text:span></text:p>
        </text:list-item>
      </text:list>
      <text:p text:style-name="P49"/>
      <text:p text:style-name="P49"/>
      <text:h text:style-name="Heading_20_2" text:outline-level="2"><text:bookmark text:name="__RefHeading__280024_398865580"/><text:span text:style-name="Default_20_Paragraph_20_Font"><text:span text:style-name="T72">4.4 Print Atom</text:span></text:span><text:bookmark-end text:name="__RefHeading__280024_398865580"/></text:h>
      <text:p text:style-name="P114"><text:span text:style-name="Default_20_Paragraph_20_Font"><text:span text:style-name="T30">This atom just shows the values passed to it on console. It basically can be used for debugging.</text:span></text:span></text:p>
      <text:p text:style-name="P49"/>
      <text:h text:style-name="Heading_20_2" text:outline-level="2"><text:bookmark text:name="__RefHeading__280026_398865580"/><text:span text:style-name="Default_20_Paragraph_20_Font"><text:span text:style-name="T72">4.5 GetValueAtIndex Atom</text:span></text:span><text:bookmark-end text:name="__RefHeading__280026_398865580"/></text:h>
      <text:p text:style-name="P116"><text:span text:style-name="Default_20_Paragraph_20_Font"><text:span text:style-name="T30">This atom returns the value of the MVM or MVCV passed as scalar at the specific index.</text:span></text:span></text:p>
      <text:p text:style-name="P116"><text:span text:style-name="Default_20_Paragraph_20_Font"><text:span text:style-name="T30">GetValueAtIndex($MVM/%MVCV%,INDEX,ContextVariable)</text:span></text:span></text:p>
      <text:h text:style-name="Heading_20_2" text:outline-level="2"><text:bookmark text:name="__RefHeading__280028_398865580"/><text:span text:style-name="Default_20_Paragraph_20_Font"><text:span text:style-name="T72">4.6 GetCurrentIndex Atom</text:span></text:span><text:bookmark-end text:name="__RefHeading__280028_398865580"/></text:h>
      <text:p text:style-name="P116"><text:span text:style-name="Default_20_Paragraph_20_Font"><text:span text:style-name="T30">This atom returns the current index, starting at , of the iterator being used for the specifed MVM or MVCV passed as scalar value.</text:span></text:span></text:p>
      <text:p text:style-name="P116"><text:soft-page-break/><text:span text:style-name="Default_20_Paragraph_20_Font"><text:span text:style-name="T30">GetCurrentIndex($MVM/%MVCV%,INDEX,ContextVariable)</text:span></text:span></text:p>
      <text:h text:style-name="Heading_20_2" text:outline-level="2"><text:bookmark text:name="__RefHeading__280030_398865580"/><text:span text:style-name="Default_20_Paragraph_20_Font"><text:span text:style-name="T72">4.7 GetValueAt Atom</text:span></text:span><text:bookmark-end text:name="__RefHeading__280030_398865580"/></text:h>
      <text:p text:style-name="P116"><text:span text:style-name="Default_20_Paragraph_20_Font"><text:span text:style-name="T30">This atom returns the value of target MVM or MVCV at the position corresponding to the SourceValue in the source MVM or MVCV as scalar value.</text:span></text:span></text:p>
      <text:p text:style-name="P116"><text:span text:style-name="Default_20_Paragraph_20_Font"><text:span text:style-name="T30">GetValueAt($TargetMVM/%TargetMVCV,$SourceMVM/%SourceMVCV,SourceValue,ContextVariable)</text:span></text:span></text:p>
      <text:p text:style-name="P49"/>
      <text:h text:style-name="P158" text:outline-level="1"><text:bookmark text:name="__RefHeading__77204_2017303931"/><text:span text:style-name="Default_20_Paragraph_20_Font"><text:span text:style-name="T69">5. Exception Handling</text:span></text:span><text:bookmark-end text:name="__RefHeading__77204_2017303931"/></text:h>
      <text:p text:style-name="P25"/>
      <text:h text:style-name="Heading_20_2" text:outline-level="2"><text:bookmark text:name="__RefHeading__77344_2017303931"/><text:span text:style-name="Default_20_Paragraph_20_Font"><text:span text:style-name="T64">5.1 Test case or Molecule exception handling</text:span></text:span><text:bookmark-end text:name="__RefHeading__77344_2017303931"/></text:h>
      <text:p text:style-name="P25"/>
      <text:p text:style-name="P62"><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32">When an error occurs within a method, the method creates an object and hands it off to the runtime system. The object, called an </text:span><text:span text:style-name="Emphasis"><text:span text:style-name="T32">exception object</text:span></text:span><text:span text:style-name="T32">, contains information about the error, including its type and the state of the program when the error occurred. Creating an exception object and handing it to the runtime system is called </text:span><text:span text:style-name="Emphasis"><text:span text:style-name="T32">throwing an exception</text:span></text:span><text:span text:style-name="T32">.</text:span></text:p>
      <text:p text:style-name="P34"/>
      <text:p text:style-name="P36">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6"/>
      <text:p text:style-name="P36">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6"/>
      <text:p text:style-name="P36">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6">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6"/>
      <text:p text:style-name="P36">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13</dc:date><text:p text:style-name="P175"><text:span text:style-name="T146">Need screenshots here</text:span></text:p></office:annotation></text:p>
      <text:p text:style-name="P29"/>
      <text:p text:style-name="P29"><draw:frame draw:style-name="fr2" draw:name="graphics8" text:anchor-type="as-char" svg:width="6.2681in" svg:height="2.5374in" draw:z-index="11"><draw:image xlink:href="Pictures/10000000000003850000015C6F923872.png" xlink:type="simple" xlink:show="embed" xlink:actuate="onLoad"/></draw:frame></text:p>
      <text:p text:style-name="P28">In steps 1i, 2i and 3i, we are creating three different files and also verifying their creations respectively.</text:p>
      <text:p text:style-name="P28">Now if any steps between 1i and 2i fails, it directly jumps to 1c which deletes the first file. It simply skips the steps in between.</text:p>
      <text:p text:style-name="P28">Similarly if any steps between 2i and 3i fails, it jumps to 2c and executes the remaining steps.</text:p>
      <text:p text:style-name="P28"/>
      <text:p text:style-name="P28"/>
      <text:p text:style-name="P28"><text:s/></text:p>
      <text:h text:style-name="Heading_20_2" text:outline-level="2"><text:bookmark text:name="__RefHeading__77346_2017303931"/><text:soft-page-break/><text:span text:style-name="Default_20_Paragraph_20_Font"><text:span text:style-name="T64">5.2 Test suite exception handling</text:span></text:span><text:bookmark-end text:name="__RefHeading__77346_2017303931"/></text:h>
      <text:p text:style-name="P124">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4">For this purpose, CHUR uses two special keywords as reserved names for test cases.</text:p>
      <text:p text:style-name="P124">A test case can be defined as an initialization test case by naming the test case as <text:span text:style-name="T107">Init.</text:span><text:span text:style-name="T110">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4"><text:span text:style-name="T110">Similarly, a test case can be defined as a cleanup test case by naming the test case as </text:span><text:span text:style-name="T107">Cleanup.</text:span><text:span text:style-name="T110"> This ensures that the test case is executed at the end, even if all other test cases have failed. This can be helpful to cleanup all the resources created during the execution of the test suite.</text:span></text:p>
      <text:p text:style-name="P124"><text:span text:style-name="T110">Even though these are called test cases, and are syntactically identical to normal test cases, their outcomes are not reported. Also, unlike a failure in a normal test case, a failure in the </text:span><text:span text:style-name="T107">Init</text:span><text:span text:style-name="T110"> test case will prevent any of the other test cases from being executed, and only the </text:span><text:span text:style-name="T107">cleanup</text:span><text:span text:style-name="T110"> test case will be executed.</text:span></text:p>
      <text:p text:style-name="P128"/>
      <text:h text:style-name="P158" text:outline-level="1"><text:bookmark text:name="__RefHeading__77206_2017303931"/><text:span text:style-name="Default_20_Paragraph_20_Font"><text:span text:style-name="T71">6. Context variables</text:span></text:span><text:bookmark-end text:name="__RefHeading__77206_2017303931"/></text:h>
      <text:h text:style-name="Heading_20_2" text:outline-level="2"><text:bookmark text:name="__RefHeading__77348_2017303931"/><text:span text:style-name="Default_20_Paragraph_20_Font"><text:span text:style-name="T63">6.1 Definition</text:span></text:span><text:bookmark-end text:name="__RefHeading__77348_2017303931"/></text:h>
      <text:p text:style-name="Normal"><text:span text:style-name="Default_20_Paragraph_20_Font"><text:span text:style-name="T121"/></text:span></text:p>
      <text:p text:style-name="P90"><text:span text:style-name="Default_20_Paragraph_20_Font"><text:span text:style-name="T8">Context variables are named containers that can be read and written to at run time. They are used to hold and pass information </text:span></text:span><text:change text:change-id="ct324431640"/><text:change-start text:change-id="ct324418432"/><text:span text:style-name="Default_20_Paragraph_20_Font"><text:span text:style-name="T8">between</text:span></text:span><text:change-end text:change-id="ct324418432"/><text:span text:style-name="Default_20_Paragraph_20_Font"><text:span text:style-name="T8"> atoms and molecules. </text:span></text:span><text:span text:style-name="T102">The scope of a context variable is global (visible to all test cases) - must be declared inside the test suite.</text:span></text:p>
      <text:p text:style-name="Normal"><text:span text:style-name="Default_20_Paragraph_20_Font"><text:span text:style-name="T27"/></text:span></text:p>
      <text:p text:style-name="Normal"><text:span text:style-name="Default_20_Paragraph_20_Font"><text:span text:style-name="T27"/></text:span></text:p>
      <text:h text:style-name="Heading_20_2" text:outline-level="2"><text:bookmark text:name="__RefHeading__77350_2017303931"/><text:span text:style-name="Default_20_Paragraph_20_Font"><text:span text:style-name="T63">6.2 Declaring a Context variable</text:span></text:span><text:bookmark-end text:name="__RefHeading__77350_2017303931"/></text:h>
      <text:p text:style-name="Normal"><text:span text:style-name="Default_20_Paragraph_20_Font"><text:span text:style-name="T27"/></text:span></text:p>
      <text:p text:style-name="P62"><text:span text:style-name="Default_20_Paragraph_20_Font"><text:span text:style-name="T18">To declare a context variable you need to use the </text:span></text:span><text:span text:style-name="Default_20_Paragraph_20_Font"><text:span text:style-name="T23">SetContextVar </text:span></text:span><text:span text:style-name="Default_20_Paragraph_20_Font"><text:span text:style-name="T30">atom</text:span></text:span><text:span text:style-name="Default_20_Paragraph_20_Font"><text:span text:style-name="T18"> <text:s/>in the Action column. </text:span></text:span><text:span text:style-name="Default_20_Paragraph_20_Font"><text:span text:style-name="T23">SetContextVar</text:span></text:span><text:span text:style-name="Default_20_Paragraph_20_Font"><text:span text:style-name="T18"> is a built-in Atom that </text:span></text:span><text:change text:change-id="ct324429352"/><text:change-start text:change-id="ct324428624"/><text:span text:style-name="Default_20_Paragraph_20_Font"><text:span text:style-name="T18"><text:s/>creates</text:span></text:span><text:change-end text:change-id="ct324428624"/><text:span text:style-name="Default_20_Paragraph_20_Font"><text:span text:style-name="T18"> a context variable by the name that is passed to it as the first argument.</text:span></text:span></text:p>
      <text:p text:style-name="P62"><text:span text:style-name="Default_20_Paragraph_20_Font"><text:span text:style-name="T27"/></text:span></text:p>
      <text:p text:style-name="P62"><text:span text:style-name="Default_20_Paragraph_20_Font"><text:span text:style-name="T18">A value can be assigned <text:s/>to a context variable at the time of declaration. To do that the first argument can be replaced key-value pair </text:span></text:span></text:p>
      <text:p text:style-name="P62"><text:span text:style-name="Default_20_Paragraph_20_Font"><text:span text:style-name="T18"/></text:span></text:p>
      <text:p text:style-name="P62"><text:span text:style-name="Default_20_Paragraph_20_Font"><text:span text:style-name="T18">Context variables are accessible throughout the test suite and hence, if another context </text:span></text:span><text:change-start text:change-id="ct324428728"/><text:span text:style-name="Default_20_Paragraph_20_Font"><text:span text:style-name="T18">variable </text:span></text:span><text:change-end text:change-id="ct324428728"/><text:span text:style-name="Default_20_Paragraph_20_Font"><text:span text:style-name="T18">is declared with </text:span></text:span><text:change-start text:change-id="ct324431328"/><text:span text:style-name="Default_20_Paragraph_20_Font"><text:span text:style-name="T18">the same </text:span></text:span><text:change-end text:change-id="ct324431328"/><text:span text:style-name="Default_20_Paragraph_20_Font"><text:span text:style-name="T18">name</text:span></text:span><text:change text:change-id="ct324430184"/><text:span text:style-name="Default_20_Paragraph_20_Font"><text:span text:style-name="T18">, its value will be overwritten.</text:span></text:span></text:p>
      <text:p text:style-name="P62"><text:span text:style-name="Default_20_Paragraph_20_Font"><text:span text:style-name="T18"/></text:span></text:p>
      <text:p text:style-name="P62"><text:span text:style-name="Default_20_Paragraph_20_Font"><text:span text:style-name="T18">Context variables are different from Macros as the values of the Macros can</text:span></text:span><text:change-start text:change-id="ct324429248"/><text:span text:style-name="Default_20_Paragraph_20_Font"><text:span text:style-name="T18">no</text:span></text:span><text:change-end text:change-id="ct324429248"/><text:change text:change-id="ct324430496"/><text:span text:style-name="Default_20_Paragraph_20_Font"><text:span text:style-name="T18">t be changed </text:span></text:span><text:change-start text:change-id="ct324430392"/><text:span text:style-name="Default_20_Paragraph_20_Font"><text:span text:style-name="T18">at runtime, </text:span></text:span><text:change-end text:change-id="ct324430392"/><text:span text:style-name="Default_20_Paragraph_20_Font"><text:span text:style-name="T18">by atoms of any sort. However, </text:span></text:span><text:change-start text:change-id="ct324424256"/><text:span text:style-name="Default_20_Paragraph_20_Font"><text:span text:style-name="T18">a </text:span></text:span><text:change-end text:change-id="ct324424256"/><text:span text:style-name="Default_20_Paragraph_20_Font"><text:span text:style-name="T18">context variable's value can be read or altered by atoms, or molecules. </text:span></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27"/></text:span></text:p>
      <text:h text:style-name="Heading_20_2" text:outline-level="2"><text:bookmark text:name="__RefHeading__77352_2017303931"/><text:span text:style-name="Default_20_Paragraph_20_Font"><text:span text:style-name="T63">6.3 Pass arguments by value or by reference</text:span></text:span><text:bookmark-end text:name="__RefHeading__77352_2017303931"/></text:h>
      <text:p text:style-name="Normal"><text:span text:style-name="Default_20_Paragraph_20_Font"><text:span text:style-name="T27"/></text:span></text:p>
      <text:p text:style-name="P62"><text:span text:style-name="Default_20_Paragraph_20_Font"><text:span text:style-name="T18">Once </text:span></text:span><text:change text:change-id="ct324419784"/><text:change-start text:change-id="ct324428104"/><text:span text:style-name="Default_20_Paragraph_20_Font"><text:span text:style-name="T18">a</text:span></text:span><text:change-end text:change-id="ct324428104"/><text:span text:style-name="Default_20_Paragraph_20_Font"><text:span text:style-name="T18"> context variable has been declared <text:s/>it can be passed to </text:span></text:span><text:change text:change-id="ct324424568"/><text:change-start text:change-id="ct324430080"/><text:span text:style-name="Default_20_Paragraph_20_Font"><text:span text:style-name="T18">any</text:span></text:span><text:change-end text:change-id="ct324430080"/><text:span text:style-name="Default_20_Paragraph_20_Font"><text:span text:style-name="T18"> atom</text:span></text:span><text:change text:change-id="ct324423944"/><text:span text:style-name="Default_20_Paragraph_20_Font"><text:span text:style-name="T18"> or molecule as </text:span></text:span><text:change-start text:change-id="ct324428832"/><text:span text:style-name="Default_20_Paragraph_20_Font"><text:span text:style-name="T18">an </text:span></text:span><text:change-end text:change-id="ct324428832"/><text:span text:style-name="Default_20_Paragraph_20_Font"><text:span text:style-name="T18">argument</text:span></text:span><text:change text:change-id="ct324428936"/><text:span text:style-name="Default_20_Paragraph_20_Font"><text:span text:style-name="T18">. There are two reasons why you would like to pass context variable</text:span></text:span><text:change-start text:change-id="ct324430600"/><text:span text:style-name="Default_20_Paragraph_20_Font"><text:span text:style-name="T18">s</text:span></text:span><text:change-end text:change-id="ct324430600"/><text:span text:style-name="Default_20_Paragraph_20_Font"><text:span text:style-name="T18"> to an atom or a molecule as arguments. Either you want </text:span></text:span><text:change-start text:change-id="ct324418016"/><text:span text:style-name="Default_20_Paragraph_20_Font"><text:span text:style-name="T18">to </text:span></text:span><text:change-end text:change-id="ct324418016"/><text:span text:style-name="Default_20_Paragraph_20_Font"><text:span text:style-name="T18">send some information to the atom/molecule</text:span></text:span><text:change-start text:change-id="ct324420616"/><text:span text:style-name="Default_20_Paragraph_20_Font"><text:span text:style-name="T18">,</text:span></text:span><text:change-end text:change-id="ct324420616"/><text:span text:style-name="Default_20_Paragraph_20_Font"><text:span text:style-name="T18"> or you want to receive some information from the atom/molecule.</text:span></text:span></text:p>
      <text:p text:style-name="P62"><text:span text:style-name="Default_20_Paragraph_20_Font"><text:span text:style-name="T18"/></text:span></text:p>
      <text:p text:style-name="P62"><text:span text:style-name="Default_20_Paragraph_20_Font"><text:span text:style-name="T18">When you need to send some information that is stored in a context variable, you should pass the context variable by value. The syntax to do that is to enclose the name of the context variable </text:span></text:span><text:change text:change-id="ct324431432"/><text:change-start text:change-id="ct324424048"/><text:span text:style-name="Default_20_Paragraph_20_Font"><text:span text:style-name="T18">inside</text:span></text:span><text:change-end text:change-id="ct324424048"/><text:span text:style-name="Default_20_Paragraph_20_Font"><text:span text:style-name="T18"> two % </text:span></text:span><text:change text:change-id="ct324424152"/><text:change-start text:change-id="ct324423320"/><text:span text:style-name="Default_20_Paragraph_20_Font"><text:span text:style-name="T18">symbols</text:span></text:span><text:change-end text:change-id="ct324423320"/><text:span text:style-name="Default_20_Paragraph_20_Font"><text:span text:style-name="T18">, e.g. %BROWSER%, where the value of BROWSER could be SAFARI, and you want to send the content, i.e. SAFARI.</text:span></text:span></text:p>
      <text:p text:style-name="P62"><text:span text:style-name="Default_20_Paragraph_20_Font"><text:span text:style-name="T18"/></text:span></text:p>
      <text:p text:style-name="P62"><text:span text:style-name="Default_20_Paragraph_20_Font"><text:span text:style-name="T18">When you need to receive some information from the Atom</text:span></text:span><text:change-start text:change-id="ct324422488"/><text:span text:style-name="Default_20_Paragraph_20_Font"><text:span text:style-name="T18">,</text:span></text:span><text:change-end text:change-id="ct324422488"/><text:span text:style-name="Default_20_Paragraph_20_Font"><text:span text:style-name="T18"> you should pass the context variable by reference. The syntax to do that</text:span></text:span><text:change-start text:change-id="ct324420720"/><text:span text:style-name="Default_20_Paragraph_20_Font"><text:span text:style-name="T18">,</text:span></text:span><text:change-end text:change-id="ct324420720"/><text:span text:style-name="Default_20_Paragraph_20_Font"><text:span text:style-name="T18">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h text:style-name="Heading_20_2" text:outline-level="2"><text:bookmark text:name="__RefHeading__77354_2017303931"/><text:span text:style-name="Default_20_Paragraph_20_Font"><text:span text:style-name="T62">6.4 Reading</text:span></text:span><text:span text:style-name="T65"> </text:span><text:span text:style-name="Default_20_Paragraph_20_Font"><text:span text:style-name="T62">and</text:span></text:span><text:span text:style-name="T65"> </text:span><text:span text:style-name="Default_20_Paragraph_20_Font"><text:span text:style-name="T62">Altering</text:span></text:span><text:span text:style-name="T65"> </text:span><text:span text:style-name="Default_20_Paragraph_20_Font"><text:span text:style-name="T62">Context</text:span></text:span><text:span text:style-name="T65"> </text:span><text:span text:style-name="Default_20_Paragraph_20_Font"><text:span text:style-name="T62">variable</text:span></text:span><text:span text:style-name="T65"> </text:span><text:span text:style-name="Default_20_Paragraph_20_Font"><text:span text:style-name="T62">value</text:span></text:span><text:span text:style-name="T65"> </text:span><text:span text:style-name="Default_20_Paragraph_20_Font"><text:span text:style-name="T62">from</text:span></text:span><text:span text:style-name="T65"> </text:span><text:span text:style-name="Default_20_Paragraph_20_Font"><text:span text:style-name="T62">atoms</text:span></text:span><text:span text:style-name="T65"> (</text:span><text:span text:style-name="Default_20_Paragraph_20_Font"><text:span text:style-name="T62">ZUG</text:span></text:span><text:span text:style-name="T65"> </text:span><text:span text:style-name="Default_20_Paragraph_20_Font"><text:span text:style-name="T62">API</text:span></text:span><text:span text:style-name="T65">)</text:span><text:bookmark-end text:name="__RefHeading__77354_2017303931"/></text:h>
      <text:p text:style-name="P38"/>
      <text:p text:style-name="P58"><text:span text:style-name="T11">The context variables that are declared on the </text:span><text:span text:style-name="T56">CHUR speadsheet can be accessed by Atoms using methods inside the ZugAPI library installed at the time of ZUG installation.</text:span></text:p>
      <text:p text:style-name="P42"/>
      <text:p text:style-name="P42">For example, to send the value of a context variable, as an argument, it should be referenced as <text:span text:style-name="T107">%contextvariable%</text:span>, ZUG retrieves the value of the context variable and then sends it to the Atom. So, when you pass the value of the context variable, the Atom or Molecule does not know about the actual name of the context variable used.</text:p>
      <text:p text:style-name="P41"/>
      <text:p text:style-name="P42">In contrast, if the context variable is passed by reference, then the Atom must <text:s/>use the ZugAPI methods <text:s/>to read <text:soft-page-break/>the value of the context variable or write some value into the context variable.</text:p>
      <text:p text:style-name="P42"/>
      <text:p text:style-name="P42">ZugAPI has two methods to read from and write to a context variable:</text:p>
      <text:p text:style-name="P42"/>
      <text:p text:style-name="P58"><text:span text:style-name="T59">GetContextVar</text:span><text:span text:style-name="T56"> <text:s/>is used to read the value of a context variable and </text:span><text:span text:style-name="T59">AlterContextVar</text:span><text:span text:style-name="T56"> is used to write some value into the context variable. Here are some example of how you can access the ZugAPI methods in different languages:</text:span></text:p>
      <text:p text:style-name="P42"/>
      <text:p text:style-name="P41"/>
      <text:p text:style-name="P41"/>
      <text:p text:style-name="P64">Windows Platform</text:p>
      <text:p text:style-name="P64"/>
      <text:p text:style-name="P64">Ruby/Watir</text:p>
      <text:p text:style-name="P64"/>
      <text:p text:style-name="P65">ZugCOMObj = WIN32OLE.new("Automature.ZugAPI") <text:s text:c="6"/></text:p>
      <text:p text:style-name="P65">ZugCOMObj.AlterContextVar(ARGV[1], "MyValue")</text:p>
      <text:p text:style-name="P65"/>
      <text:p text:style-name="P64">AutoIT </text:p>
      <text:p text:style-name="P64"/>
      <text:p text:style-name="P65">$ZugCOMObj = ObjCreate("Automature.ZugAPI")</text:p>
      <text:p text:style-name="P65">$MyValue = $ZugCOMObj.GetContextVar($NameOfContextVar)</text:p>
      <text:p text:style-name="P65"/>
      <text:p text:style-name="P64">JScript </text:p>
      <text:p text:style-name="P64"/>
      <text:p text:style-name="P65">var ZugCOMObj = new ActiveXObject("Automature.ZugAPI");</text:p>
      <text:p text:style-name="P65">ZugCOMObj.AlterContextVar(WScript.Arguments.Item(0),"MyValue");</text:p>
      <text:p text:style-name="P65"/>
      <text:p text:style-name="P64"><text:bookmark text:name="VB_Script"/>VB Script </text:p>
      <text:p text:style-name="P64"/>
      <text:p text:style-name="P65">Set ZugCOMObj = CreateObject("Automature.ZugAPI")</text:p>
      <text:p text:style-name="P65">ZugCOMObj.AlterContextVar WScript.Arguments.Item(0), "MyValue"</text:p>
      <text:p text:style-name="P65"/>
      <text:p text:style-name="P64">Batch script </text:p>
      <text:p text:style-name="P64"/>
      <text:p text:style-name="P65">You can invoke functions to read or write to a context variable from from the command line using the ZUGUtility<text:note text:id="ftn2" text:note-class="footnote"><text:note-citation>2</text:note-citation><text:note-body><text:p text:style-name="Footnote">The <text:span text:style-name="T106">ZugUtility</text:span> provides a command line interface to invoke methods inside the ZugAPI</text:p></text:note-body></text:note>. </text:p>
      <text:p text:style-name="P65"/>
      <text:p text:style-name="P64"/>
      <text:p text:style-name="P46"/>
      <text:p text:style-name="P46"/>
      <text:h text:style-name="Heading_20_2" text:outline-level="2"><text:bookmark text:name="__RefHeading__77356_2017303931"/><text:span text:style-name="Default_20_Paragraph_20_Font"><text:span text:style-name="T62">6.5 Zuoz</text:span></text:span><text:span text:style-name="T65"> </text:span><text:span text:style-name="Default_20_Paragraph_20_Font"><text:span text:style-name="T62">pearls</text:span></text:span><text:bookmark-end text:name="__RefHeading__77356_2017303931"/></text:h>
      <text:p text:style-name="Normal"><text:span text:style-name="Default_20_Paragraph_20_Font"><text:span text:style-name="T26"/></text:span></text:p>
      <text:p text:style-name="P62"><text:span text:style-name="Default_20_Paragraph_20_Font"><text:span text:style-name="T18">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27"/></text:span></text:p>
      <text:h text:style-name="Heading_20_2" text:outline-level="2"><text:span text:style-name="Default_20_Paragraph_20_Font"><text:span text:style-name="T63"/></text:span></text:h>
      <text:h text:style-name="Heading_20_2" text:outline-level="2"><text:bookmark text:name="__RefHeading__77358_2017303931"/><text:span text:style-name="Default_20_Paragraph_20_Font"><text:span text:style-name="T63">6.6 Appending values to a Context variable</text:span></text:span><text:bookmark-end text:name="__RefHeading__77358_2017303931"/></text:h>
      <text:p text:style-name="Normal"><text:span text:style-name="Default_20_Paragraph_20_Font"><text:span text:style-name="T27"/></text:span></text:p>
      <text:p text:style-name="P62"><text:span text:style-name="Default_20_Paragraph_20_Font"><text:span text:style-name="T18">The value stored inside a context variable is plain text and you can append more text/value to the context variable. The built-in function </text:span></text:span><text:span text:style-name="Default_20_Paragraph_20_Font"><text:span text:style-name="T23">AppendToContextVar</text:span></text:span><text:span text:style-name="Default_20_Paragraph_20_Font"><text:span text:style-name="T30"> can be used to append values to an existing context variable.</text:span></text:span></text:p>
      <text:p text:style-name="Normal"><text:span text:style-name="Default_20_Paragraph_20_Font"><text:span text:style-name="T27"/></text:span></text:p>
      <text:p text:style-name="Normal"><text:span text:style-name="Default_20_Paragraph_20_Font"><text:span text:style-name="T27"/></text:span></text:p>
      <text:h text:style-name="Heading_20_2" text:outline-level="2"><text:bookmark text:name="__RefHeading__77360_2017303931"/><text:span text:style-name="Default_20_Paragraph_20_Font"><text:span text:style-name="T63">6.7 Destroying a Context variable</text:span></text:span><text:bookmark-end text:name="__RefHeading__77360_2017303931"/></text:h>
      <text:p text:style-name="Normal"><text:span text:style-name="Default_20_Paragraph_20_Font"><text:span text:style-name="T27"/></text:span></text:p>
      <text:p text:style-name="Normal"><text:span text:style-name="Default_20_Paragraph_20_Font"><text:span text:style-name="T18">To destroy (Unset) a context variable you should use the built-in function </text:span></text:span><text:span text:style-name="Default_20_Paragraph_20_Font"><text:span text:style-name="T23">UnsetContextVar.</text:span></text:span></text:p>
      <text:p text:style-name="Normal"><text:span text:style-name="Default_20_Paragraph_20_Font"><text:span text:style-name="T23"/></text:span></text:p>
      <text:h text:style-name="Heading_20_2" text:outline-level="2"><text:bookmark text:name="__RefHeading__77362_2017303931"/><text:soft-page-break/><text:span text:style-name="Default_20_Paragraph_20_Font"><text:span text:style-name="T63">6.8 ZUG test environment variables</text:span></text:span><text:bookmark-end text:name="__RefHeading__77362_2017303931"/></text:h>
      <text:p text:style-name="Normal"><text:span text:style-name="Default_20_Paragraph_20_Font"><text:span text:style-name="T27"/></text:span></text:p>
      <text:p text:style-name="Normal"><text:span text:style-name="Default_20_Paragraph_20_Font"><text:span text:style-name="T18">ZUG defines and maintains some global context variables. These variables may be used by the test case designer for developing test cases. </text:span></text:span></text:p>
      <text:p text:style-name="Normal"><text:span text:style-name="Default_20_Paragraph_20_Font"><text:span text:style-name="T47"/></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3">Nr</text:p>
          </table:table-cell>
          <table:table-cell table:style-name="Table10.A1" office:value-type="string">
            <text:p text:style-name="P53">Name</text:p>
          </table:table-cell>
          <table:table-cell table:style-name="Table10.A1" office:value-type="string">
            <text:p text:style-name="P53">Purpose</text:p>
          </table:table-cell>
          <table:table-cell table:style-name="Table10.D1" office:value-type="string">
            <text:p text:style-name="P53">Comments</text:p>
          </table:table-cell>
        </table:table-row>
        <table:table-row>
          <table:table-cell table:style-name="Table10.A2" office:value-type="string">
            <text:p text:style-name="P53">1</text:p>
          </table:table-cell>
          <table:table-cell table:style-name="Table10.A2" office:value-type="string">
            <text:p text:style-name="P53">ZUG_TPSTARTTIME</text:p>
          </table:table-cell>
          <table:table-cell table:style-name="Table10.A2" office:value-type="string">
            <text:p text:style-name="P53">Timestamp when Test Suite execution started.</text:p>
          </table:table-cell>
          <table:table-cell table:style-name="Table10.D2" office:value-type="string">
            <text:p text:style-name="P53">Value set by ZUG when the test suite execution </text:p>
            <text:p text:style-name="P53">is started</text:p>
          </table:table-cell>
        </table:table-row>
        <table:table-row>
          <table:table-cell table:style-name="Table10.A2" office:value-type="string">
            <text:p text:style-name="P53">2</text:p>
          </table:table-cell>
          <table:table-cell table:style-name="Table10.A2" office:value-type="string">
            <text:p text:style-name="P53">ZUG_TCSTARTTIME</text:p>
          </table:table-cell>
          <table:table-cell table:style-name="Table10.A2" office:value-type="string">
            <text:p text:style-name="P53">Timestamp when Test Case execution started</text:p>
          </table:table-cell>
          <table:table-cell table:style-name="Table10.D2" office:value-type="string">
            <text:p text:style-name="P53">Its value updated by ZUG when each new test </text:p>
            <text:p text:style-name="P53">case execution started</text:p>
          </table:table-cell>
        </table:table-row>
        <table:table-row>
          <table:table-cell table:style-name="Table10.A2" office:value-type="string">
            <text:p text:style-name="P53">3</text:p>
          </table:table-cell>
          <table:table-cell table:style-name="Table10.A2" office:value-type="string">
            <text:p text:style-name="P53">ZUG_TSSTARTTIME</text:p>
          </table:table-cell>
          <table:table-cell table:style-name="Table10.A2" office:value-type="string">
            <text:p text:style-name="P53">Timestamp when Test Step execution started</text:p>
          </table:table-cell>
          <table:table-cell table:style-name="Table10.D2" office:value-type="string">
            <text:p text:style-name="P55">Variable value updated by ZUG when new test</text:p>
            <text:p text:style-name="P53">step execution started</text:p>
          </table:table-cell>
        </table:table-row>
        <table:table-row>
          <table:table-cell table:style-name="Table10.A2" office:value-type="string">
            <text:p text:style-name="P53">4</text:p>
          </table:table-cell>
          <table:table-cell table:style-name="Table10.A2" office:value-type="string">
            <text:p text:style-name="P53">ZUG_TESTSUITEID</text:p>
          </table:table-cell>
          <table:table-cell table:style-name="Table10.A2" office:value-type="string">
            <text:p text:style-name="P53">Test Suite Name </text:p>
          </table:table-cell>
          <table:table-cell table:style-name="Table10.D2" office:value-type="string">
            <text:p text:style-name="P53"/>
          </table:table-cell>
        </table:table-row>
        <table:table-row>
          <table:table-cell table:style-name="Table10.A2" office:value-type="string">
            <text:p text:style-name="P53">5</text:p>
          </table:table-cell>
          <table:table-cell table:style-name="Table10.A2" office:value-type="string">
            <text:p text:style-name="P53">ZUG_BASETCID</text:p>
          </table:table-cell>
          <table:table-cell table:style-name="Table10.A2" office:value-type="string">
            <text:p text:style-name="P53">Base Test Case ID</text:p>
          </table:table-cell>
          <table:table-cell table:style-name="Table10.D2" office:value-type="string">
            <text:p text:style-name="P53"/>
          </table:table-cell>
        </table:table-row>
        <table:table-row>
          <table:table-cell table:style-name="Table10.A2" office:value-type="string">
            <text:p text:style-name="P53">6</text:p>
          </table:table-cell>
          <table:table-cell table:style-name="Table10.A2" office:value-type="string">
            <text:p text:style-name="P53">ZUG_TCID</text:p>
          </table:table-cell>
          <table:table-cell table:style-name="Table10.A2" office:value-type="string">
            <text:p text:style-name="P53">Generated Test Case ID </text:p>
          </table:table-cell>
          <table:table-cell table:style-name="Table10.D2" office:value-type="string">
            <text:p text:style-name="P53"/>
          </table:table-cell>
        </table:table-row>
        <table:table-row>
          <table:table-cell table:style-name="Table10.A2" office:value-type="string">
            <text:p text:style-name="P53">7</text:p>
          </table:table-cell>
          <table:table-cell table:style-name="Table10.A2" office:value-type="string">
            <text:p text:style-name="P53">ZUG_TCYCID</text:p>
          </table:table-cell>
          <table:table-cell table:style-name="Table10.A2" office:value-type="string">
            <text:p text:style-name="P53">Test Cycle ID</text:p>
          </table:table-cell>
          <table:table-cell table:style-name="Table10.D2" office:value-type="string">
            <text:p text:style-name="P53"/>
          </table:table-cell>
        </table:table-row>
        <table:table-row>
          <table:table-cell table:style-name="Table10.A2" office:value-type="string">
            <text:p text:style-name="P53">8</text:p>
          </table:table-cell>
          <table:table-cell table:style-name="Table10.A2" office:value-type="string">
            <text:p text:style-name="P53">ZUG_TCYCLENAME</text:p>
          </table:table-cell>
          <table:table-cell table:style-name="Table10.A2" office:value-type="string">
            <text:p text:style-name="P53">Test Cycle Name</text:p>
          </table:table-cell>
          <table:table-cell table:style-name="Table10.D2" office:value-type="string">
            <text:p text:style-name="P53">The name created by ZUG if no previous Test Cycle ID provided.</text:p>
          </table:table-cell>
        </table:table-row>
        <table:table-row>
          <table:table-cell table:style-name="Table10.A2" office:value-type="string">
            <text:p text:style-name="P53">9</text:p>
          </table:table-cell>
          <table:table-cell table:style-name="Table10.A2" office:value-type="string">
            <text:p text:style-name="P53">ZUG_TSEXDID</text:p>
          </table:table-cell>
          <table:table-cell table:style-name="Table10.A2" office:value-type="string">
            <text:p text:style-name="P53">Test Execution Detail Id</text:p>
          </table:table-cell>
          <table:table-cell table:style-name="Table10.D2" office:value-type="string">
            <text:p text:style-name="P53">Value is automatically generated by the Reporting</text:p>
            <text:p text:style-name="P53">Database for every test case execution</text:p>
          </table:table-cell>
        </table:table-row>
        <table:table-row>
          <table:table-cell table:style-name="Table10.A2" office:value-type="string">
            <text:p text:style-name="P53">10</text:p>
          </table:table-cell>
          <table:table-cell table:style-name="Table10.A2" office:value-type="string">
            <text:p text:style-name="P53">ZUG_TESTPLANID</text:p>
          </table:table-cell>
          <table:table-cell table:style-name="Table10.A2" office:value-type="string">
            <text:p text:style-name="P53">Test Plan ID</text:p>
          </table:table-cell>
          <table:table-cell table:style-name="Table10.D2" office:value-type="string">
            <text:p text:style-name="P53"/>
          </table:table-cell>
        </table:table-row>
        <table:table-row>
          <table:table-cell table:style-name="Table10.A2" office:value-type="string">
            <text:p text:style-name="P53">11 </text:p>
          </table:table-cell>
          <table:table-cell table:style-name="Table10.A2" office:value-type="string">
            <text:p text:style-name="P53">ZUG_TOPOSET</text:p>
          </table:table-cell>
          <table:table-cell table:style-name="Table10.A2" office:value-type="string">
            <text:p text:style-name="P53">Topology SET ID </text:p>
          </table:table-cell>
          <table:table-cell table:style-name="Table10.D2" office:value-type="string">
            <text:p text:style-name="P53">Topology Set ID </text:p>
          </table:table-cell>
        </table:table-row>
        <table:table-row>
          <table:table-cell table:style-name="Table10.A2" office:value-type="string">
            <text:p text:style-name="P53">12</text:p>
          </table:table-cell>
          <table:table-cell table:style-name="Table10.A2" office:value-type="string">
            <text:p text:style-name="P53">ZUG_TOPO</text:p>
          </table:table-cell>
          <table:table-cell table:style-name="Table10.A2" office:value-type="string">
            <text:p text:style-name="P53">Topology ID</text:p>
          </table:table-cell>
          <table:table-cell table:style-name="Table10.D2" office:value-type="string">
            <text:p text:style-name="P53">Comma Separated list of Topology ID's </text:p>
            <text:p text:style-name="P53">participating in the Automation for testing.</text:p>
          </table:table-cell>
        </table:table-row>
        <table:table-row>
          <table:table-cell table:style-name="Table10.A2" office:value-type="string">
            <text:p text:style-name="P53">13</text:p>
          </table:table-cell>
          <table:table-cell table:style-name="Table10.A2" office:value-type="string">
            <text:p text:style-name="P53">ZUG_TESTSUITE_TIMEOUT</text:p>
          </table:table-cell>
          <table:table-cell table:style-name="Table10.A2" office:value-type="string">
            <text:p text:style-name="P54">Test Suite Timeout</text:p>
          </table:table-cell>
          <table:table-cell table:style-name="Table10.D2" office:value-type="string">
            <text:p text:style-name="P54">This will contain the maximum time in seconds </text:p>
            <text:p text:style-name="P54">for which a test suite can execute. By default its </text:p>
            <text:p text:style-name="P54">value will be 2*60*60 seconds. One can use this </text:p>
            <text:p text:style-name="P54">context variable to change the default behavior </text:p>
            <text:p text:style-name="P54">of timeout dynamically during the test suite </text:p>
            <text:p text:style-name="P54">execution.</text:p>
          </table:table-cell>
        </table:table-row>
        <table:table-row>
          <table:table-cell table:style-name="Table10.A2" office:value-type="string">
            <text:p text:style-name="P53">14</text:p>
          </table:table-cell>
          <table:table-cell table:style-name="Table10.A2" office:value-type="string">
            <text:p text:style-name="P53">ZUG_TESTSTEP_TIMEOUT</text:p>
          </table:table-cell>
          <table:table-cell table:style-name="Table10.A2" office:value-type="string">
            <text:p text:style-name="P53">Test Step Timeout</text:p>
          </table:table-cell>
          <table:table-cell table:style-name="Table10.D2" office:value-type="string">
            <text:p text:style-name="P54">This will contain the maximum time in seconds</text:p>
            <text:p text:style-name="P54">for which a test step can execute. By default its</text:p>
            <text:p text:style-name="P54">value will be 30*60 seconds. One can use this </text:p>
            <text:p text:style-name="P54">context variable to change the default behavior</text:p>
            <text:p text:style-name="P54">of timeout dynamically during test suite execution.</text:p>
          </table:table-cell>
        </table:table-row>
        <table:table-row>
          <table:table-cell table:style-name="Table10.A2" office:value-type="string">
            <text:p text:style-name="P53">15</text:p>
          </table:table-cell>
          <table:table-cell table:style-name="Table10.A2" office:value-type="string">
            <text:p text:style-name="P53">ZUG_EXCEPTION</text:p>
          </table:table-cell>
          <table:table-cell table:style-name="Table10.A2" office:value-type="string">
            <text:p text:style-name="P53">Test Step Exceptions</text:p>
          </table:table-cell>
          <table:table-cell table:style-name="Table10.D2" office:value-type="string">
            <text:p text:style-name="P54">If negative property is set to any Test Step then it will set this Context Variable with The error message of that Test Step and the Test will pass.</text:p>
          </table:table-cell>
        </table:table-row>
        <table:table-row>
          <table:table-cell table:style-name="Table10.A2" office:value-type="string">
            <text:p text:style-name="P53">16</text:p>
          </table:table-cell>
          <table:table-cell table:style-name="Table10.A2" office:value-type="string">
            <text:p text:style-name="P53">ZUG_ACTION_EXCEPTION</text:p>
          </table:table-cell>
          <table:table-cell table:style-name="Table10.A2" office:value-type="string">
            <text:p text:style-name="P53">Test Step(Action) Exceptions</text:p>
          </table:table-cell>
          <table:table-cell table:style-name="Table10.D2" office:value-type="string">
            <text:p text:style-name="P54">If neg-action property is set to any Test Step then it will set this Context Variable with the error message of that action test step</text:p>
          </table:table-cell>
        </table:table-row>
        <table:table-row>
          <table:table-cell table:style-name="Table10.A2" office:value-type="string">
            <text:p text:style-name="P53">17</text:p>
          </table:table-cell>
          <table:table-cell table:style-name="Table10.A2" office:value-type="string">
            <text:p text:style-name="P53">ZUG_VERIFY_EXCEPTION</text:p>
          </table:table-cell>
          <table:table-cell table:style-name="Table10.A2" office:value-type="string">
            <text:p text:style-name="P53">Test Step(Verify) Exceptions</text:p>
          </table:table-cell>
          <table:table-cell table:style-name="Table10.D2" office:value-type="string">
            <text:p text:style-name="P54">If neg-verify property is set to any Test Step then it will set this Context Variable with the error message of that verify test step</text:p>
          </table:table-cell>
        </table:table-row>
      </table:table>
      <text:p text:style-name="Normal"/>
      <text:p text:style-name="Normal"/>
      <text:p text:style-name="P67"/>
      <text:p text:style-name="P67"/>
      <text:p text:style-name="P67"/>
      <text:p text:style-name="P67"/>
      <text:p text:style-name="Normal"><text:span text:style-name="Default_20_Paragraph_20_Font"><text:span text:style-name="T18">Example:</text:span></text:span></text:p>
      <text:p text:style-name="Normal"><text:soft-page-break/><text:span text:style-name="Default_20_Paragraph_20_Font"><text:span text:style-name="T18">In the following example we show how to automate search between two destinations on a given date for a travel sit.</text:span></text:span></text:p>
      <text:p text:style-name="Normal"><text:span text:style-name="Default_20_Paragraph_20_Font"><text:span text:style-name="T18"/></text:span></text:p>
      <text:p text:style-name="Normal"><text:span text:style-name="Default_20_Paragraph_20_Font"><text:span text:style-name="T18">The macros sheet:</text:span></text:span></text:p>
      <text:p text:style-name="Normal"><text:span text:style-name="Default_20_Paragraph_20_Font"><text:span text:style-name="T46"/></text:span></text:p>
      <text:p text:style-name="Normal"><text:span text:style-name="Default_20_Paragraph_20_Font"><text:span text:style-name="T46"><draw:frame draw:style-name="fr2" draw:name="graphics10" text:anchor-type="as-char" svg:width="6.2681in" svg:height="2.4201in" draw:z-index="12"><draw:image xlink:href="Pictures/10000000000002D500000118AD5C42AD.png" xlink:type="simple" xlink:show="embed" xlink:actuate="onLoad"/></draw:frame></text:span></text:span></text:p>
      <text:p text:style-name="P18"><text:span text:style-name="Default_20_Paragraph_20_Font"><text:span text:style-name="T115"/></text:span></text:p>
      <text:p text:style-name="P7"><text:span text:style-name="Default_20_Paragraph_20_Font"><text:span text:style-name="T115">The Test case sheet:</text:span></text:span></text:p>
      <text:p text:style-name="P7"><text:span text:style-name="Default_20_Paragraph_20_Font"><text:span text:style-name="T115"/></text:span></text:p>
      <text:p text:style-name="P7"><draw:frame draw:style-name="fr2" draw:name="graphics9" text:anchor-type="as-char" svg:width="6.2681in" svg:height="2.0984in" draw:z-index="13"><draw:image xlink:href="Pictures/10000000000003BF000001178319DAE3.png" xlink:type="simple" xlink:show="embed" xlink:actuate="onLoad"/></draw:frame></text:p>
      <text:p text:style-name="P27">The two highlighted rows shows the declaration and destruction of a Context variable.</text:p>
      <text:p text:style-name="P47"/>
      <text:h text:style-name="P160" text:outline-level="1"><text:bookmark text:name="__RefHeading__77208_2017303931"/>7. Molecules<text:bookmark-end text:name="__RefHeading__77208_2017303931"/></text:h>
      <text:p text:style-name="P24"/>
      <text:h text:style-name="P162" text:outline-level="2"><text:bookmark text:name="__RefHeading__77364_2017303931"/>7.1 Definition<text:bookmark-end text:name="__RefHeading__77364_2017303931"/></text:h>
      <text:p text:style-name="P27"/>
      <text:p text:style-name="P36"><text:change-start text:change-id="ct324420824"/>A <text:change-end text:change-id="ct324420824"/>Molecule<text:change-start text:change-id="ct324420928"/> is a <text:change-end text:change-id="ct324420928"/><text:change text:change-id="ct324419368"/><text:change-start text:change-id="ct324419472"/>c<text:change-end text:change-id="ct324419472"/>ollection of several test steps describing either a complete test case, or some part thereof<text:change text:change-id="ct324431536"/><text:change-start text:change-id="ct324430912"/>.<text:change-end text:change-id="ct324430912"/><text:change-start text:change-id="ct324430704"/> It <text:change-end text:change-id="ct324430704"/><text:change text:change-id="ct324418952"/><text:change text:change-id="ct324420408"/><text:change text:change-id="ct324429144"/><text:change-start text:change-id="ct324418640"/>is<text:change-end text:change-id="ct324418640"/> referenced by<text:change text:change-id="ct324418536"/><text:change-start text:change-id="ct324418848"/> its name and <text:change-end text:change-id="ct324418848"/><text:change text:change-id="ct324418224"/><text:change-start text:change-id="ct324415624"/>c<text:change-end text:change-id="ct324415624"/>an be invoked by a test case, or another Molecule (known as a complex Molecule)<text:change-start text:change-id="ct324415520"/>.<text:change-end text:change-id="ct324415520"/></text:p>
      <text:p text:style-name="P36"/>
      <text:p text:style-name="P36"><text:change text:change-id="ct324419264"/><text:change-start text:change-id="ct324419160"/>It <text:change-end text:change-id="ct324419160"/><text:change text:change-id="ct324417600"/><text:change-start text:change-id="ct324416664"/>a<text:change-end text:change-id="ct324416664"/>ccept<text:change-start text:change-id="ct324417392"/>s<text:change-end text:change-id="ct324417392"/> input arguments, and can also pass data back to the call<text:change text:change-id="ct324417496"/><text:change-start text:change-id="ct324418120"/>er.<text:change-end text:change-id="ct324418120"/><text:change text:change-id="ct324419056"/><text:change-start text:change-id="ct324416248"/> <text:change-end text:change-id="ct324416248"/>It can invoke another Molecule, an external, or a "built-in" atom<text:change-start text:change-id="ct324424984"/>.<text:change-end text:change-id="ct324424984"/></text:p>
      <text:p text:style-name="P51"/>
      <text:p text:style-name="P40">A molecule behaves similar to a procedure, in generic programming languages, in that, it is not expected to return anything to the caller. When a molecule fails executing an atom, its execution sequence is interrupted, and the returned to the caller.</text:p>
      <text:p text:style-name="P38"/>
      <text:h text:style-name="P162" text:outline-level="2"><text:bookmark text:name="__RefHeading__77366_2017303931"/>7.2 Designing a Molecule<text:bookmark-end text:name="__RefHeading__77366_2017303931"/></text:h>
      <text:p text:style-name="P9"/>
      <text:p text:style-name="P26">Molecules are designed to promote reuse of the logic of a test case. <text:s/>For example, <office:annotation><dc:creator>Unknown Author</dc:creator><dc:date>2012-03-23T16:02:54.20</dc:date><text:p text:style-name="P175"><text:span text:style-name="T147">Where is the testcase shown?</text:span></text:p></office:annotation>the test case shown below consists of <text:change text:change-id="ct324422280"/><text:change-start text:change-id="ct324422592"/>A<text:change-end text:change-id="ct324422592"/>toms and is written on the TestCases worksheet of the spreadsheet.<text:change text:change-id="ct324423632"/></text:p>
      <text:p text:style-name="P30"/>
      <text:p text:style-name="P26">A test case is implemented in a way that the logic cannot be used by other test cases. However, if we design a Molecule with a similar logic then it can be used by different test cases with <text:change-start text:change-id="ct324425504"/>an entirely <text:change-end text:change-id="ct324425504"/>different <text:change-start text:change-id="ct324421344"/>set<text:change-end text:change-id="ct324421344"/> of<text:change-start text:change-id="ct324421240"/> <text:change-end text:change-id="ct324421240"/>data, or purpose.</text:p>
      <text:p text:style-name="P26"/>
      <text:p text:style-name="P26">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6"/>
      <text:p text:style-name="P26">The Molecules that are defined in the Molecule worksheet <text:s/>can be called by the test cases defined in the TestCases worksheet. Molecules that are defined in the Molecules worksheet can also call other Molecules defined there.</text:p>
      <text:p text:style-name="P26"/>
      <text:p text:style-name="P26">The same above test case could be written as follows:</text:p>
      <text:p text:style-name="P26"><draw:frame draw:style-name="fr2" draw:name="graphics11" text:anchor-type="as-char" svg:width="6.2681in" svg:height="1.2862in" draw:z-index="14"><draw:image xlink:href="Pictures/10000000000004DD000000B340368CD5.png" xlink:type="simple" xlink:show="embed" xlink:actuate="onLoad"/></draw:frame></text:p>
      <text:p text:style-name="P26"/>
      <text:p text:style-name="P26">Here a Molecule <text:span text:style-name="T106">Travel </text:span>is defined in the Actions column along with its respective arguments.</text:p>
      <text:p text:style-name="P26">The Molecule <text:span text:style-name="T106">Travel </text:span>simply does the same operations as the test case TC001 shown before.</text:p>
      <text:p text:style-name="P26"><text:soft-page-break/><text:s/><draw:frame draw:style-name="fr6" draw:name="graphics12" text:anchor-type="as-char" svg:y="-0.8228in" svg:width="6.2681in" svg:height="1.7728in" draw:z-index="15"><draw:image xlink:href="Pictures/100000000000045200000120B9E5ED55.png" xlink:type="simple" xlink:show="embed" xlink:actuate="onLoad"/></draw:frame></text:p>
      <text:p text:style-name="P31"/>
      <text:h text:style-name="P162" text:outline-level="2"><text:bookmark text:name="__RefHeading__77368_2017303931"/>7.3 Positional and named arguments<text:bookmark-end text:name="__RefHeading__77368_2017303931"/></text:h>
      <text:p text:style-name="P22"/>
      <text:p text:style-name="P26">When a Molecule is called by a test case or another Molecule, there are two different ways of passing the arguments: namely, positional argument passing and named argument passing.</text:p>
      <text:p text:style-name="P26"/>
      <text:p text:style-name="P26"><text:span text:style-name="T106">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0"/>
      <text:p text:style-name="P26">The first row of the Molecule body must contain <text:span text:style-name="T106">#define_arg</text:span> as its Action step and the name of <text:s/>the <text:span text:style-name="T108">formal arguments</text:span><text:span text:style-name="T110"> of the Molecule in the Action argument columns, prefixed with a #.If there are two arguments passed to a molecule, then in the molecule sheet equal number of arguments must also be defined and in </text:span></text:p>
      <text:p text:style-name="P26"/>
      <text:p text:style-name="P26">Example- </text:p>
      <text:p text:style-name="P26"/>
      <text:p text:style-name="P70"><text:span text:style-name="T139">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08">#name</text:span> is passed in as reference and <text:span text:style-name="T108">%#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2.Using positional argument passing,where the argument has been passed in by reference and value in a SetContextVar,</text:p>
      <text:p text:style-name="P17"/>
      <text:p text:style-name="P9"><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08">Name</text:span>.</text:p>
      <text:p text:style-name="P9">We also set the context variable Nameval=%#name% (passed in as value)</text:p>
      <text:p text:style-name="P9">Hence Nameval contains the value John Smith.</text:p>
      <text:p text:style-name="P9"/>
      <text:p text:style-name="P70">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6"><text:soft-page-break/><text:span text:style-name="T106">Named argument passing</text:span> is more descriptive than positional argument passing as the arguments are passed as key-value pairs and hence it increases the readability and maintainability of the test case and the Molecule.</text:p>
      <text:p text:style-name="P26"/>
      <text:p text:style-name="P26">When using named argument passing, an additional row must be added in the Molecule body. The first row of the Molecule body must contain <text:span text:style-name="T106">#define_arg</text:span> as its Action step and the name of <text:s/>the <text:span text:style-name="T108">formal arguments</text:span><text:span text:style-name="T110"> of the Molecule in the Action argument columns, prefixed with a #. The </text:span><text:span text:style-name="T108">formal argument names</text:span><text:span text:style-name="T110"> should be used as the key in the </text:span><text:span text:style-name="T111">key-value</text:span><text:span text:style-name="T110"> pair, when invoking the Molecule using </text:span><text:span text:style-name="T108">named argument passing</text:span><text:span text:style-name="T110"> mechanism, as mentioned above. </text:span></text:p>
      <text:p text:style-name="P30"/>
      <text:p text:style-name="P35">When names arguments are used to invoke a Molecule, the order of arguments is not significant.</text:p>
      <text:p text:style-name="P35"/>
      <text:p text:style-name="P32">Example:</text:p>
      <text:p text:style-name="P68">1.When the named argument is a context variable that has been passed in by reference and value</text:p>
      <text:p text:style-name="P68"><draw:frame draw:style-name="fr2" draw:name="graphics39" text:anchor-type="as-char" svg:width="6.2681in" svg:height="0.6854in" draw:z-index="33"><draw:image xlink:href="Pictures/10000000000002DB000000507DBCBE3E.png" xlink:type="simple" xlink:show="embed" xlink:actuate="onLoad"/></draw:frame></text:p>
      <text:p text:style-name="P32">The molecule mol_pos is same as mol_positional stated above in testcase P001ARG</text:p>
      <text:p text:style-name="P35"/>
      <text:p text:style-name="P68">2.Using a named argument in a SetContextVar, where the named arg has been passed in by as reference and value</text:p>
      <text:p text:style-name="P68"/>
      <text:p text:style-name="P68"><draw:frame draw:style-name="fr2" draw:name="graphics40" text:anchor-type="as-char" svg:width="6.2681in" svg:height="0.6437in" draw:z-index="34"><draw:image xlink:href="Pictures/10000000000002ED0000004DD65BA846.png" xlink:type="simple" xlink:show="embed" xlink:actuate="onLoad"/></draw:frame></text:p>
      <text:p text:style-name="P32">The molecule mol_pos2 is same as mol_pos2 stated above in testcase P002ARG</text:p>
      <text:p text:style-name="P32"/>
      <text:p text:style-name="P69">3.Using a named argument in a AppendToContextVar, where the named arg has been passed in as reference and value and also returns a value.</text:p>
      <text:p text:style-name="P69"><draw:frame draw:style-name="fr2" draw:name="graphics41" text:anchor-type="as-char" svg:width="6.2681in" svg:height="0.961in" draw:z-index="35"><draw:image xlink:href="Pictures/10000000000002E700000072B83A3677.png" xlink:type="simple" xlink:show="embed" xlink:actuate="onLoad"/></draw:frame></text:p>
      <text:p text:style-name="P32">The molecule mol_pos3 is same as mol_pos2 stated above in testcase P003ARG</text:p>
      <text:p text:style-name="P69"/>
      <text:p text:style-name="P32"/>
      <text:p text:style-name="P26"><text:span text:style-name="T111">Please Note</text:span><text:span text:style-name="T110"> - </text:span><text:span text:style-name="T142">Zug cannot pass a macro having key=value to a molecule using positional arguments.</text:span></text:p>
      <text:p text:style-name="P32"/>
      <text:p text:style-name="P26"><text:span text:style-name="T110">Example: In the following testcase we have a macro </text:span><text:span text:style-name="T108">$key_value_macro</text:span><text:span text:style-name="T110"> having values </text:span><text:span text:style-name="T108">abc=123 </text:span></text:p>
      <text:p text:style-name="P32"/>
      <text:p text:style-name="P32"><draw:frame draw:style-name="fr2" draw:name="graphics33" text:anchor-type="as-char" svg:width="6.2681in" svg:height="0.5972in" draw:z-index="36"><draw:image xlink:href="Pictures/10000000000002950000003F980F653A.png" xlink:type="simple" xlink:show="embed" xlink:actuate="onLoad"/></draw:frame></text:p>
      <text:p text:style-name="P27">Here is the molecule sheet:</text:p>
      <text:p text:style-name="P27"/>
      <text:p text:style-name="P27"><draw:frame draw:style-name="fr2" draw:name="graphics34" text:anchor-type="as-char" svg:width="4.3665in" svg:height="0.5472in" draw:z-index="37"><draw:image xlink:href="Pictures/10000000000001C40000004EA99ADF91.png" xlink:type="simple" xlink:show="embed" xlink:actuate="onLoad"/></draw:frame></text:p>
      <text:p text:style-name="P27">The above output does not print <text:span text:style-name="T108">abc=123. </text:span><text:span text:style-name="T110">Rather it prints</text:span><text:span text:style-name="T108"> #key_val.</text:span></text:p>
      <text:p text:style-name="P33">To pass this macro to a molecule, Named Argument passing is needed. </text:p>
      <text:p text:style-name="P33"/>
      <text:p text:style-name="P33"><draw:frame draw:style-name="fr2" draw:name="graphics35" text:anchor-type="as-char" svg:width="5.4374in" svg:height="0.198in" draw:z-index="38"><draw:image xlink:href="Pictures/100000000000020A00000013B0664F4D.png" xlink:type="simple" xlink:show="embed" xlink:actuate="onLoad"/></draw:frame></text:p>
      <text:h text:style-name="P157" text:outline-level="1"><text:bookmark text:name="__RefHeading__77210_2017303931"/><text:soft-page-break/>8. Multi-valued Macros<text:bookmark-end text:name="__RefHeading__77210_2017303931"/></text:h>
      <text:p text:style-name="P31"/>
      <text:p text:style-name="P31"/>
      <text:h text:style-name="Heading_20_2" text:outline-level="2"><text:bookmark text:name="__RefHeading__77370_2017303931"/><text:span text:style-name="Default_20_Paragraph_20_Font"><text:span text:style-name="T66">8.1 Definition</text:span></text:span><text:bookmark-end text:name="__RefHeading__77370_2017303931"/></text:h>
      <text:p text:style-name="Normal"><text:span text:style-name="Default_20_Paragraph_20_Font"><text:span text:style-name="T118"/></text:span></text:p>
      <text:p text:style-name="P62"><text:span text:style-name="Default_20_Paragraph_20_Font"><text:span text:style-name="T101">Multi-valued macros (MVM) contain lists of values, e.g. </text:span></text:span><text:span text:style-name="T45">$FileTypes={DOC,DOCX,PPT,XLS}, or $ITERATOR={1..10}</text:span></text:p>
      <text:p text:style-name="P36"/>
      <text:p text:style-name="P62"><text:span text:style-name="Default_20_Paragraph_20_Font"><text:span text:style-name="T101">Multi-valued Macros are often represented by a pair of $ symbols, i.e. $$. Use of the $$ is significant only while the MVM is being referenced inside a Testcase, or a Molecule. It is not significant during declaration in the MACROS worksheet.</text:span></text:span></text:p>
      <text:p text:style-name="P62"><text:span text:style-name="Default_20_Paragraph_20_Font"><text:span text:style-name="T101"/></text:span></text:p>
      <text:p text:style-name="P36">Lists may consist of discrete values, or sequences of values.</text:p>
      <text:p text:style-name="P51"><text:span text:style-name="Emphasis"><text:span text:style-name="T102"/></text:span></text:p>
      <text:p text:style-name="P36">$ITERATOR={1..4} is <text:s/>equivalent to writing <text:s/>$ITERATOR={1, 2, 3, 4}</text:p>
      <text:p text:style-name="P36"/>
      <text:p text:style-name="P36">Multi-valued macros in CHUR offer a powerful iteration mechanism, and is a core concept. Whenever MVMs are encountered inside a testcase or a molecule, that testcase or molecule is executed multiple times, once for each value of the MVM.</text:p>
      <text:p text:style-name="P62"><text:span text:style-name="Default_20_Paragraph_20_Font"><text:span text:style-name="T119"/></text:span></text:p>
      <text:p text:style-name="P62"><text:span text:style-name="Default_20_Paragraph_20_Font"><text:span text:style-name="T119"/></text:span></text:p>
      <text:p text:style-name="P62"><text:span text:style-name="Default_20_Paragraph_20_Font"><text:span text:style-name="T119"/></text:span></text:p>
      <text:h text:style-name="Heading_20_2" text:outline-level="2"><text:bookmark text:name="__RefHeading__77372_2017303931"/><text:span text:style-name="Default_20_Paragraph_20_Font"><text:span text:style-name="T66">8.2 Cartesian MVM expansion</text:span></text:span><text:bookmark-end text:name="__RefHeading__77372_2017303931"/></text:h>
      <text:p text:style-name="P62"><text:span text:style-name="Default_20_Paragraph_20_Font"><text:span text:style-name="T119"/></text:span></text:p>
      <text:p text:style-name="P62"><text:span text:style-name="Default_20_Paragraph_20_Font"><text:span text:style-name="T37">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2"><text:span text:style-name="Default_20_Paragraph_20_Font"><text:span text:style-name="T37"/></text:span></text:p>
      <text:p text:style-name="P62"><text:span text:style-name="Default_20_Paragraph_20_Font"><text:span text:style-name="T37">$FILE_NAME={File1.txt, File2.rtf}</text:span></text:span></text:p>
      <text:p text:style-name="P62"><text:span text:style-name="Default_20_Paragraph_20_Font"><text:span text:style-name="T37">$LOCATION={</text:span></text:span><text:a xlink:type="simple" xlink:href="../../../../../TempFolder"><text:span text:style-name="Default_20_Paragraph_20_Font">C:\TempFolder</text:span></text:a><text:span text:style-name="Default_20_Paragraph_20_Font"><text:span text:style-name="T37">, \\Network\SharedFolder}</text:span></text:span></text:p>
      <text:p text:style-name="P62"><text:span text:style-name="Default_20_Paragraph_20_Font"><text:span text:style-name="T37"/></text:span></text:p>
      <text:p text:style-name="P62"><text:span text:style-name="Default_20_Paragraph_20_Font"><text:span text:style-name="T37">and a testcase references both these MVMs as $$ FILE_NAME, and $$LOCATION, then four test cases will be generated, one for each of the following values of these MVMs.</text:span></text:span></text:p>
      <text:list xml:id="list35714624" text:style-name="L7">
        <text:list-item>
          <text:p text:style-name="P150"><text:span text:style-name="Default_20_Paragraph_20_Font"><text:span text:style-name="T37">[ File1.txt, C:\TempFolder ],</text:span></text:span></text:p>
        </text:list-item>
        <text:list-item>
          <text:p text:style-name="P150"><text:span text:style-name="Default_20_Paragraph_20_Font"><text:span text:style-name="T37">[ File2.rtf, C:\TempFolder ],</text:span></text:span></text:p>
        </text:list-item>
        <text:list-item>
          <text:p text:style-name="P150"><text:span text:style-name="Default_20_Paragraph_20_Font"><text:span text:style-name="T37">[ File1.txt, \\Network\SharedFolder ], </text:span></text:span></text:p>
        </text:list-item>
        <text:list-item>
          <text:p text:style-name="P150"><text:span text:style-name="Default_20_Paragraph_20_Font"><text:span text:style-name="T37">[ File2.txt, \\Network\SharedFolder ]</text:span></text:span></text:p>
        </text:list-item>
      </text:list>
      <text:p text:style-name="P62"><text:span text:style-name="Default_20_Paragraph_20_Font"><text:span text:style-name="T37"/></text:span></text:p>
      <text:p text:style-name="P62"><text:span text:style-name="Default_20_Paragraph_20_Font"><text:span text:style-name="T119"><draw:frame draw:style-name="fr2" draw:name="graphics13" text:anchor-type="as-char" svg:width="6.2681in" svg:height="1.1709in" draw:z-index="40"><draw:image xlink:href="Pictures/10000000000004C60000009E3830802D.png" xlink:type="simple" xlink:show="embed" xlink:actuate="onLoad"/></draw:frame></text:span></text:span></text:p>
      <text:p text:style-name="P62"><text:span text:style-name="Default_20_Paragraph_20_Font"><text:span text:style-name="T119">In the above example we can search all the combinations of Source to Destinations.</text:span></text:span></text:p>
      <text:h text:style-name="Heading_20_2" text:outline-level="2"><text:bookmark text:name="__RefHeading__77374_2017303931"/><text:span text:style-name="Default_20_Paragraph_20_Font"><text:span text:style-name="T66">8.3 Indexed MVM expansion</text:span></text:span><text:bookmark-end text:name="__RefHeading__77374_2017303931"/></text:h>
      <text:p text:style-name="P62"><text:span text:style-name="Default_20_Paragraph_20_Font"><text:span text:style-name="T119"/></text:span></text:p>
      <text:p text:style-name="P62"><text:span text:style-name="Default_20_Paragraph_20_Font"><text:span text:style-name="T37">Indexed MVM expansion can be useful when you need only the combinations of corresponding element index of another MVM. The only condition is that all the MVMs specified as an indexed MVM </text:span></text:span><text:span text:style-name="Default_20_Paragraph_20_Font"><text:span text:style-name="T38">must</text:span></text:span><text:span text:style-name="Default_20_Paragraph_20_Font"><text:span text:style-name="T41"> have an equal number of elements. e.g. If there are two MVMs</text:span></text:span></text:p>
      <text:p text:style-name="P62"><text:span text:style-name="Default_20_Paragraph_20_Font"><text:span text:style-name="T37"/></text:span></text:p>
      <text:p text:style-name="P62"><text:span text:style-name="Default_20_Paragraph_20_Font"><text:span text:style-name="T37">$FILE_NAME={File1.txt, File2.rtf} and $LOCATION={</text:span></text:span><text:a xlink:type="simple" xlink:href="../../../../../TempFolder"><text:span text:style-name="Default_20_Paragraph_20_Font">C:\TempFolder</text:span></text:a><text:span text:style-name="Default_20_Paragraph_20_Font"><text:span text:style-name="T37">, \\Network\SharedFolder}</text:span></text:span></text:p>
      <text:p text:style-name="P62"><text:span text:style-name="Default_20_Paragraph_20_Font"><text:span text:style-name="T37"/></text:span></text:p>
      <text:p text:style-name="P62"><text:span text:style-name="Default_20_Paragraph_20_Font"><text:span text:style-name="T37">then an indexed MVM is defined as another MVM containing the names of the above MVM, viz.</text:span></text:span></text:p>
      <text:p text:style-name="P62"><text:span text:style-name="Default_20_Paragraph_20_Font"><text:span text:style-name="T37"/></text:span></text:p>
      <text:p text:style-name="P62"><text:span text:style-name="Default_20_Paragraph_20_Font"><text:span text:style-name="T37">$FILE_NAME_LOCATION={$$FILE_NAME, $$LOCATION}</text:span></text:span></text:p>
      <text:p text:style-name="P62"><text:soft-page-break/><text:span text:style-name="Default_20_Paragraph_20_Font"><text:span text:style-name="T37"/></text:span></text:p>
      <text:p text:style-name="P62"><text:span text:style-name="Default_20_Paragraph_20_Font"><text:span text:style-name="T37">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2"><text:span text:style-name="Default_20_Paragraph_20_Font"><text:span text:style-name="T37"/></text:span></text:p>
      <text:p text:style-name="P62"><text:span text:style-name="Default_20_Paragraph_20_Font"><text:span text:style-name="T37">e.g. $$FILE_NAME_LOCATION#FILE_NAME and $$FILE_NAME_LOCATION#LOCATION will expand into two value combinations, viz.</text:span></text:span></text:p>
      <text:p text:style-name="P62"><text:span text:style-name="Default_20_Paragraph_20_Font"><text:span text:style-name="T37"/></text:span></text:p>
      <text:list xml:id="list35746604" text:continue-list="list35714624" text:style-name="L7">
        <text:list-item text:start-value="1">
          <text:p text:style-name="P150"><text:span text:style-name="Default_20_Paragraph_20_Font"><text:span text:style-name="T37">[ File1.txt, C:\TempFolder ],</text:span></text:span></text:p>
        </text:list-item>
        <text:list-item>
          <text:p text:style-name="P150"><text:span text:style-name="Default_20_Paragraph_20_Font"><text:span text:style-name="T37">[ File2.txt, \\Network\SharedFolder ]</text:span></text:span></text:p>
        </text:list-item>
      </text:list>
      <text:p text:style-name="P62"><text:span text:style-name="Default_20_Paragraph_20_Font"><text:span text:style-name="T36"/></text:span></text:p>
      <text:p text:style-name="P62"><text:span text:style-name="Default_20_Paragraph_20_Font"><text:span text:style-name="T36"><draw:frame draw:style-name="fr2" draw:name="graphics14" text:anchor-type="as-char" svg:width="6.2681in" svg:height="1.2339in" draw:z-index="39"><draw:image xlink:href="Pictures/100000000000059E0000009EA3AD777C.png" xlink:type="simple" xlink:show="embed" xlink:actuate="onLoad"/></draw:frame></text:span></text:span></text:p>
      <text:p text:style-name="Normal"><text:span text:style-name="Default_20_Paragraph_20_Font"><text:span text:style-name="T37">In the above example we show indexed MVM works.</text:span></text:span></text:p>
      <text:p text:style-name="Normal"><text:span text:style-name="Default_20_Paragraph_20_Font"><text:span text:style-name="T37">We define two macros</text:span></text:span></text:p>
      <text:p text:style-name="Normal"><text:span text:style-name="Default_20_Paragraph_20_Font"><text:span text:style-name="T37">$Source_Cities={Washington,Detroit}</text:span></text:span></text:p>
      <text:p text:style-name="Normal"><text:span text:style-name="Default_20_Paragraph_20_Font"><text:span text:style-name="T37">$Dest_Cities={London,Liverpool}</text:span></text:span></text:p>
      <text:p text:style-name="Normal"><text:span text:style-name="Default_20_Paragraph_20_Font"><text:span text:style-name="T37">$Indexed={$$Source_Cities,$$Dest_Cities}</text:span></text:span></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he macros are called in the test case as Origin=$$Indexed#Source_Cities and <text:s/></text:span></text:span></text:p>
      <text:p text:style-name="Normal"><text:span text:style-name="Default_20_Paragraph_20_Font"><text:span text:style-name="T37">Dest=$$Indexed#Dest_Cities</text:span></text:span></text:p>
      <text:p text:style-name="Normal"><text:span text:style-name="Default_20_Paragraph_20_Font"><text:span text:style-name="T37"/></text:span></text:p>
      <text:p text:style-name="Normal"><text:span text:style-name="Default_20_Paragraph_20_Font"><text:span text:style-name="T37">The resulting search will be </text:span></text:span></text:p>
      <text:p text:style-name="Normal"><text:span text:style-name="Default_20_Paragraph_20_Font"><text:span text:style-name="T37">i)from Washington to London and </text:span></text:span></text:p>
      <text:p text:style-name="Normal"><text:span text:style-name="Default_20_Paragraph_20_Font"><text:span text:style-name="T37">ii)from Detroit to Liverpool.</text:span></text:span></text:p>
      <text:p text:style-name="Normal"><text:span text:style-name="Default_20_Paragraph_20_Font"><text:span text:style-name="T37"/></text:span></text:p>
      <text:p text:style-name="Normal"><text:span text:style-name="Default_20_Paragraph_20_Font"><text:span text:style-name="T37">If any Macro definition is defined as $$, e.g $$Source_Cities={London,Detroit} then Zug will show a error message</text:span></text:span></text:p>
      <text:p text:style-name="Normal"><text:span text:style-name="Default_20_Paragraph_20_Font"><text:span text:style-name="T37">in console as </text:span></text:span></text:p>
      <text:p text:style-name="Normal"><text:span text:style-name="Default_20_Paragraph_20_Font"><text:span text:style-name="T37"><text:s/></text:span></text:span><text:span text:style-name="Default_20_Paragraph_20_Font"><text:span text:style-name="T88">Error occured while getting the values from Macro Sheet Macros</text:span></text:span></text:p>
      <text:p text:style-name="P141">Exception Message is Excel/GetKeyValuePair : Error occured while getting values from the macros Sheet. </text:p>
      <text:p text:style-name="P141"><text:s/>Message Excel/ExpandMacrosValue: Exception raised is ..: Indexed Macros could not be found in Macro Table.: .</text:p>
      <text:p text:style-name="P142"><text:span text:style-name="Default_20_Paragraph_20_Font"><text:span text:style-name="T37">By changing the macro deifinition to $Source_Cities in macro worksheet <text:s/>of the test suite file, This error can be removed.</text:span></text:span></text:p>
      <text:h text:style-name="Heading_20_2" text:outline-level="2"><text:bookmark text:name="__RefHeading__77376_2017303931"/><text:span text:style-name="Default_20_Paragraph_20_Font"><text:span text:style-name="T66">8.4 Nested MVMs</text:span></text:span><text:bookmark-end text:name="__RefHeading__77376_2017303931"/></text:h>
      <text:p text:style-name="P62"><text:span text:style-name="Default_20_Paragraph_20_Font"><text:span text:style-name="T119"/></text:span></text:p>
      <text:p text:style-name="P62"><text:span text:style-name="Default_20_Paragraph_20_Font"><text:span text:style-name="T37">Not yet available.</text:span></text:span></text:p>
      <text:p text:style-name="P62"><text:span text:style-name="Default_20_Paragraph_20_Font"><text:span text:style-name="T37"/></text:span></text:p>
      <text:p text:style-name="P62"><text:span text:style-name="Default_20_Paragraph_20_Font"><text:span text:style-name="T37">This refers to the syntax, where the value of an element in an MVM list, is itself another MVM.</text:span></text:span></text:p>
      <text:p text:style-name="P62"><text:span text:style-name="Default_20_Paragraph_20_Font"><text:span text:style-name="T119"/></text:span></text:p>
      <text:p text:style-name="P62"><text:span text:style-name="Default_20_Paragraph_20_Font"><text:span text:style-name="T119"/></text:span></text:p>
      <text:h text:style-name="Heading_20_2" text:outline-level="2"><text:bookmark text:name="__RefHeading__77378_2017303931"/><text:span text:style-name="Default_20_Paragraph_20_Font"><text:span text:style-name="T66">8.5 MVM used in Test-cases</text:span></text:span><text:bookmark-end text:name="__RefHeading__77378_2017303931"/></text:h>
      <text:p text:style-name="P62"><text:span text:style-name="Default_20_Paragraph_20_Font"><text:span text:style-name="T119"/></text:span></text:p>
      <text:p text:style-name="P36"><text:span text:style-name="Default_20_Paragraph_20_Font"><text:span text:style-name="T123">When used inside the </text:span></text:span><text:span text:style-name="Default_20_Paragraph_20_Font"><text:span text:style-name="T125">TestCases</text:span></text:span><text:span text:style-name="Default_20_Paragraph_20_Font"><text:span text:style-name="T123">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123">testcases are executed sequentially, unless otherwise specified.</text:span></text:span><text:span text:style-name="Default_20_Paragraph_20_Font"><text:span text:style-name="T123"><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2"><text:span text:style-name="Default_20_Paragraph_20_Font"><text:span text:style-name="T119"/></text:span></text:p>
      <text:p text:style-name="P62"><text:span text:style-name="Default_20_Paragraph_20_Font"><text:span text:style-name="T119"/></text:span></text:p>
      <text:h text:style-name="Heading_20_2" text:outline-level="2"><text:bookmark text:name="__RefHeading__77380_2017303931"/><text:span text:style-name="Default_20_Paragraph_20_Font"><text:span text:style-name="T63">8.6 MVM used in Molecules</text:span></text:span><text:bookmark-end text:name="__RefHeading__77380_2017303931"/></text:h>
      <text:p text:style-name="P30"/>
      <text:p text:style-name="P26">When used inside the <text:span text:style-name="T108">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6"/>
      <text:p text:style-name="P26"/>
      <text:h text:style-name="Heading_20_3" text:outline-level="3">MVM used in Molecules using Named Arguments</text:h>
      <text:p text:style-name="P26"/>
      <text:p text:style-name="P26"/>
      <text:p text:style-name="P26">If you are using named arguments to replace the macros in the molecules, then to use Cartesian MVM the named arguments are referenced as <text:span text:style-name="T107">##named_argument</text:span>. <text:s/>The following example shows how cartesian MVM is used in a molecule using named arguments.</text:p>
      <text:p text:style-name="P57"><text:span text:style-name="T60">There are two Macros $MVM=</text:span><text:span text:style-name="T138">{value1,value2} and $MVM2={valueA,valueB}. The testcase calls a molecule which simply does cartesian product of these two MVMs. </text:span></text:p>
      <text:p text:style-name="P71"/>
      <text:p text:style-name="P71"/>
      <text:p text:style-name="P71"><draw:frame draw:style-name="fr2" draw:name="graphics16" text:anchor-type="as-char" svg:width="6.2681in" svg:height="1.0016in" draw:z-index="44"><draw:image xlink:href="Pictures/10000000000003E1000000758F3DBAC4.png" xlink:type="simple" xlink:show="embed" xlink:actuate="onLoad"/></draw:frame></text:p>
      <text:p text:style-name="P71"/>
      <text:p text:style-name="P30"/>
      <text:p text:style-name="P30"><draw:frame draw:style-name="fr2" draw:name="graphics17" text:anchor-type="as-char" svg:width="6.2681in" svg:height="1.0138in" draw:z-index="45"><draw:image xlink:href="Pictures/1000000000000309000000664F403C60.png" xlink:type="simple" xlink:show="embed" xlink:actuate="onLoad"/></draw:frame></text:p>
      <text:h text:style-name="P162" text:outline-level="2"><text:bookmark text:name="__RefHeading__77382_2017303931"/>8.7 Scalar and Vector MVMs<text:bookmark-end text:name="__RefHeading__77382_2017303931"/></text:h>
      <text:p text:style-name="P30"/>
      <text:p text:style-name="P26">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6"/>
      <text:p text:style-name="P26">However, if <text:s/>immediate expansion of the MVM is not desired, the MVM can be referred to with a single dollar sign. This allows the engine to interpret a list as a single text string value (including the braces, and the separators).</text:p>
      <text:p text:style-name="P26"/>
      <text:p text:style-name="P26">This distinction is useful when calling molecules, where the iteration needs to be delegated to the called molecule, instead of iterating the caller..</text:p>
      <text:p text:style-name="P31"/>
      <text:p text:style-name="P8"><text:soft-page-break/><text:span text:style-name="Default_20_Paragraph_20_Font"><text:span text:style-name="T47"/></text:span></text:p>
      <text:h text:style-name="P162" text:outline-level="2"><text:bookmark text:name="__RefHeading__16787_1810641932"/><text:span text:style-name="Default_20_Paragraph_20_Font"><text:span text:style-name="T74">8.8 Indexing Macro values in a molecule without Indexed MVM</text:span></text:span><text:bookmark-end text:name="__RefHeading__16787_1810641932"/></text:h>
      <text:p text:style-name="Standard"><text:span text:style-name="Default_20_Paragraph_20_Font"><text:span text:style-name="T18">We can use the Index MVM feature in molecule without using Indexed MVM. The following example shows how we can perform Indexing of two MVMs passed as scalar Macro to a Molecule.</text:span></text:span></text:p>
      <text:p text:style-name="Standard"><text:bookmark text:name="__RefHeading__16735_1810641932"/><text:span text:style-name="Default_20_Paragraph_20_Font"><text:span text:style-name="T18">There are three Macros $TYPE={Animal,Fish,Tree,Bird} , $EXAMPLE={Lion,Shark,Oak,Pigeon} and $Cardinality={1,2,3,4} (where cardinality Macro is for number of elements in the MVMs).</text:span></text:span><text:bookmark-end text:name="__RefHeading__16735_1810641932"/></text:p>
      <text:h text:style-name="P162" text:outline-level="2"><draw:frame draw:style-name="fr7"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7" draw:name="graphics55" text:anchor-type="paragraph" svg:x="0in" svg:y="0in" svg:width="6.2681in" svg:height="2.5299in" draw:z-index="9"><draw:image xlink:href="Pictures/2000000700006088000026F8252E99FD.svm" xlink:type="simple" xlink:show="embed" xlink:actuate="onLoad"/></draw:frame><text:bookmark text:name="__RefHeading__16737_1810641932"/><text:span text:style-name="Default_20_Paragraph_20_Font"><text:span text:style-name="T18">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62" text:outline-level="2"><text:span text:style-name="Default_20_Paragraph_20_Font"><text:span text:style-name="T18"/></text:span></text:h>
      <text:h text:style-name="P158" text:outline-level="1"><text:bookmark text:name="__RefHeading__150284_455559396"/><text:span text:style-name="Default_20_Paragraph_20_Font"><text:span text:style-name="T68">9. Multi Valued Context Variable</text:span></text:span><text:bookmark-end text:name="__RefHeading__150284_455559396"/></text:h>
      <text:h text:style-name="Heading_20_2" text:outline-level="2"><text:bookmark text:name="__RefHeading__150286_455559396"/><text:span text:style-name="Default_20_Paragraph_20_Font"><text:span text:style-name="T66">9.1 Definition</text:span></text:span><text:bookmark-end text:name="__RefHeading__150286_455559396"/></text:h>
      <text:p text:style-name="Normal"><text:span text:style-name="Default_20_Paragraph_20_Font"><text:span text:style-name="T118"/></text:span></text:p>
      <text:p text:style-name="P62"><text:span text:style-name="Default_20_Paragraph_20_Font"><text:span text:style-name="T101">Multi-valued Context Variable (MVCV) contains a list of values, e.g. mvcv1={value1,value2}</text:span></text:span><text:span text:style-name="T45">, or mvcv1={1..10} where mvcv1 is a context variable.</text:span></text:p>
      <text:p text:style-name="P36"/>
      <text:p text:style-name="P36"><draw:frame draw:style-name="fr2" draw:name="graphics42" text:anchor-type="as-char" svg:width="3.7602in" svg:height="0.8854in" draw:z-index="46"><draw:image xlink:href="Pictures/10000000000001690000005535075C69.png" xlink:type="simple" xlink:show="embed" xlink:actuate="onLoad"/></draw:frame></text:p>
      <text:p text:style-name="P36"/>
      <text:p text:style-name="P62"><text:span text:style-name="Default_20_Paragraph_20_Font"><text:span text:style-name="T101">Multi-valued context variables <text:s/>are often represented by a pair of $ symbols, i.e. $$. Use of the $$ is significant only while the MVCV is being referenced inside a Testcase, or a Molecule. It is not required when declaring the context variable.</text:span></text:span></text:p>
      <text:p text:style-name="P62"><text:span text:style-name="Default_20_Paragraph_20_Font"><text:span text:style-name="T101"/></text:span></text:p>
      <text:p text:style-name="P62"><text:span text:style-name="Default_20_Paragraph_20_Font"><text:span text:style-name="T101"><draw:frame draw:style-name="fr2" draw:name="graphics43" text:anchor-type="as-char" svg:width="5.052in" svg:height="0.6465in" draw:z-index="48"><draw:image xlink:href="Pictures/1000000000000206000000403252C930.png" xlink:type="simple" xlink:show="embed" xlink:actuate="onLoad"/></draw:frame></text:span></text:span></text:p>
      <text:p text:style-name="P36"/>
      <text:p text:style-name="P36"><text:span text:style-name="Default_20_Paragraph_20_Font"><text:span text:style-name="T27">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18">In the above example, a context variable </text:span></text:span><text:span text:style-name="Default_20_Paragraph_20_Font"><text:span text:style-name="T23">mvcv1 </text:span></text:span><text:span text:style-name="Default_20_Paragraph_20_Font"><text:span text:style-name="T30">was declared in the Initialization Block. The testcase MVCV004 is executed twice taking each of the values one at a time.</text:span></text:span></text:p>
      <text:p text:style-name="Normal"><text:span text:style-name="Default_20_Paragraph_20_Font"><text:span text:style-name="T30"/></text:span></text:p>
      <text:p text:style-name="P66"><draw:frame draw:style-name="fr2" draw:name="graphics44" text:anchor-type="as-char" svg:width="5.8in" svg:height="0.9654in" draw:z-index="49"><draw:image xlink:href="Pictures/100000000000028D00000067D6D96D1E.png" xlink:type="simple" xlink:show="embed" xlink:actuate="onLoad"/></draw:frame></text:p>
      <text:h text:style-name="Heading_20_2" text:outline-level="2"><text:bookmark text:name="__RefHeading__150288_455559396"/><text:span text:style-name="Default_20_Paragraph_20_Font"><text:span text:style-name="T63">9.2 Cartesian Expansion</text:span></text:span><text:bookmark-end text:name="__RefHeading__150288_455559396"/></text:h>
      <text:p text:style-name="P62"><text:span text:style-name="Default_20_Paragraph_20_Font"><text:span text:style-name="T37"/></text:span></text:p>
      <text:p text:style-name="P62"><text:span text:style-name="Default_20_Paragraph_20_Font"><text:span text:style-name="T37">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2"><text:span text:style-name="Default_20_Paragraph_20_Font"><text:span text:style-name="T37">If there are two MVCVs:</text:span></text:span></text:p>
      <text:p text:style-name="P62"><text:span text:style-name="Default_20_Paragraph_20_Font"><text:span text:style-name="T37"/></text:span></text:p>
      <text:p text:style-name="P62"><text:span text:style-name="Default_20_Paragraph_20_Font"><text:span text:style-name="T37">mvcv1={valueA,valueB}</text:span></text:span></text:p>
      <text:p text:style-name="P62"><text:span text:style-name="Default_20_Paragraph_20_Font"><text:span text:style-name="T37">mvcv2={value1,value2}</text:span></text:span></text:p>
      <text:p text:style-name="P62"><text:span text:style-name="Default_20_Paragraph_20_Font"><text:span text:style-name="T37"/></text:span></text:p>
      <text:p text:style-name="P62"><text:span text:style-name="Default_20_Paragraph_20_Font"><text:span text:style-name="T37">and a testcase references both these MVCMs as $$%mvcv1% and $$%mvcv2%, then four test cases will be generated, one for each of the following values of these MVCVs.</text:span></text:span></text:p>
      <text:list xml:id="list35715558" text:style-name="L8">
        <text:list-item>
          <text:p text:style-name="P151"><text:span text:style-name="Default_20_Paragraph_20_Font"><text:span text:style-name="T37">[ valueA,value1 ],</text:span></text:span></text:p>
        </text:list-item>
        <text:list-item>
          <text:p text:style-name="P151"><text:span text:style-name="Default_20_Paragraph_20_Font"><text:span text:style-name="T37">[ valueA,value2 ],</text:span></text:span></text:p>
        </text:list-item>
        <text:list-item>
          <text:p text:style-name="P151"><text:span text:style-name="Default_20_Paragraph_20_Font"><text:span text:style-name="T37">[ valueB,value1 ],</text:span></text:span></text:p>
        </text:list-item>
        <text:list-item>
          <text:p text:style-name="P151"><text:span text:style-name="Default_20_Paragraph_20_Font"><text:span text:style-name="T18">[ valueB,value2 ]</text:span></text:span></text:p>
          <text:p text:style-name="P151"><text:span text:style-name="Default_20_Paragraph_20_Font"><text:span text:style-name="T18"/></text:span></text:p>
        </text:list-item>
      </text:list>
      <text:p text:style-name="Normal"><text:bookmark text:name="__RefHeading__150290_455559396"/><text:soft-page-break/><text:span text:style-name="Default_20_Paragraph_20_Font"><text:span text:style-name="T27"><draw:frame draw:style-name="fr2" draw:name="graphics45" text:anchor-type="as-char" svg:width="6.2681in" svg:height="0.3827in" draw:z-index="50"><draw:image xlink:href="Pictures/10000000000002E10000002D2343E6F2.png" xlink:type="simple" xlink:show="embed" xlink:actuate="onLoad"/></draw:frame></text:span></text:span><text:bookmark-end text:name="__RefHeading__150290_455559396"/></text:p>
      <text:p text:style-name="P56"/>
      <text:p text:style-name="P56">The above testcase will be executed 4 times - </text:p>
      <text:p text:style-name="P56"/>
      <text:p text:style-name="P56"><draw:frame draw:style-name="fr2" draw:name="graphics46" text:anchor-type="as-char" svg:width="6.2681in" svg:height="1.4752in" draw:z-index="51"><draw:image xlink:href="Pictures/100000000000028A0000009979787771.png" xlink:type="simple" xlink:show="embed" xlink:actuate="onLoad"/></draw:frame></text:p>
      <text:p text:style-name="P56"/>
      <text:h text:style-name="Heading_20_2" text:outline-level="2"><text:bookmark text:name="__RefHeading__150292_455559396"/><text:span text:style-name="Default_20_Paragraph_20_Font"><text:span text:style-name="T66">9.3 MVCV used in Test-cases</text:span></text:span><text:bookmark-end text:name="__RefHeading__150292_455559396"/></text:h>
      <text:p text:style-name="P62"><text:span text:style-name="Default_20_Paragraph_20_Font"><text:span text:style-name="T119"/></text:span></text:p>
      <text:p text:style-name="P36"><text:span text:style-name="Default_20_Paragraph_20_Font"><text:span text:style-name="T127">When used inside the </text:span></text:span><text:span text:style-name="Default_20_Paragraph_20_Font"><text:span text:style-name="T129">TestCases</text:span></text:span><text:span text:style-name="Default_20_Paragraph_20_Font"><text:span text:style-name="T127">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127"><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6"/>
      <text:p text:style-name="P56"/>
      <text:h text:style-name="Heading_20_2" text:outline-level="2"><text:bookmark text:name="__RefHeading__150296_455559396"/><text:span text:style-name="Default_20_Paragraph_20_Font"><text:span text:style-name="T63">9.4 MVCV used in Molecules</text:span></text:span><text:bookmark-end text:name="__RefHeading__150296_455559396"/></text:h>
      <text:p text:style-name="P30"/>
      <text:p text:style-name="P26">When used inside the <text:span text:style-name="T108">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6"/>
      <text:p text:style-name="P26"/>
      <text:h text:style-name="Heading_20_3" text:outline-level="3">MVCV used in Molecules using Named Arguments</text:h>
      <text:p text:style-name="P26"/>
      <text:p text:style-name="P26"/>
      <text:p text:style-name="P26">If you are using named arguments to replace the MVCVs in the molecules, then to use Cartesian MVCV the named arguments are referenced as <text:span text:style-name="T107">##named_argument</text:span>. <text:s/>The following example shows how cartesian MVCV is used in a molecule using named arguments.</text:p>
      <text:p text:style-name="P57"><text:span text:style-name="Default_20_Paragraph_20_Font"><text:span text:style-name="T50">There are two MVCVs defined in the Init block : mvcv1=</text:span></text:span><text:span text:style-name="Default_20_Paragraph_20_Font"><text:span text:style-name="T82">{value1,value2} and mvcv2={valueA,valueB}. The testcase calls a molecule which simply does cartesian product of these two MVCVs. </text:span></text:span></text:p>
      <text:p text:style-name="P57"><text:span text:style-name="Default_20_Paragraph_20_Font"><text:span text:style-name="T81"/></text:span></text:p>
      <text:p text:style-name="Normal"><draw:frame draw:style-name="fr7"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27"><draw:frame draw:style-name="fr2" draw:name="graphics48" text:anchor-type="as-char" svg:width="6.2681in" svg:height="0.8472in" draw:z-index="52"><draw:image xlink:href="Pictures/10000000000002EB0000006535AD8AD1.png" xlink:type="simple" xlink:show="embed" xlink:actuate="onLoad"/></draw:frame></text:span></text:span></text:p>
      <text:p text:style-name="Normal"><text:soft-page-break/><text:span text:style-name="Default_20_Paragraph_20_Font"><text:span text:style-name="T27"/></text:span></text:p>
      <text:p text:style-name="Normal"><text:span text:style-name="Default_20_Paragraph_20_Font"><text:span text:style-name="T27">In the above example we have passed the values of the context variables as </text:span></text:span><text:span text:style-name="Default_20_Paragraph_20_Font"><text:span text:style-name="T25">%mcvc1%</text:span></text:span><text:span text:style-name="Default_20_Paragraph_20_Font"><text:span text:style-name="T27"> and </text:span></text:span><text:span text:style-name="Default_20_Paragraph_20_Font"><text:span text:style-name="T25">%mvcv2%</text:span></text:span><text:span text:style-name="Default_20_Paragraph_20_Font"><text:span text:style-name="T27"> to the molecule </text:span></text:span><text:span text:style-name="Default_20_Paragraph_20_Font"><text:span text:style-name="T25">MoleculeMVCV.</text:span></text:span><text:span text:style-name="Default_20_Paragraph_20_Font"><text:span text:style-name="T31"> These values are then expanded in the molecule using </text:span></text:span><text:span text:style-name="Default_20_Paragraph_20_Font"><text:span text:style-name="T25">##named_argument.</text:span></text:span></text:p>
      <text:p text:style-name="Normal"><text:span text:style-name="Default_20_Paragraph_20_Font"><text:span text:style-name="T27">The following example shows how to use MVCVs when passed as reference to a molecule.</text:span></text:span></text:p>
      <text:p text:style-name="P63"/>
      <text:p text:style-name="P63"><draw:frame draw:style-name="fr2" draw:name="graphics49" text:anchor-type="as-char" svg:width="6.2681in" svg:height="0.7311in" draw:z-index="41"><draw:image xlink:href="Pictures/100000000000030C0000005BB6D62DE8.png" xlink:type="simple" xlink:show="embed" xlink:actuate="onLoad"/></draw:frame></text:p>
      <text:p text:style-name="P63"><draw:frame draw:style-name="fr2" draw:name="graphics50" text:anchor-type="as-char" svg:width="6.2681in" svg:height="0.8571in" draw:z-index="42"><draw:image xlink:href="Pictures/10000000000002EA00000066B426CC4F.png" xlink:type="simple" xlink:show="embed" xlink:actuate="onLoad"/></draw:frame></text:p>
      <text:p text:style-name="P59"><text:span text:style-name="T140">It</text:span><text:span text:style-name="T140"> gives the same output for both the testcases.</text:span></text:p>
      <text:p text:style-name="Normal"><text:span text:style-name="Default_20_Paragraph_20_Font"><text:span text:style-name="T68"/></text:span></text:p>
      <text:h text:style-name="P162" text:outline-level="2"><text:bookmark text:name="__RefHeading__150294_455559396"/>9.5 Scalar and Vector MVCVs<text:bookmark-end text:name="__RefHeading__150294_455559396"/></text:h>
      <text:p text:style-name="P30"/>
      <text:p text:style-name="P26">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6"/>
      <text:p text:style-name="P26">However, if <text:s/>immediate expansion of the MVCV is not desired, the MVCV can be referred to without any dollar sign. This allows the engine to interpret a list as a single text string value (including the braces, and the separators).</text:p>
      <text:p text:style-name="P26"/>
      <text:p text:style-name="P26"><text:span text:style-name="Default_20_Paragraph_20_Font"><text:span text:style-name="T124">This distinction is useful when calling molecules, where the iteration needs to be delegated to the called molecule, instead of iterating the caller.</text:span></text:span></text:p>
      <text:p text:style-name="P26"><text:span text:style-name="Default_20_Paragraph_20_Font"><text:span text:style-name="T18"/></text:span></text:p>
      <text:p text:style-name="P26"><text:span text:style-name="Default_20_Paragraph_20_Font"><text:span text:style-name="T124">Look at the following example- </text:span></text:span></text:p>
      <text:p text:style-name="P26"><text:span text:style-name="Default_20_Paragraph_20_Font"><text:span text:style-name="T124"/></text:span></text:p>
      <text:p text:style-name="Normal"><text:span text:style-name="Default_20_Paragraph_20_Font"><text:span text:style-name="T68"><draw:frame draw:style-name="fr2" draw:name="graphics51" text:anchor-type="as-char" svg:width="5.4937in" svg:height="0.6646in" draw:z-index="43"><draw:image xlink:href="Pictures/100000000000026B00000045181B91D0.png" xlink:type="simple" xlink:show="embed" xlink:actuate="onLoad"/></draw:frame></text:span></text:span></text:p>
      <text:p text:style-name="Normal"><text:span text:style-name="Default_20_Paragraph_20_Font"><text:span text:style-name="T27"><draw:frame draw:style-name="fr2" draw:name="graphics52" text:anchor-type="as-char" svg:width="6.2681in" svg:height="0.8902in" draw:z-index="47"><draw:image xlink:href="Pictures/10000000000002F80000006CB9E8C56D.png" xlink:type="simple" xlink:show="embed" xlink:actuate="onLoad"/></draw:frame></text:span></text:span></text:p>
      <text:p text:style-name="Normal"><text:span text:style-name="Default_20_Paragraph_20_Font"><text:span text:style-name="T68"/></text:span></text:p>
      <text:p text:style-name="Normal"><text:span text:style-name="Default_20_Paragraph_20_Font"><text:span text:style-name="T68"/></text:span></text:p>
      <text:p text:style-name="Normal"><text:span text:style-name="Default_20_Paragraph_20_Font"><text:span text:style-name="T68"/></text:span></text:p>
      <text:p text:style-name="Normal"><text:span text:style-name="Default_20_Paragraph_20_Font"><text:span text:style-name="T68"/></text:span></text:p>
      <text:p text:style-name="Normal"><text:span text:style-name="Default_20_Paragraph_20_Font"><text:span text:style-name="T68"/></text:span></text:p>
      <text:p text:style-name="Normal"><text:span text:style-name="Default_20_Paragraph_20_Font"><text:span text:style-name="T68"/></text:span></text:p>
      <text:p text:style-name="Normal"><text:span text:style-name="Default_20_Paragraph_20_Font"><text:span text:style-name="T68"/></text:span></text:p>
      <text:h text:style-name="Heading_20_1" text:outline-level="1"><text:bookmark text:name="__RefHeading__150338_455559396"/><text:soft-page-break/><text:span text:style-name="Default_20_Paragraph_20_Font"><text:span text:style-name="T68">10. Concurrent Execution</text:span></text:span><text:bookmark-end text:name="__RefHeading__150338_455559396"/></text:h>
      <text:p text:style-name="Normal"><text:span text:style-name="Default_20_Paragraph_20_Font"><text:span text:style-name="T114"/></text:span></text:p>
      <text:p text:style-name="P139"><text:span text:style-name="Default_20_Paragraph_20_Font"><text:span text:style-name="T95">CHUR allows test cases, as well as Molecules to execute concurrently. Concurrent execution can be specified in multiple ways, viz.</text:span></text:span></text:p>
      <text:h text:style-name="Heading_20_2" text:outline-level="2"><text:bookmark text:name="__RefHeading__150340_455559396"/><text:span text:style-name="Default_20_Paragraph_20_Font"><text:span text:style-name="T63">10.1 Test case or Molecule concurrency</text:span></text:span><text:bookmark-end text:name="__RefHeading__150340_455559396"/></text:h>
      <text:p text:style-name="Normal"><text:span text:style-name="Default_20_Paragraph_20_Font"><text:span text:style-name="T27"/></text:span></text:p>
      <text:p text:style-name="P62"><text:span text:style-name="Emphasis"><text:span text:style-name="T95">Property </text:span></text:span><text:span text:style-name="Default_20_Paragraph_20_Font"><text:span text:style-name="T95">is a column <text:s/>in the </text:span></text:span><text:span text:style-name="Emphasis"><text:span text:style-name="T99">Testcases</text:span></text:span><text:span text:style-name="Emphasis"><text:span text:style-name="T95"> </text:span></text:span><text:span text:style-name="Default_20_Paragraph_20_Font"><text:span text:style-name="T95">and </text:span></text:span><text:span text:style-name="Emphasis"><text:span text:style-name="T99">Molecules</text:span></text:span><text:span text:style-name="Emphasis"><text:span text:style-name="T95"> work</text:span></text:span><text:span text:style-name="Default_20_Paragraph_20_Font"><text:span text:style-name="T95">sheets, which allows the testcase designer to specify <text:s/>the properties of a test case or a Molecule. Multiple properties may be specified as a pipe separated list. </text:span></text:span><text:span text:style-name="Default_20_Paragraph_20_Font"><text:span text:style-name="T34">GCE, </text:span></text:span><text:span text:style-name="Default_20_Paragraph_20_Font"><text:span text:style-name="T95">which is an abbreviation of </text:span></text:span><text:span text:style-name="Emphasis"><text:span text:style-name="T100">Generate Concurrent Execution,</text:span></text:span><text:span text:style-name="Emphasis"><text:span text:style-name="T103"> </text:span></text:span><text:span text:style-name="Default_20_Paragraph_20_Font"><text:span text:style-name="T103"><text:s/></text:span></text:span><text:span text:style-name="Default_20_Paragraph_20_Font"><text:span text:style-name="T97">is a test case or Molecule property</text:span></text:span><text:span text:style-name="Default_20_Paragraph_20_Font"><text:span text:style-name="T95">.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96">GCE</text:span></text:span></text:a><text:span text:style-name="Default_20_Paragraph_20_Font"><text:span text:style-name="T95">, then the test case (or the Molecule) will be expanded for each combination of the MVMs and will run them concurrently (i.e. in parallel) instead of sequentially.</text:span></text:span></text:p>
      <text:p text:style-name="P62"><text:span text:style-name="Default_20_Paragraph_20_Font"><text:span text:style-name="T27"/></text:span></text:p>
      <text:p text:style-name="P62"><text:span text:style-name="Default_20_Paragraph_20_Font"><text:span text:style-name="T27"/></text:span></text:p>
      <text:h text:style-name="Heading_20_2" text:outline-level="2"><text:bookmark text:name="__RefHeading__150342_455559396"/><text:span text:style-name="Default_20_Paragraph_20_Font"><text:span text:style-name="T63">10.2 Test step concurrency</text:span></text:span><text:bookmark-end text:name="__RefHeading__150342_455559396"/></text:h>
      <text:p text:style-name="P62"><text:span text:style-name="Default_20_Paragraph_20_Font"><text:span text:style-name="T27"/></text:span></text:p>
      <text:p text:style-name="P62"><text:span text:style-name="Emphasis"><text:span text:style-name="T95">Step </text:span></text:span><text:span text:style-name="Default_20_Paragraph_20_Font"><text:span text:style-name="T95">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95"><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2"><text:span text:style-name="Default_20_Paragraph_20_Font"><text:span text:style-name="T27"/></text:span></text:p>
      <text:h text:style-name="Heading_20_2" text:outline-level="2"><text:bookmark text:name="__RefHeading__150344_455559396"/><text:span text:style-name="Default_20_Paragraph_20_Font"><text:span text:style-name="T63">10.3 Thread safe context variables</text:span></text:span><text:bookmark-end text:name="__RefHeading__150344_455559396"/></text:h>
      <text:p text:style-name="P30"/>
      <text:p text:style-name="P36">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6"/>
      <text:p text:style-name="P62"><text:span text:style-name="T102">A </text:span><text:span text:style-name="Emphasis"><text:span text:style-name="T102">## (double hash) </text:span></text:span><text:span text:style-name="T102">appended to the name of a context variable, automatically refers to the context variable with the thread id appended to the name, thus creating a unique instance of the variable. </text:span><text:span text:style-name="T45">When a thread specific context variable is referenced in the main thread, ## equates to a null string.</text:span></text:p>
      <text:h text:style-name="Heading_20_2" text:outline-level="2"><text:bookmark text:name="__RefHeading__150346_455559396"/><text:span text:style-name="Default_20_Paragraph_20_Font"><text:span text:style-name="T63">10.4 <text:s/>Passing thread safe context variables as arguments</text:span></text:span><text:bookmark-end text:name="__RefHeading__150346_455559396"/></text:h>
      <text:p text:style-name="P16"/>
      <text:p text:style-name="P15">We refer to a thread safe context variable, for the purposes of argument passing in the following ways, viz</text:p>
      <text:p text:style-name="P15"/>
      <text:p text:style-name="P37"><text:span text:style-name="T107">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7"/>
      <text:p text:style-name="P37"><text:span text:style-name="T106">%context_variable_name##%</text:span> - this is the value of the thread specific instance of the context variable. CHUR will automatically replace ## with the thread id and retrieve the thread specific value of the context variable.</text:p>
      <text:p text:style-name="P52"/>
      <text:p text:style-name="P31"/>
      <text:h text:style-name="P158" text:outline-level="1"><text:bookmark text:name="__RefHeading__77214_2017303931"/><text:span text:style-name="Default_20_Paragraph_20_Font"><text:span text:style-name="T69">11. Negative Testing</text:span></text:span><text:bookmark-end text:name="__RefHeading__77214_2017303931"/></text:h>
      <text:h text:style-name="P163" text:outline-level="2"><text:bookmark text:name="__RefHeading__77384_2017303931"/><text:span text:style-name="Default_20_Paragraph_20_Font"><text:span text:style-name="T63">11.1 Definition</text:span></text:span><text:bookmark-end text:name="__RefHeading__77384_2017303931"/></text:h>
      <text:p text:style-name="P79"><text:span text:style-name="Default_20_Paragraph_20_Font"><text:span text:style-name="T33">Testing the system using negative data is called negative testing, e.g. testing the password where it should be minimum of 8 characters so testing it using 6 characters is negative testing.</text:span></text:span></text:p>
      <text:h text:style-name="P165" text:outline-level="2"><text:bookmark text:name="__RefHeading__77386_2017303931"/><text:span text:style-name="Default_20_Paragraph_20_Font"><text:span text:style-name="T63">11.2 How To Use</text:span></text:span><text:bookmark-end text:name="__RefHeading__77386_2017303931"/></text:h>
      <text:p text:style-name="P79"><text:span text:style-name="Default_20_Paragraph_20_Font"><text:span text:style-name="T18">To use any test step as a negative testing, put <text:s/>the word “</text:span></text:span><text:span text:style-name="Default_20_Paragraph_20_Font"><text:span text:style-name="T27">negative</text:span></text:span><text:span text:style-name="Default_20_Paragraph_20_Font"><text:span text:style-name="T18">”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79"><text:span text:style-name="Default_20_Paragraph_20_Font"><text:span text:style-name="T18">We can put </text:span></text:span><text:span text:style-name="Default_20_Paragraph_20_Font"><text:span text:style-name="T27">“neg-action”</text:span></text:span><text:span text:style-name="Default_20_Paragraph_20_Font"><text:span text:style-name="T18"> for testing an action step and </text:span></text:span><text:span text:style-name="Default_20_Paragraph_20_Font"><text:span text:style-name="T27">“neg-verify”</text:span></text:span><text:span text:style-name="Default_20_Paragraph_20_Font"><text:span text:style-name="T18"> for testing a verify step. They will set exception messages separately in ZUG_ACTION_EXCEPTION and ZUG_VERIFY_EXCEPTION.</text:span></text:span></text:p>
      <text:p text:style-name="P79"><text:span text:style-name="Default_20_Paragraph_20_Font"><text:span text:style-name="T18">Example-</text:span></text:span></text:p>
      <text:p text:style-name="P81"><text:span text:style-name="Default_20_Paragraph_20_Font"><text:span text:style-name="T18">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1"><text:span text:style-name="Default_20_Paragraph_20_Font"><text:span text:style-name="T23">To be noted</text:span></text:span><text:span text:style-name="Default_20_Paragraph_20_Font"><text:span text:style-name="T18"> – </text:span></text:span></text:p>
      <text:p text:style-name="P81"><text:span text:style-name="Default_20_Paragraph_20_Font"><text:span text:style-name="T23">If we call a molecule in a test case stating negative property beside the molecule, the test case will fail. The negative property works </text:span></text:span><text:span text:style-name="Default_20_Paragraph_20_Font"><text:span text:style-name="T25">only</text:span></text:span><text:span text:style-name="Default_20_Paragraph_20_Font"><text:span text:style-name="T23"> for test steps.</text:span></text:span></text:p>
      <text:p text:style-name="P81"><text:span text:style-name="Default_20_Paragraph_20_Font"><text:span text:style-name="T18"><draw:frame draw:style-name="fr2" draw:name="graphics15" text:anchor-type="as-char" svg:width="6.2681in" svg:height="1.3555in" draw:z-index="53"><draw:image xlink:href="Pictures/1000000000000398000000C77A5619DE.png" xlink:type="simple" xlink:show="embed" xlink:actuate="onLoad"/></draw:frame></text:span></text:span><text:span text:style-name="Default_20_Paragraph_20_Font"><text:span text:style-name="T18">The following figure shows the various outcomes of a test step for different properties of Zug.</text:span></text:span></text:p>
      <text:p text:style-name="P81"><text:span text:style-name="Default_20_Paragraph_20_Font"><text:span text:style-name="T18"><text:s/></text:span></text:span><text:span text:style-name="Default_20_Paragraph_20_Font"><draw:frame draw:style-name="fr2" draw:name="graphics18" text:anchor-type="as-char" svg:width="4.1465in" svg:height="2.0228in" draw:z-index="54"><draw:image xlink:href="Pictures/10000000000001C1000000CD4575784A.png" xlink:type="simple" xlink:show="embed" xlink:actuate="onLoad"/></draw:frame></text:span></text:p>
      <text:p text:style-name="P60">Example:</text:p>
      <text:p text:style-name="P60"><text:soft-page-break/></text:p>
      <text:p text:style-name="P61"><text:span text:style-name="T140">In the following test case, we have used the </text:span><text:span text:style-name="T141">Negative</text:span><text:span text:style-name="T140"> property and have deliberately made <text:s/>the action and verification to fail. Even though the action and the verifications fail, the status of the test case is pass.</text:span></text:p>
      <text:p text:style-name="P63"/>
      <text:p text:style-name="Text_20_body"><text:span text:style-name="Default_20_Paragraph_20_Font"><text:span text:style-name="T69"><draw:frame draw:style-name="fr3" draw:name="graphics19" text:anchor-type="as-char" svg:y="-0.1339in" svg:width="6.2681in" svg:height="0.9165in" draw:z-index="55"><draw:image xlink:href="Pictures/1000000000000550000000943984CFED.png" xlink:type="simple" xlink:show="embed" xlink:actuate="onLoad"/></draw:frame></text:span></text:span></text:p>
      <text:p text:style-name="P93">(Enlarge to view)</text:p>
      <text:p text:style-name="P44"><text:span text:style-name="T140">In the next example, we have used the </text:span><text:span text:style-name="T141">Negative-Action</text:span><text:span text:style-name="T140"> property and have deliberately made the action fail and then verify that the correct error message is displayed. The status of the test case is pass.</text:span></text:p>
      <text:p text:style-name="P43"/>
      <text:p text:style-name="P43"><draw:frame draw:style-name="fr3" draw:name="graphics20" text:anchor-type="as-char" svg:y="-0.4492in" svg:width="6.2681in" svg:height="0.8862in" draw:z-index="56"><draw:image xlink:href="Pictures/100000000000053100000090F2D5698B.png" xlink:type="simple" xlink:show="embed" xlink:actuate="onLoad"/></draw:frame></text:p>
      <text:p text:style-name="P94"><text:span text:style-name="Default_20_Paragraph_20_Font"><text:span text:style-name="T49">(Enlarge to view)</text:span></text:span></text:p>
      <text:p text:style-name="P44"><text:span text:style-name="Default_20_Paragraph_20_Font"><text:span text:style-name="T126">In the next example, we have used the </text:span></text:span><text:span text:style-name="Default_20_Paragraph_20_Font"><text:span text:style-name="T128">Negative-Verify</text:span></text:span><text:span text:style-name="Default_20_Paragraph_20_Font"><text:span text:style-name="T126"> property and have deliberately made the action pass and verification fail. The status of the test case is pass.</text:span></text:span></text:p>
      <text:p text:style-name="P44"><text:span text:style-name="Default_20_Paragraph_20_Font"><text:span text:style-name="T126"/></text:span></text:p>
      <text:p text:style-name="Normal"><text:bookmark text:name="__RefHeading__7524_1258963660"/><text:span text:style-name="Default_20_Paragraph_20_Font"><text:span text:style-name="T69"><draw:frame draw:style-name="fr2" draw:name="graphics21" text:anchor-type="as-char" svg:width="6.2681in" svg:height="0.8508in" draw:z-index="57"><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h text:style-name="Heading_20_1" text:outline-level="1"><text:bookmark text:name="__RefHeading__90648_1258963660"/><text:soft-page-break/><text:span text:style-name="Default_20_Paragraph_20_Font"><text:span text:style-name="T78">12.NameSpaces</text:span></text:span><text:bookmark-end text:name="__RefHeading__90648_1258963660"/></text:h>
      <text:p text:style-name="P45"/>
      <text:p text:style-name="P78"><text:span text:style-name="Default_20_Paragraph_20_Font"><text:span text:style-name="T37">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7">Namespaces promote reuse of Molecules, and atoms, by providing libraries of pre-built containers. </text:p>
      <text:p text:style-name="P78"><text:span text:style-name="Default_20_Paragraph_20_Font"><text:span text:style-name="T37">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8"><text:span text:style-name="Default_20_Paragraph_20_Font"><text:span text:style-name="T37"/></text:span></text:p>
      <text:p text:style-name="P78"><text:span text:style-name="Default_20_Paragraph_20_Font"><text:span text:style-name="T37">Zug can include multiple external files from the Config Sheet. </text:span></text:span></text:p>
      <text:p text:style-name="P78"><text:span text:style-name="Default_20_Paragraph_20_Font"><text:span text:style-name="T42">To call any molecule or any macro from an external file, the external file must be included in the Config sheet first.</text:span></text:span></text:p>
      <text:p text:style-name="P78"><text:span text:style-name="Default_20_Paragraph_20_Font"><text:span text:style-name="T37">Example -</text:span></text:span></text:p>
      <text:p text:style-name="P78"><text:span text:style-name="Default_20_Paragraph_20_Font"><text:span text:style-name="T37"><draw:frame draw:style-name="fr2" draw:name="graphics22" text:anchor-type="as-char" svg:width="6.2681in" svg:height="0.7181in" draw:z-index="58"><draw:image xlink:href="Pictures/100000000000026300000046DAA9085D.png" xlink:type="simple" xlink:show="embed" xlink:actuate="onLoad"/></draw:frame></text:span></text:span></text:p>
      <text:h text:style-name="Heading_20_2" text:outline-level="2"><text:bookmark text:name="__RefHeading__90626_1258963660"/><text:span text:style-name="Default_20_Paragraph_20_Font"><text:span text:style-name="T76">12.1 Calling a Molecule from a single external worksheet.</text:span></text:span><text:bookmark-end text:name="__RefHeading__90626_1258963660"/></text:h>
      <text:h text:style-name="Heading_20_2" text:outline-level="2"><text:span text:style-name="Default_20_Paragraph_20_Font"><text:span text:style-name="T37"/></text:span></text:h>
      <text:p text:style-name="Normal"><text:bookmark text:name="__RefHeading__90628_1258963660"/><text:span text:style-name="Default_20_Paragraph_20_Font"><text:span text:style-name="T37">The following example shows how to call a Molecule from an external file (which is IncludeFile.xls.)</text:span></text:span><text:bookmark-end text:name="__RefHeading__90628_1258963660"/></text:p>
      <text:p text:style-name="Normal"><text:span text:style-name="Default_20_Paragraph_20_Font"><text:span text:style-name="T37"/></text:span></text:p>
      <text:p text:style-name="P78"><text:span text:style-name="Default_20_Paragraph_20_Font"><text:span text:style-name="T37"><draw:frame draw:style-name="fr3" draw:name="graphics23" text:anchor-type="as-char" svg:y="-0.3827in" svg:width="6.2681in" svg:height="1.1583in" draw:z-index="59"><draw:image xlink:href="Pictures/100000000000033E0000009784003C82.png" xlink:type="simple" xlink:show="embed" xlink:actuate="onLoad"/></draw:frame></text:span></text:span></text:p>
      <text:p text:style-name="P78"><text:span text:style-name="Default_20_Paragraph_20_Font"><text:span text:style-name="T37">The macros </text:span></text:span><text:span text:style-name="Default_20_Paragraph_20_Font"><text:span text:style-name="T36">$value1</text:span></text:span><text:span text:style-name="Default_20_Paragraph_20_Font"><text:span text:style-name="T37"> and </text:span></text:span><text:span text:style-name="Default_20_Paragraph_20_Font"><text:span text:style-name="T36">$value2</text:span></text:span><text:span text:style-name="Default_20_Paragraph_20_Font"><text:span text:style-name="T37"> are passed to the Molecule </text:span></text:span><text:span text:style-name="Default_20_Paragraph_20_Font"><text:span text:style-name="T36">Mol</text:span></text:span><text:span text:style-name="Default_20_Paragraph_20_Font"><text:span text:style-name="T37"> which is written in </text:span></text:span><text:span text:style-name="Default_20_Paragraph_20_Font"><text:span text:style-name="T36">IncludeFile.xls</text:span></text:span><text:span text:style-name="Default_20_Paragraph_20_Font"><text:span text:style-name="T37"> spreadsheet. Here is the snapshot of the molecule sheet in the external file. It simply compares the two values passed from the testcase.</text:span></text:span></text:p>
      <text:p text:style-name="P78"><text:span text:style-name="Default_20_Paragraph_20_Font"><text:span text:style-name="T37"><draw:frame draw:style-name="fr2" draw:name="graphics24" text:anchor-type="as-char" svg:width="6.2681in" svg:height="0.9181in" draw:z-index="60"><draw:image xlink:href="Pictures/10000000000002DA0000006BC90BFEC5.png" xlink:type="simple" xlink:show="embed" xlink:actuate="onLoad"/></draw:frame></text:span></text:span></text:p>
      <text:h text:style-name="P166" text:outline-level="2"><text:span text:style-name="Default_20_Paragraph_20_Font"><text:span text:style-name="T76"/></text:span></text:h>
      <text:h text:style-name="Heading_20_2" text:outline-level="2"><text:bookmark text:name="__RefHeading__90630_1258963660"/><text:soft-page-break/><text:span text:style-name="Default_20_Paragraph_20_Font"><text:span text:style-name="T76">12.2 Calling external macros from an external worksheet.</text:span></text:span><text:bookmark-end text:name="__RefHeading__90630_1258963660"/></text:h>
      <text:p text:style-name="Normal"><text:span text:style-name="Default_20_Paragraph_20_Font"><text:span text:style-name="T76"/></text:span></text:p>
      <text:p text:style-name="Normal"><text:bookmark text:name="__RefHeading__90632_1258963660"/><text:span text:style-name="Default_20_Paragraph_20_Font"><text:span text:style-name="T37">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37"/></text:span></text:p>
      <text:p text:style-name="Normal"><text:bookmark text:name="__RefHeading__90634_1258963660"/><draw:frame draw:style-name="fr2" draw:name="graphics25" text:anchor-type="as-char" svg:width="6.2681in" svg:height="0.9335in" draw:z-index="61"><draw:image xlink:href="Pictures/10000000000003A50000008B1AF1DEFB.png" xlink:type="simple" xlink:show="embed" xlink:actuate="onLoad"/></draw:frame><text:bookmark-end text:name="__RefHeading__90634_1258963660"/></text:p>
      <text:p text:style-name="P72"><text:bookmark text:name="__RefHeading__90636_1258963660"/><text:span text:style-name="Default_20_Paragraph_20_Font"><text:span text:style-name="T37">The macros </text:span></text:span><text:span text:style-name="Default_20_Paragraph_20_Font"><text:span text:style-name="T36">$externalValue1 </text:span></text:span><text:span text:style-name="Default_20_Paragraph_20_Font"><text:span text:style-name="T37">and <text:s/></text:span></text:span><text:span text:style-name="Default_20_Paragraph_20_Font"><text:span text:style-name="T36">$externalValue2 </text:span></text:span><text:span text:style-name="Default_20_Paragraph_20_Font"><text:span text:style-name="T37">are written in the macros sheet of the external sheet IncludeFile.xls. </text:span></text:span><text:bookmark-end text:name="__RefHeading__90636_1258963660"/></text:p>
      <text:h text:style-name="P167" text:outline-level="2"><text:span text:style-name="Default_20_Paragraph_20_Font"><text:span text:style-name="T37"/></text:span></text:h>
      <text:h text:style-name="P166" text:outline-level="2"><text:span text:style-name="Default_20_Paragraph_20_Font"><text:span text:style-name="T37"/></text:span></text:h>
      <text:h text:style-name="Heading_20_2" text:outline-level="2"><text:bookmark text:name="__RefHeading__90638_1258963660"/><text:span text:style-name="Default_20_Paragraph_20_Font"><text:span text:style-name="T76">12.3 Calling two different macros from different external worksheets.</text:span></text:span><text:bookmark-end text:name="__RefHeading__90638_1258963660"/></text:h>
      <text:p text:style-name="Normal"><text:span text:style-name="Default_20_Paragraph_20_Font"><text:span text:style-name="T76"/></text:span></text:p>
      <text:p text:style-name="Normal"><text:span text:style-name="Default_20_Paragraph_20_Font"><text:span text:style-name="T76"/></text:span></text:p>
      <text:p text:style-name="P72"><text:bookmark text:name="__RefHeading__90640_1258963660"/><text:span text:style-name="Default_20_Paragraph_20_Font"><text:span text:style-name="T37">The following example shows how to call two external macros from from two different external worksheet (which are IncludeFile.xls and ThirdIncludeFIle.xls) The </text:span></text:span><text:span text:style-name="Default_20_Paragraph_20_Font"><text:span text:style-name="T36">IncludeFile.xls </text:span></text:span><text:span text:style-name="Default_20_Paragraph_20_Font"><text:span text:style-name="T37"><text:s/>contains </text:span></text:span><text:span text:style-name="Default_20_Paragraph_20_Font"><text:span text:style-name="T36">$externalValue </text:span></text:span><text:span text:style-name="Default_20_Paragraph_20_Font"><text:span text:style-name="T37">macro in the macros sheet and the </text:span></text:span><text:span text:style-name="Default_20_Paragraph_20_Font"><text:span text:style-name="T36">ThirdIncludeFile.xls </text:span></text:span><text:span text:style-name="Default_20_Paragraph_20_Font"><text:span text:style-name="T37">contains </text:span></text:span><text:span text:style-name="Default_20_Paragraph_20_Font"><text:span text:style-name="T36">$extValue </text:span></text:span><text:span text:style-name="Default_20_Paragraph_20_Font"><text:span text:style-name="T37">in its macros sheet. Here we compare these two macros written in different files in a single testcase.</text:span></text:span><text:bookmark-end text:name="__RefHeading__90640_1258963660"/></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Normal"><text:bookmark text:name="__RefHeading__90642_1258963660"/><text:span text:style-name="Default_20_Paragraph_20_Font"><text:span text:style-name="T76"><draw:frame draw:style-name="fr2" draw:name="graphics26" text:anchor-type="as-char" svg:width="6.2681in" svg:height="1.0874in" draw:z-index="62"><draw:image xlink:href="Pictures/100000000000039C00000092ED6AE426.png" xlink:type="simple" xlink:show="embed" xlink:actuate="onLoad"/></draw:frame></text:span></text:span><text:bookmark-end text:name="__RefHeading__90642_1258963660"/></text:p>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bookmark text:name="__RefHeading__90644_1258963660"/><text:soft-page-break/><text:span text:style-name="Default_20_Paragraph_20_Font"><text:span text:style-name="T76">12.4 Multi Level Include Files</text:span></text:span><text:bookmark-end text:name="__RefHeading__90644_1258963660"/></text:h>
      <text:p text:style-name="P62"><draw:frame draw:style-name="fr8" draw:name="graphics27" text:anchor-type="paragraph" svg:x="3.9791in" svg:y="-0.139in" svg:width="2.2957in" svg:height="1.4634in" draw:z-index="6"><draw:image xlink:href="Pictures/10000000000001B40000012C5180663F.png" xlink:type="simple" xlink:show="embed" xlink:actuate="onLoad"/></draw:frame><text:bookmark text:name="__RefHeading__90646_1258963660"/><text:span text:style-name="Default_20_Paragraph_20_Font"><text:span text:style-name="T37">Zug can include files in Multi level. i.e. Zug can include an external file which can again include another external file. In the followling example we have used three test suites.</text:span></text:span><text:span text:style-name="Default_20_Paragraph_20_Font"><text:span text:style-name="T38">Zug.xls</text:span></text:span><text:span text:style-name="Default_20_Paragraph_20_Font"><text:span text:style-name="T37"> contains the testcase which calls upon a molecule </text:span></text:span><text:span text:style-name="Default_20_Paragraph_20_Font"><text:span text:style-name="T36">Mol2</text:span></text:span><text:span text:style-name="Default_20_Paragraph_20_Font"><text:span text:style-name="T37"> in the </text:span></text:span><text:span text:style-name="Default_20_Paragraph_20_Font"><text:span text:style-name="T38">IncludeFile.xls.</text:span></text:span><text:span text:style-name="Default_20_Paragraph_20_Font"><text:span text:style-name="T37"> The molecule </text:span></text:span><text:span text:style-name="Default_20_Paragraph_20_Font"><text:span text:style-name="T36">Mol2 </text:span></text:span><text:span text:style-name="Default_20_Paragraph_20_Font"><text:span text:style-name="T37">calls upon another molecule </text:span></text:span><text:span text:style-name="Default_20_Paragraph_20_Font"><text:span text:style-name="T36">Mol </text:span></text:span><text:span text:style-name="Default_20_Paragraph_20_Font"><text:span text:style-name="T37">in the </text:span></text:span><text:span text:style-name="Default_20_Paragraph_20_Font"><text:span text:style-name="T38">FourthIncludeFile.xls.</text:span></text:span><text:span text:style-name="Default_20_Paragraph_20_Font"><text:span text:style-name="T37"> The config sheet of </text:span></text:span><text:span text:style-name="Default_20_Paragraph_20_Font"><text:span text:style-name="T38">Zug.xls </text:span></text:span><text:span text:style-name="Default_20_Paragraph_20_Font"><text:span text:style-name="T41">includes the </text:span></text:span><text:span text:style-name="Default_20_Paragraph_20_Font"><text:span text:style-name="T38">IncludeFile.xls </text:span></text:span><text:span text:style-name="Default_20_Paragraph_20_Font"><text:span text:style-name="T41">but </text:span></text:span><text:span text:style-name="Default_20_Paragraph_20_Font"><text:span text:style-name="T42">not</text:span></text:span><text:span text:style-name="Default_20_Paragraph_20_Font"><text:span text:style-name="T41"> </text:span></text:span><text:span text:style-name="Default_20_Paragraph_20_Font"><text:span text:style-name="T38">FourthIncludeFile.xls. </text:span></text:span><text:span text:style-name="Default_20_Paragraph_20_Font"><text:span text:style-name="T41">The </text:span></text:span><text:span text:style-name="Default_20_Paragraph_20_Font"><text:span text:style-name="T38">IncludeFile.xls </text:span></text:span><text:span text:style-name="Default_20_Paragraph_20_Font"><text:span text:style-name="T41">includes the </text:span></text:span><text:span text:style-name="Default_20_Paragraph_20_Font"><text:span text:style-name="T38">FourthIncludeFile.xls</text:span></text:span><text:bookmark-end text:name="__RefHeading__90646_1258963660"/></text:p>
      <text:p text:style-name="Normal"><text:span text:style-name="Default_20_Paragraph_20_Font"><text:span text:style-name="T38"/></text:span></text:p>
      <text:p text:style-name="P82"><text:span text:style-name="Default_20_Paragraph_20_Font"><text:span text:style-name="T37">Here is the snapshot of the testcase written in Zug.xls file. It calls the molecule </text:span></text:span><text:span text:style-name="Default_20_Paragraph_20_Font"><text:span text:style-name="T36">Mol2.</text:span></text:span></text:p>
      <text:p text:style-name="P82"><draw:frame draw:style-name="fr2" draw:name="graphics28" text:anchor-type="as-char" svg:width="6.2681in" svg:height="0.5236in" draw:z-index="22"><draw:image xlink:href="Pictures/10000000000003210000004375A06C4A.png" xlink:type="simple" xlink:show="embed" xlink:actuate="onLoad"/></draw:frame></text:p>
      <text:p text:style-name="P83"><text:span text:style-name="Default_20_Paragraph_20_Font"><text:span text:style-name="T37">Here is the snapshot of the molecule </text:span></text:span><text:span text:style-name="Default_20_Paragraph_20_Font"><text:span text:style-name="T36">Mol2 </text:span></text:span><text:span text:style-name="Default_20_Paragraph_20_Font"><text:span text:style-name="T37">written in IncludeFile.xls file. It calls the molecule </text:span></text:span><text:span text:style-name="Default_20_Paragraph_20_Font"><text:span text:style-name="T36">Mol2.</text:span></text:span></text:p>
      <text:p text:style-name="P83"><text:span text:style-name="Default_20_Paragraph_20_Font"><text:span text:style-name="T36"><draw:frame draw:style-name="fr2" draw:name="graphics29" text:anchor-type="as-char" svg:width="6.2681in" svg:height="0.8126in" draw:z-index="23"><draw:image xlink:href="Pictures/10000000000002E400000060E663A6E6.png" xlink:type="simple" xlink:show="embed" xlink:actuate="onLoad"/></draw:frame></text:span></text:span></text:p>
      <text:p text:style-name="P83"><text:span text:style-name="Default_20_Paragraph_20_Font"><text:span text:style-name="T37">Here is the snapshot of the molecule </text:span></text:span><text:span text:style-name="Default_20_Paragraph_20_Font"><text:span text:style-name="T36">Mol </text:span></text:span><text:span text:style-name="Default_20_Paragraph_20_Font"><text:span text:style-name="T37">written in FourthIncludeFile.xls file. Here val1 and val2 contains the values of the macros </text:span></text:span><text:span text:style-name="Default_20_Paragraph_20_Font"><text:span text:style-name="T36">$value1</text:span></text:span><text:span text:style-name="Default_20_Paragraph_20_Font"><text:span text:style-name="T37"> and </text:span></text:span><text:span text:style-name="Default_20_Paragraph_20_Font"><text:span text:style-name="T36">$value2 </text:span></text:span><text:span text:style-name="Default_20_Paragraph_20_Font"><text:span text:style-name="T37">written in the Zug.xls file.</text:span></text:span></text:p>
      <text:p text:style-name="P83"><text:span text:style-name="Default_20_Paragraph_20_Font"><text:span text:style-name="T37"><draw:frame draw:style-name="fr2" draw:name="graphics30" text:anchor-type="as-char" svg:width="6.2681in" svg:height="0.7591in" draw:z-index="25"><draw:image xlink:href="Pictures/10000000000002E70000005A262D27BC.png" xlink:type="simple" xlink:show="embed" xlink:actuate="onLoad"/></draw:frame></text:span></text:span></text:p>
      <text:h text:style-name="P168" text:outline-level="2"><text:span text:style-name="Default_20_Paragraph_20_Font"><text:span text:style-name="T37"/></text:span></text:h>
      <text:h text:style-name="P161" text:outline-level="1"><text:bookmark text:name="__RefHeading__16739_1810641932"/><text:span text:style-name="Default_20_Paragraph_20_Font"><text:span text:style-name="T70">13. Command Line Options</text:span></text:span><text:bookmark-end text:name="__RefHeading__16739_1810641932"/></text:h>
      <text:p text:style-name="Standard"><text:span text:style-name="Default_20_Paragraph_20_Font"><text:span text:style-name="T18">ZUG supports various command line options. Some of them are</text:span></text:span></text:p>
      <text:h text:style-name="P166" text:outline-level="2"><text:bookmark text:name="__RefHeading__16741_1810641932"/><text:span text:style-name="Default_20_Paragraph_20_Font"><text:span text:style-name="T77">13.1 -verbose</text:span></text:span><text:bookmark-end text:name="__RefHeading__16741_1810641932"/></text:h>
      <text:p text:style-name="P140">-verbose option is used to display the execution result of the test suite in the console.</text:p>
      <text:h text:style-name="P169" text:outline-level="2"><text:bookmark text:name="__RefHeading__16743_1810641932"/><text:span text:style-name="Default_20_Paragraph_20_Font"><text:span text:style-name="T77">13.2 -include</text:span></text:span><text:bookmark-end text:name="__RefHeading__16743_1810641932"/></text:h>
      <text:p text:style-name="Standard"><text:span text:style-name="Default_20_Paragraph_20_Font"><text:span text:style-name="T18">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43">&gt;runzug <text:s/>E:\testsuites\testCMDInclude.xls -verbose -include=IncludeS2.xls,IncludeS1.xls</text:span></text:span></text:p>
      <text:p text:style-name="P140">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40">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51">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40"><text:span text:style-name="Default_20_Paragraph_20_Font"><text:span text:style-name="T144">-include=namespace1#filename1,namespace2#filename2</text:span></text:span></text:p>
      <text:p text:style-name="P140"><text:span text:style-name="Default_20_Paragraph_20_Font"><text:span text:style-name="T51">where the file name can be either a file name or file path along with the file name.</text:span></text:span></text:p>
      <text:h text:style-name="P169" text:outline-level="2"><text:bookmark text:name="__RefHeading__16745_1810641932"/><text:span text:style-name="Default_20_Paragraph_20_Font"><text:span text:style-name="T77">13.3 -macrocolumn</text:span></text:span><text:bookmark-end text:name="__RefHeading__16745_1810641932"/></text:h>
      <text:p text:style-name="Standard"><text:span text:style-name="Default_20_Paragraph_20_Font"><text:span text:style-name="T18">We can have multiple value column in a test suite for a macro <text:s/>.At run time we can select a particular column</text:span></text:span></text:p>
      <text:p text:style-name="Standard"><draw:frame draw:style-name="fr7" draw:name="graphics56" text:anchor-type="paragraph" svg:x="0in" svg:y="0in" svg:width="6.2681in" svg:height="1.6063in" draw:z-index="19"><draw:image xlink:href="Pictures/2000000700006ADE00001B647397B964.svm" xlink:type="simple" xlink:show="embed" xlink:actuate="onLoad"/></draw:frame><text:span text:style-name="Default_20_Paragraph_20_Font"><text:span text:style-name="T18">using the -macrocolumn option. The syntax for -macrocolumn is</text:span></text:span></text:p>
      <text:p text:style-name="Standard"><text:span text:style-name="Default_20_Paragraph_20_Font"><text:span text:style-name="T143">-macrocolumn=file identifier:column number, file identifier:column number</text:span></text:span></text:p>
      <text:p text:style-name="Standard"><text:span text:style-name="Default_20_Paragraph_20_Font"><text:span text:style-name="T18">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oft-page-break/><text:span text:style-name="Default_20_Paragraph_20_Font"><text:span text:style-name="T18">If any cell of the selected column is empty then it takes the value of the default column cell(1</text:span></text:span><text:span text:style-name="Default_20_Paragraph_20_Font"><text:span text:style-name="T90">st</text:span></text:span><text:span text:style-name="Default_20_Paragraph_20_Font"><text:span text:style-name="T18"> column i.e, the “value” column).For example if we run the above test suite by giving option in the -macrocolumn to choose the 2</text:span></text:span><text:span text:style-name="Default_20_Paragraph_20_Font"><text:span text:style-name="T90">nd</text:span></text:span><text:span text:style-name="Default_20_Paragraph_20_Font"><text:span text:style-name="T18"> column of the macro value then the substituted value of $field will be {username,password}.</text:span></text:span></text:p>
      <text:h text:style-name="P158" text:outline-level="1"><text:bookmark text:name="__RefHeading__77218_2017303931"/><text:span text:style-name="Default_20_Paragraph_20_Font"><text:span text:style-name="T69">14. ZUG Logs</text:span></text:span><text:bookmark-end text:name="__RefHeading__77218_2017303931"/></text:h>
      <text:p text:style-name="P136"><text:span text:style-name="T131">ZUG records output from the test suite execution in different text files. The files are stored in the default location (</text:span><text:span text:style-name="T133">%appdata%</text:span><text:span text:style-name="T131"> under Windows) in a directory called </text:span><text:span text:style-name="T132">ZugLogs</text:span><text:span text:style-name="T134"> in case of Linux it is saved under home/&lt;users&gt;</text:span> <text:span text:style-name="T134">directory with the same name.</text:span><text:span text:style-name="T132"> </text:span><text:span text:style-name="T134">The log files</text:span><text:span text:style-name="T131"> can be archived in a central repository, accessible to Zermatt. Please refer to </text:span><text:span text:style-name="T132">Zermatt User Manual</text:span><text:span text:style-name="T131"> for details on how to configure the location of the archive.</text:span></text:p>
      <text:h text:style-name="P163" text:outline-level="2"><text:bookmark text:name="__RefHeading__77388_2017303931"/><text:span text:style-name="Default_20_Paragraph_20_Font"><text:span text:style-name="T63">14.1 Result Log</text:span></text:span><text:bookmark-end text:name="__RefHeading__77388_2017303931"/></text:h>
      <text:p text:style-name="P62"><text:span text:style-name="Default_20_Paragraph_20_Font"><text:span text:style-name="T20">This log records the console output, and contains the sequence in which test cases have been executed, the specific molecules and atoms that were invoked, along with the actual arguments that they were invoked with.</text:span></text:span></text:p>
      <text:p text:style-name="P62"><text:span text:style-name="Default_20_Paragraph_20_Font"><text:span text:style-name="T28"/></text:span></text:p>
      <text:h text:style-name="P163" text:outline-level="2"><text:bookmark text:name="__RefHeading__77390_2017303931"/><text:span text:style-name="Default_20_Paragraph_20_Font"><text:span text:style-name="T63">14.2 Debug Log</text:span></text:span><text:bookmark-end text:name="__RefHeading__77390_2017303931"/></text:h>
      <text:p text:style-name="P62"><text:span text:style-name="Default_20_Paragraph_20_Font"><text:span text:style-name="T18">This log is for Automature's internal use only.</text:span></text:span></text:p>
      <text:p text:style-name="P62"><text:span text:style-name="Default_20_Paragraph_20_Font"><text:span text:style-name="T18"/></text:span></text:p>
      <text:h text:style-name="P163" text:outline-level="2"><text:bookmark text:name="__RefHeading__77392_2017303931"/><text:span text:style-name="Default_20_Paragraph_20_Font"><text:span text:style-name="T63">14.3 Error Log</text:span></text:span><text:bookmark-end text:name="__RefHeading__77392_2017303931"/></text:h>
      <text:p text:style-name="P62"><text:span text:style-name="Default_20_Paragraph_20_Font"><text:span text:style-name="T20">This log contains a summary of any errors encountered by the atoms and molecules during test case execution.</text:span></text:span></text:p>
      <text:p text:style-name="P62"><text:span text:style-name="Default_20_Paragraph_20_Font"><text:span text:style-name="T20"/></text:span></text:p>
      <text:h text:style-name="P163" text:outline-level="2"><text:bookmark text:name="__RefHeading__77394_2017303931"/><text:span text:style-name="Default_20_Paragraph_20_Font"><text:span text:style-name="T63">14.4 Primitive Log</text:span></text:span><text:bookmark-end text:name="__RefHeading__77394_2017303931"/></text:h>
      <text:p text:style-name="P62"><text:span text:style-name="Default_20_Paragraph_20_Font"><text:span text:style-name="T20">This log contains information specifically written by the executing atoms. Atoms can choose to provide custom trace information, or other useful output regarding their execution, using the ZugAPI's logging method.</text:span></text:span></text:p>
      <text:h text:style-name="P158" text:outline-level="1"><text:bookmark text:name="__RefHeading__30384_2111845308"/><text:span text:style-name="Default_20_Paragraph_20_Font"><text:span text:style-name="T69">15.Using External Frameworks as Atom Libraries</text:span></text:span><text:bookmark-end text:name="__RefHeading__30384_2111845308"/></text:h>
      <text:p text:style-name="Text_20_body"><text:span text:style-name="Default_20_Paragraph_20_Font"><text:span text:style-name="T21">We can also call methods in external frameworks written in Java from CHUR as atoms. These external atoms when invoked from ZUG are run as In-Process atom. For this to work need to provide ZUG some extra configuration settings. In the ZugINI.xml we have to provide the location and some configuration detail of a Wrapper. </text:span></text:span></text:p>
      <text:p text:style-name="Text_20_body"><text:span text:style-name="Default_20_Paragraph_20_Font"><text:span text:style-name="T21">This wrapper provides a layer of abstraction for the CHUR programmers and given the signature of the method inside the framwork we can call it as an atom without bothering about any other information. Below given is the snapshot of the ZUGINI.xml in which the configuration of the Wrapper is given.</text:span></text:span></text:p>
      <text:p text:style-name="Text_20_body"><text:span text:style-name="Default_20_Paragraph_20_Font"><text:span text:style-name="T21"/></text:span></text:p>
      <text:p text:style-name="Text_20_body"><draw:frame draw:style-name="fr7" draw:name="graphics57" text:anchor-type="paragraph" svg:x="0in" svg:y="0in" svg:width="6.2681in" svg:height="3.0217in" draw:z-index="20"><draw:image xlink:href="Pictures/100000000000047B000002297F1D01C3.jpg" xlink:type="simple" xlink:show="embed" xlink:actuate="onLoad"/></draw:frame><text:span text:style-name="Default_20_Paragraph_20_Font"><text:span text:style-name="T29"/></text:span></text:p>
      <text:p text:style-name="Text_20_body"><text:span text:style-name="Default_20_Paragraph_20_Font"><text:span text:style-name="T29">Note:</text:span></text:span><text:span text:style-name="Default_20_Paragraph_20_Font"><text:span text:style-name="T21">In short and simple we can call any method of a class(for now its restricted to java class) if we know the signature of the method.</text:span></text:span></text:p>
      <text:p text:style-name="Text_20_body"><text:span text:style-name="Default_20_Paragraph_20_Font"><text:span text:style-name="T21">The convention for using the Wrapper in the test suite is shown below:</text:span></text:span></text:p>
      <text:p text:style-name="P146"><text:span text:style-name="Default_20_Paragraph_20_Font"><text:span text:style-name="T89"><text:s/>Wrapper.alaisname.atomname </text:span></text:span></text:p>
      <text:p text:style-name="Text_20_body"><text:span text:style-name="Default_20_Paragraph_20_Font"><text:span text:style-name="T21">Wrapper is the keyword,alias name is a name given to a particular class in the wrapper.txt (the configuration file whose role is described later in the topic) and the atom name is the name of the method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text:s/>atom of that particular object if needed.</text:span></text:span></text:p>
      <text:p text:style-name="Text_20_body"><text:span text:style-name="Default_20_Paragraph_20_Font"><text:span text:style-name="T21">When we call an atom of a class for the first time we send “</text:span></text:span><text:span text:style-name="Default_20_Paragraph_20_Font"><text:span text:style-name="T29">none</text:span></text:span><text:span text:style-name="Default_20_Paragraph_20_Font"><text:span text:style-name="T21">”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21">To use this wrapper we need to a write test suite that uses external atom framework's methods. Below is a sample test case for using external atoms of an atom framework. In the given test case we are using some rest services</text:span></text:span></text:p>
      <text:p text:style-name="Text_20_body"><draw:frame draw:style-name="fr7" draw:name="graphics58" text:anchor-type="paragraph" svg:x="0in" svg:y="0in" svg:width="6.2681in" svg:height="2.0366in" draw:z-index="21"><draw:image xlink:href="Pictures/1000000000000637000002059A5D0BE4.jpg" xlink:type="simple" xlink:show="embed" xlink:actuate="onLoad"/></draw:frame><text:soft-page-break/><text:span text:style-name="Default_20_Paragraph_20_Font"><text:span text:style-name="T21"/></text:span></text:p>
      <text:p text:style-name="Text_20_body"><text:span text:style-name="Default_20_Paragraph_20_Font"><text:span text:style-name="T21">Here we have used two Classes rest and restExecutor. In the second test step we are calling an atom </text:span></text:span><text:span text:style-name="Default_20_Paragraph_20_Font"><text:span text:style-name="T83">setRequestScheme </text:span></text:span><text:span text:style-name="Default_20_Paragraph_20_Font"><text:span text:style-name="T85">of the</text:span></text:span><text:span text:style-name="Default_20_Paragraph_20_Font"><text:span text:style-name="T84"> rest</text:span></text:span><text:span text:style-name="Default_20_Paragraph_20_Font"><text:span text:style-name="T83">. </text:span></text:span><text:span text:style-name="Default_20_Paragraph_20_Font"><text:span text:style-name="T85">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87">nd</text:span></text:span><text:span text:style-name="Default_20_Paragraph_20_Font"><text:span text:style-name="T85"> test step) by sending the handle of that object as the first argument.</text:span></text:span></text:p>
      <text:p text:style-name="Text_20_body"><text:span text:style-name="Default_20_Paragraph_20_Font"><text:span text:style-name="T85">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85">The execute atom set some data values of the rest object that is passed to it that we are retrieving in the next step by calling the </text:span></text:span><text:span text:style-name="Default_20_Paragraph_20_Font"><text:span text:style-name="T83">getActualResponseBody</text:span></text:span><text:span text:style-name="Default_20_Paragraph_20_Font"><text:span text:style-name="T85"> of that rest object. This atom returns a text which is stored in </text:span></text:span><text:span text:style-name="Default_20_Paragraph_20_Font"><text:span text:style-name="T86">response </text:span></text:span><text:span text:style-name="Default_20_Paragraph_20_Font"><text:span text:style-name="T85">context variable and in the verification section we are just printing the value of response context variable</text:span></text:span></text:p>
      <text:p text:style-name="Text_20_body"><text:span text:style-name="Default_20_Paragraph_20_Font"><text:span text:style-name="T21">Below is the console output of the execution of the above test suite</text:span></text:span></text:p>
      <text:p text:style-name="Text_20_body"><draw:frame draw:style-name="fr7" draw:name="graphics60" text:anchor-type="paragraph" svg:x="0in" svg:y="0in" svg:width="6.2681in" svg:height="4.361in" draw:z-index="63"><draw:image xlink:href="Pictures/10000000000003CD000002A55C36B4DD.jpg" xlink:type="simple" xlink:show="embed" xlink:actuate="onLoad"/></draw:frame><text:span text:style-name="Default_20_Paragraph_20_Font"><text:span text:style-name="T21"/></text:span></text:p>
      <text:p text:style-name="Text_20_body"><text:soft-page-break/><text:span text:style-name="Default_20_Paragraph_20_Font"><text:span text:style-name="T21"/></text:span></text:p>
      <text:p text:style-name="Text_20_body"><text:span text:style-name="Default_20_Paragraph_20_Font"><text:span text:style-name="T21"/></text:span></text:p>
      <text:p text:style-name="Text_20_body"><draw:frame draw:style-name="fr7" draw:name="graphics61" text:anchor-type="paragraph" svg:x="0in" svg:y="0in" svg:width="6.2681in" svg:height="4.2063in" draw:z-index="24"><draw:image xlink:href="Pictures/10000000000003D3000002919CB106C7.jpg" xlink:type="simple" xlink:show="embed" xlink:actuate="onLoad"/></draw:frame><text:span text:style-name="Default_20_Paragraph_20_Font"><text:span text:style-name="T21"/></text:span></text:p>
      <text:p text:style-name="Text_20_body"><text:span text:style-name="Default_20_Paragraph_20_Font"><text:span text:style-name="T52">Configuring Wrapper.txt:</text:span></text:span></text:p>
      <text:p text:style-name="Text_20_body"><text:span text:style-name="Default_20_Paragraph_20_Font"><text:span text:style-name="T21">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shot of a sample wrapper.txt for the above example test suite</text:span></text:span></text:p>
      <text:p text:style-name="Text_20_body"><draw:frame draw:style-name="fr7" draw:name="graphics59" text:anchor-type="paragraph" svg:x="0in" svg:y="0in" svg:width="6.2681in" svg:height="1.9882in" draw:z-index="28"><draw:image xlink:href="Pictures/10000000000003B80000012E341314C9.jpg" xlink:type="simple" xlink:show="embed" xlink:actuate="onLoad"/></draw:frame></text:p>
      <text:p text:style-name="P91">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69"/></text:span></text:p>
      <text:h text:style-name="Heading_20_1" text:outline-level="1"><text:bookmark text:name="__RefHeading__60338_410241297"/><text:soft-page-break/><text:span text:style-name="Default_20_Paragraph_20_Font"><text:span text:style-name="T69">16.Miscellaneous</text:span></text:span><text:bookmark-end text:name="__RefHeading__60338_410241297"/></text:h>
      <text:h text:style-name="Heading_20_2" text:outline-level="2"><text:bookmark text:name="__RefHeading__25643_410241297"/><text:span text:style-name="Default_20_Paragraph_20_Font"><text:span text:style-name="T73">16.1 Ignore test Step feature</text:span></text:span><text:bookmark-end text:name="__RefHeading__25643_410241297"/></text:h>
      <text:p text:style-name="Text_20_body"><text:span text:style-name="Default_20_Paragraph_20_Font"><text:span text:style-name="T21">Ignore test step as the name suggests ignores the out come of any test step. If we place </text:span></text:span><text:span text:style-name="Default_20_Paragraph_20_Font"><text:span text:style-name="T29">ignore </text:span></text:span><text:span text:style-name="Default_20_Paragraph_20_Font"><text:span text:style-name="T21">in the property of any test step then irrespective of weather the test step passes or fails, the outcome of the test step doesn't affects the execution result of the test case.</text:span></text:span></text:p>
      <text:p text:style-name="Text_20_body"><text:span text:style-name="Default_20_Paragraph_20_Font"><text:span text:style-name="T53">How to use- </text:span></text:span><text:span text:style-name="Default_20_Paragraph_20_Font"><text:span text:style-name="T21">To use the ignore feature just write “</text:span></text:span><text:span text:style-name="Default_20_Paragraph_20_Font"><text:span text:style-name="T29">ignore</text:span></text:span><text:span text:style-name="Default_20_Paragraph_20_Font"><text:span text:style-name="T21">” in the property of any test step. </text:span></text:span><text:span text:style-name="Default_20_Paragraph_20_Font"><text:span text:style-name="T91">Irrespective of testcase </text:span></text:span><text:span text:style-name="T145">sheet or molecules sheet , this feature can be used.In the following test case we are testing the Ignore feature for In-Proecss atom.We are just comparing a string with another string and this test step will fail.</text:span></text:p>
      <text:p text:style-name="Text_20_body"><draw:frame draw:style-name="fr7" draw:name="graphics62" text:anchor-type="paragraph" svg:x="0in" svg:y="0in" svg:width="6.2681in" svg:height="2.7701in" draw:z-index="26"><draw:image xlink:href="Pictures/1000000000000599000001BB8C44D92F.jpg" xlink:type="simple" xlink:show="embed" xlink:actuate="onLoad"/></draw:frame><text:span text:style-name="Default_20_Paragraph_20_Font"><text:span text:style-name="T21">As we can see we have stored a string “test” in a context variable named CV and we are comparing it with another string “Testing” ,since the text are not equal in normal circumstances the test step should fail so does the test case. But since we put ignore in the test step property it should not affect the test case and the test case should pass.Now lets run this test suite</text:span></text:span></text:p>
      <text:p text:style-name="Text_20_body"><draw:frame draw:style-name="fr7" draw:name="graphics63" text:anchor-type="paragraph" svg:x="0in" svg:y="0in" svg:width="6.2681in" svg:height="5.6717in" draw:z-index="27"><draw:image xlink:href="Pictures/100000000000039D00000345A720EE21.jpg" xlink:type="simple" xlink:show="embed" xlink:actuate="onLoad"/></draw:frame><text:soft-page-break/><text:span text:style-name="Default_20_Paragraph_20_Font"><text:span text:style-name="T21"/></text:span></text:p>
      <text:p text:style-name="Text_20_body"><text:span text:style-name="Default_20_Paragraph_20_Font"><text:span text:style-name="T21">Now since the property of the test step was </text:span></text:span><text:span text:style-name="Default_20_Paragraph_20_Font"><text:span text:style-name="T29">ignore </text:span></text:span><text:span text:style-name="Default_20_Paragraph_20_Font"><text:span text:style-name="T21">thus it should not affect the test case. So in the above execution detail we can see in that particular test step an exception message is given that the string does not match but it does not affects the result of the test case and the test case passes </text:span></text:span></text:p>
      <text:h text:style-name="Heading_20_1" text:outline-level="1"><text:span text:style-name="Default_20_Paragraph_20_Font"><text:span text:style-name="T69"/></text:span></text:h>
      <text:h text:style-name="Heading_20_1" text:outline-level="1"><text:span text:style-name="Default_20_Paragraph_20_Font"><text:span text:style-name="T69"/></text:span></text:h>
      <text:h text:style-name="Heading_20_1" text:outline-level="1"><text:span text:style-name="Default_20_Paragraph_20_Font"><text:span text:style-name="T69"/></text:span></text:h>
      <text:p text:style-name="Normal"><text:span text:style-name="Default_20_Paragraph_20_Font"><text:span text:style-name="T69"/></text:span></text:p>
      <text:h text:style-name="Heading_20_1" text:outline-level="1"><text:bookmark text:name="__RefHeading__77220_2017303931"/><text:soft-page-break/><text:span text:style-name="Default_20_Paragraph_20_Font"><text:span text:style-name="T69">17. Reporting test results </text:span></text:span><text:bookmark-end text:name="__RefHeading__77220_2017303931"/></text:h>
      <text:h text:style-name="P164" text:outline-level="2"><text:span text:style-name="Default_20_Paragraph_20_Font"><text:span text:style-name="T122"/></text:span></text:h>
      <text:p text:style-name="P9">DAVOS is Automature's Webservices interface into ZERMATT, the Planning and Reporting Tool. Normally, test 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06">DAVOS Reference Manual</text:span>.</text:p>
      <text:p text:style-name="P129"/>
      <text:p text:style-name="P125">To report to the database you need to configure the “configsheet” of your test suites.</text:p>
      <text:p text:style-name="P125">If you the mandatory fields are not set and still you want to report to database then it will prompt for the database user name and password credentials.</text:p>
      <text:p text:style-name="P125">To report you need to provide the command line switches of ZUG viz. -testplanid -topologysetid. These switches are mandatory for reporting.</text:p>
      <text:p text:style-name="P125"/>
      <text:h text:style-name="P158" text:outline-level="1"><text:bookmark text:name="__RefHeading__77222_2017303931"/><text:span text:style-name="T75">18. Glossary</text:span><office:annotation><dc:creator>Unknown Author</dc:creator><dc:date>2012-03-24T13:22:31.39</dc:date><text:p text:style-name="P175"><text:span text:style-name="T147">Please rearrange the list alphabetically!</text:span></text:p></office:annotation><text:bookmark-end text:name="__RefHeading__77222_2017303931"/></text:h>
      <text:p text:style-name="P132"/>
      <text:p text:style-name="P130">Action Arguments</text:p>
      <text:p text:style-name="P133">The behavior of an action can be modified by sending it certain extra information. This extra information is sent as a list of “arguments”.</text:p>
      <text:p text:style-name="P131">Action Step</text:p>
      <text:p text:style-name="P133">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30">Atom</text:p>
      <text:p text:style-name="P103">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3">Example: <text:span text:style-name="T106">@ClickLinkByHref.rb</text:span> </text:p>
      <text:p text:style-name="P103">In this example <text:s/><text:span text:style-name="T107">ClickLinkByHref.rb </text:span><text:span text:style-name="T109">is an atom written in Ruby, that allows the testcase to click on a link contained in a web page. Atoms can take any number of arguments, to qualify their action.</text:span></text:p>
      <text:p text:style-name="P109">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30">Exceptions</text:p>
      <text:p text:style-name="P134"><text:span text:style-name="T135">In</text:span> <text:span text:style-name="T135">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30">Molecule</text:p>
      <text:p text:style-name="P103">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3">Example: <text:span text:style-name="T106">&amp;TwikiLogin</text:span></text:p>
      <text:p text:style-name="P109">Note that, Molecules, unlike atoms, can only be executed within ZUG. Also, Molecules do not return any exit status.</text:p>
      <text:p text:style-name="P137"><text:span text:style-name="Default_20_Paragraph_20_Font"><text:span text:style-name="T26">Namespace</text:span></text:span></text:p>
      <text:p text:style-name="P134"><text:span text:style-name="Default_20_Paragraph_20_Font"><text:span text:style-name="T135">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5"><text:span text:style-name="Default_20_Paragraph_20_Font"><text:span text:style-name="T135"/></text:span></text:p>
      <text:p text:style-name="P137"><text:soft-page-break/><text:span text:style-name="Default_20_Paragraph_20_Font"><text:span text:style-name="T26">Property</text:span></text:span></text:p>
      <text:p text:style-name="P110"><text:span text:style-name="Default_20_Paragraph_20_Font"><text:span text:style-name="T135">Testcase and molecules can have associated properties, that can be used to control certain behavior. Propeeties can be used to tell the engine to execute these entities in specific ways, e.g. Concurrently, or sequentially.</text:span></text:span></text:p>
      <text:p text:style-name="P130">Test Case</text:p>
      <text:p text:style-name="P113"><text:span text:style-name="Default_20_Paragraph_20_Font"><text:span text:style-name="T32">A test case is a collection of steps whose purpose is to verify a certain feature of a product. Test-cases are the smallest units of <text:s/>reporting about the execution of tests.</text:span></text:span></text:p>
      <text:p text:style-name="P131">Test Cycle</text:p>
      <text:p text:style-name="P108">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1"><text:span text:style-name="Default_20_Paragraph_20_Font"><text:span text:style-name="T116">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31">Test Plan</text:p>
      <text:p text:style-name="P111"><text:span text:style-name="Default_20_Paragraph_20_Font"><text:span text:style-name="T116">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30">Test Step</text:p>
      <text:p text:style-name="P103">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07">concurrent execution</text:span>. </text:p>
      <text:p text:style-name="P103">Some of these steps may be designated <text:span text:style-name="T107">initialization steps</text:span>, others may be designated to be <text:span text:style-name="T107">cleanup steps</text:span>. The numbers are post-fixed with the letters “i” or “c” respectively. Unless they are explicitly designated to be such, test steps are understood to be normal actions carrying out the logic of the testcase.</text:p>
      <text:p text:style-name="P126"><text:span text:style-name="Default_20_Paragraph_20_Font"><text:span text:style-name="T117">Test Steps may implement two kinds of logic. The logic may be integral to the execution of the test itself, or it may verify the intermediate or final state of the system under test.</text:span></text:span></text:p>
      <text:p text:style-name="P130">Test Suite</text:p>
      <text:p text:style-name="P113"><text:span text:style-name="Default_20_Paragraph_20_Font"><text:span text:style-name="T32">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30">Verification Step</text:p>
      <text:p text:style-name="P103">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3">In <text:s/>CHUR, verification actions, and their corresponding arguments, are identified by a set of columns explicitly set aside for this purpose.</text:p>
      <text:p text:style-name="P130">Verification Arguments</text:p>
      <text:p text:style-name="P126">The behavior of a verification can be modified by sending it certain extra information. This extra information is sent as a list of “arguments”.</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P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53</text:page-number></text:span></text:span><text:span text:style-name="Default_20_Paragraph_20_Font"><text:span text:style-name="MT1">/ </text:span></text:span><text:span text:style-name="Page_20_Number"><text:span text:style-name="MT1"><text:page-count style:num-format="1">53</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0</text:p>
            </table:table-cell>
            <table:table-cell table:style-name="Table1.C1" office:value-type="string">
              <text:p text:style-name="MP1">Date 2013/04/03</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MP4"/>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ankha</meta:initial-creator>
    <meta:creation-date>2011-09-15T11:12:00Z</meta:creation-date>
    <dc:date>2013-04-03T15:59:44.72</dc:date>
    <meta:print-date>2011-09-14T08:41:00Z</meta:print-date>
    <meta:editing-cycles>504</meta:editing-cycles>
    <meta:editing-duration>P12DT1H40M33S</meta:editing-duration>
    <dc:creator>ms khan</dc:creator>
    <meta:document-statistic meta:table-count="10" meta:image-count="64" meta:object-count="0" meta:page-count="53" meta:paragraph-count="960" meta:word-count="13004" meta:character-count="78178"/>
    <meta:template xlink:type="simple" xlink:actuate="onRequest" xlink:title="" xlink:href="Normal.dotm"/>
  </office:meta>
</office:document-meta>
</file>